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06ECB611.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6" style:family="table">
      <style:table-properties style:width="14.499cm" fo:margin-left="1.251cm" fo:margin-top="0cm" fo:margin-bottom="0.499cm" table:align="left" fo:background-color="transparent" fo:keep-with-next="auto">
        <style:background-image/>
      </style:table-properties>
    </style:style>
    <style:style style:name="equivalenceCode-16.A" style:family="table-column">
      <style:table-column-properties style:column-width="7.207cm"/>
    </style:style>
    <style:style style:name="equivalenceCode-16.B" style:family="table-column">
      <style:table-column-properties style:column-width="7.292cm"/>
    </style:style>
    <style:style style:name="equivalenceCode-16.1" style:family="table-row">
      <style:table-row-properties fo:background-color="transparent">
        <style:background-image/>
      </style:table-row-properties>
    </style:style>
    <style:style style:name="equivalenceCode-16.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7" style:family="table">
      <style:table-properties style:width="14.399cm" fo:margin-left="1.351cm" fo:margin-top="0cm" fo:margin-bottom="0.499cm" table:align="left" fo:background-color="transparent" fo:keep-with-next="auto">
        <style:background-image/>
      </style:table-properties>
    </style:style>
    <style:style style:name="equivalenceCode-17.A" style:family="table-column">
      <style:table-column-properties style:column-width="10.289cm"/>
    </style:style>
    <style:style style:name="equivalenceCode-17.B" style:family="table-column">
      <style:table-column-properties style:column-width="4.11cm"/>
    </style:style>
    <style:style style:name="equivalenceCode-17.1" style:family="table-row">
      <style:table-row-properties fo:background-color="transparent">
        <style:background-image/>
      </style:table-row-properties>
    </style:style>
    <style:style style:name="equivalenceCode-17.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152"/>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0de152"/>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Code_20_Box_20_2">
      <style:text-properties officeooo:paragraph-rsid="000de152"/>
    </style:style>
    <style:style style:name="P9" style:family="paragraph">
      <loext:graphic-properties draw:fill="solid" draw:fill-color="#daeafb"/>
      <style:paragraph-properties fo:margin-top="0cm" fo:margin-bottom="0.499cm"/>
      <style:text-properties fo:font-size="12pt" style:font-size-asian="10pt" style:font-size-complex="10pt"/>
    </style:style>
    <style:style style:name="P10" style:family="paragraph" style:parent-style-name="Code_20_Box_20_2" style:master-page-name="">
      <loext:graphic-properties draw:fill-hatch-name="hatch"/>
      <style:paragraph-properties style:page-number="auto" fo:keep-with-next="auto"/>
      <style:text-properties officeooo:paragraph-rsid="000de152"/>
    </style:style>
    <style:style style:name="P11" style:family="paragraph" style:parent-style-name="Text_20_body" style:master-page-name="">
      <loext:graphic-properties draw:fill-hatch-name="hatch"/>
      <style:paragraph-properties fo:widows="2" style:page-number="auto"/>
      <style:text-properties officeooo:paragraph-rsid="000de152"/>
    </style:style>
    <style:style style:name="P12" style:family="paragraph" style:parent-style-name="Code_20_Box_20_2">
      <style:text-properties fo:font-size="10pt" officeooo:paragraph-rsid="000de152" style:font-size-asian="10pt" style:font-size-complex="10pt"/>
    </style:style>
    <style:style style:name="P13" style:family="paragraph" style:parent-style-name="Heading_20_3" style:master-page-name="">
      <loext:graphic-properties draw:fill-hatch-name="hatch"/>
      <style:paragraph-properties style:page-number="auto"/>
      <style:text-properties officeooo:paragraph-rsid="000de152"/>
    </style:style>
    <style:style style:name="P1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5" style:family="paragraph" style:parent-style-name="Code_20_Box_20_2" style:master-page-name="">
      <style:paragraph-properties style:page-number="auto"/>
      <style:text-properties style:font-name="Nimbus Sans" fo:font-style="italic" officeooo:paragraph-rsid="000de152" style:font-style-asian="italic" style:font-style-complex="italic"/>
    </style:style>
    <style:style style:name="P16" style:family="paragraph" style:parent-style-name="Code_20_Box_20_2">
      <style:text-properties style:font-name="Nimbus Sans" fo:font-style="italic" officeooo:paragraph-rsid="000de152" style:font-style-asian="italic" style:font-style-complex="italic"/>
    </style:style>
    <style:style style:name="P17" style:family="paragraph" style:parent-style-name="Code_20_Box_20_2">
      <loext:graphic-properties draw:fill-hatch-name="hatch"/>
      <style:paragraph-properties fo:keep-with-next="auto"/>
      <style:text-properties style:font-name="Nimbus Sans" fo:font-style="italic" officeooo:paragraph-rsid="000de152" style:font-style-asian="italic" style:font-style-complex="italic"/>
    </style:style>
    <style:style style:name="P18" style:family="paragraph" style:parent-style-name="Code_20_Box_20_2" style:master-page-name="">
      <loext:graphic-properties draw:fill-hatch-name="hatch"/>
      <style:paragraph-properties style:page-number="auto" fo:keep-with-next="always"/>
      <style:text-properties officeooo:paragraph-rsid="000de152"/>
    </style:style>
    <style:style style:name="P19" style:family="paragraph" style:parent-style-name="Table_20_Contents">
      <style:text-properties officeooo:paragraph-rsid="000de152"/>
    </style:style>
    <style:style style:name="P20" style:family="paragraph" style:parent-style-name="Heading_20_4">
      <style:paragraph-properties fo:margin-top="0cm" fo:margin-bottom="0.499cm" style:contextual-spacing="false"/>
      <style:text-properties officeooo:paragraph-rsid="000de152"/>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2" style:family="paragraph" style:parent-style-name="Code_20_Box_20_2" style:master-page-name="">
      <loext:graphic-properties draw:fill-hatch-name="hatch"/>
      <style:paragraph-properties fo:keep-together="always" fo:orphans="0" fo:widows="0" style:page-number="auto" fo:keep-with-next="auto"/>
      <style:text-properties fo:font-size="9pt" officeooo:paragraph-rsid="000de152" style:font-size-asian="9pt" style:font-size-complex="9pt"/>
    </style:style>
    <style:style style:name="P23" style:family="paragraph" style:parent-style-name="Code_20_Box_20_2">
      <loext:graphic-properties draw:fill-hatch-name="hatch"/>
      <style:paragraph-properties fo:keep-together="always" fo:orphans="0" fo:widows="0" fo:keep-with-next="auto"/>
      <style:text-properties fo:font-size="9pt" officeooo:paragraph-rsid="000de152" style:font-size-asian="9pt" style:font-size-complex="9pt"/>
    </style:style>
    <style:style style:name="P24" style:family="paragraph" style:parent-style-name="Code_20_Box_20_2">
      <loext:graphic-properties draw:fill-hatch-name="hatch"/>
      <style:paragraph-properties fo:orphans="0" fo:widows="0" fo:keep-with-next="auto"/>
      <style:text-properties fo:font-size="9pt" officeooo:paragraph-rsid="000de152" style:font-size-asian="9pt" style:font-size-complex="9pt"/>
    </style:style>
    <style:style style:name="P25" style:family="paragraph" style:parent-style-name="Code_20_Box_20_2" style:master-page-name="">
      <loext:graphic-properties draw:fill-hatch-name="hatch"/>
      <style:paragraph-properties fo:keep-together="auto" fo:orphans="0" fo:widows="0" style:page-number="auto" fo:keep-with-next="auto" style:snap-to-layout-grid="false"/>
      <style:text-properties fo:font-size="9pt" officeooo:paragraph-rsid="000de152" style:font-size-asian="9pt" style:font-size-complex="9pt"/>
    </style:style>
    <style:style style:name="P26" style:family="paragraph" style:parent-style-name="Code_20_Box_20_2" style:master-page-name="">
      <style:paragraph-properties style:page-number="auto"/>
      <style:text-properties fo:font-size="9pt" officeooo:paragraph-rsid="000de152" style:font-size-asian="9pt" style:font-size-complex="9pt"/>
    </style:style>
    <style:style style:name="P27" style:family="paragraph" style:parent-style-name="Code_20_Box_20_2">
      <style:text-properties fo:font-size="9pt" officeooo:paragraph-rsid="000de152" style:font-size-asian="9pt" style:font-size-complex="9pt"/>
    </style:style>
    <style:style style:name="P28" style:family="paragraph" style:parent-style-name="Code_20_Box_20_2">
      <loext:graphic-properties draw:fill-hatch-name="hatch"/>
      <style:paragraph-properties fo:keep-with-next="auto"/>
      <style:text-properties fo:font-size="9pt" officeooo:paragraph-rsid="000de152" style:font-size-asian="9pt" style:font-size-complex="9pt"/>
    </style:style>
    <style:style style:name="P29" style:family="paragraph" style:parent-style-name="Code_20_Box_20_2" style:master-page-name="">
      <loext:graphic-properties draw:fill-hatch-name="hatch"/>
      <style:paragraph-properties fo:keep-together="always" style:page-number="auto" fo:keep-with-next="always"/>
      <style:text-properties officeooo:paragraph-rsid="000de152"/>
    </style:style>
    <style:style style:name="P30" style:family="paragraph" style:parent-style-name="Code_20_Box_20_2">
      <loext:graphic-properties draw:fill-hatch-name="hatch"/>
      <style:paragraph-properties fo:keep-together="always" fo:keep-with-next="always"/>
      <style:text-properties officeooo:paragraph-rsid="000de152"/>
    </style:style>
    <style:style style:name="P31" style:family="paragraph" style:parent-style-name="Code_20_Box_20_2" style:master-page-name="">
      <loext:graphic-properties draw:fill-hatch-name="hatch"/>
      <style:paragraph-properties fo:keep-together="always" style:page-number="auto" fo:keep-with-next="auto"/>
      <style:text-properties officeooo:paragraph-rsid="000de152"/>
    </style:style>
    <style:style style:name="P32" style:family="paragraph" style:parent-style-name="Text_20_body" style:master-page-name="">
      <loext:graphic-properties draw:fill-hatch-name="hatch"/>
      <style:paragraph-properties style:page-number="auto" fo:keep-with-next="always"/>
      <style:text-properties officeooo:paragraph-rsid="000de152"/>
    </style:style>
    <style:style style:name="P33" style:family="paragraph" style:parent-style-name="Code_20_Box_20_2" style:master-page-name="">
      <loext:graphic-properties draw:fill-hatch-name="hatch"/>
      <style:paragraph-properties fo:keep-together="always" style:page-number="auto"/>
      <style:text-properties officeooo:paragraph-rsid="000de152"/>
    </style:style>
    <style:style style:name="P34" style:family="paragraph" style:parent-style-name="Code_20_Box_20_2">
      <loext:graphic-properties draw:fill-hatch-name="hatch"/>
      <style:paragraph-properties fo:keep-together="always"/>
      <style:text-properties officeooo:paragraph-rsid="000de152"/>
    </style:style>
    <style:style style:name="P35" style:family="paragraph" style:parent-style-name="Text_20_body">
      <style:paragraph-properties fo:margin-top="0cm" fo:margin-bottom="0.4cm" style:contextual-spacing="false"/>
      <style:text-properties officeooo:paragraph-rsid="000de152"/>
    </style:style>
    <style:style style:name="P36" style:family="paragraph" style:parent-style-name="Text_20_body" style:master-page-name="">
      <loext:graphic-properties draw:fill-hatch-name="hatch"/>
      <style:paragraph-properties style:page-number="auto"/>
      <style:text-properties officeooo:paragraph-rsid="000de152"/>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Code_20_Box_20_2">
      <style:text-properties fo:font-size="10.5pt" officeooo:paragraph-rsid="000de152" style:font-size-asian="10.5pt" style:font-size-complex="10.5pt"/>
    </style:style>
    <style:style style:name="P40" style:family="paragraph" style:parent-style-name="Text_20_body">
      <style:paragraph-properties fo:margin-top="0cm" fo:margin-bottom="0.6cm" style:contextual-spacing="false"/>
      <style:text-properties officeooo:paragraph-rsid="000de152"/>
    </style:style>
    <style:style style:name="P41" style:family="paragraph" style:parent-style-name="Heading_20_3" style:master-page-name="">
      <loext:graphic-properties draw:fill-hatch-name="hatch"/>
      <style:paragraph-properties style:page-number="auto"/>
      <style:text-properties fo:font-variant="small-caps" officeooo:paragraph-rsid="000de152"/>
    </style:style>
    <style:style style:name="P42" style:family="paragraph" style:parent-style-name="Heading_20_3" style:master-page-name="">
      <loext:graphic-properties draw:fill-hatch-name="hatch"/>
      <style:paragraph-properties style:page-number="auto"/>
      <style:text-properties fo:font-variant="normal" fo:text-transform="none" officeooo:paragraph-rsid="000de152"/>
    </style:style>
    <style:style style:name="P43" style:family="paragraph" style:parent-style-name="Heading_20_2" style:master-page-name="">
      <loext:graphic-properties draw:fill-hatch-name="hatch"/>
      <style:paragraph-properties style:page-number="auto" fo:break-before="auto" fo:break-after="auto"/>
      <style:text-properties officeooo:paragraph-rsid="000de152"/>
    </style:style>
    <style:style style:name="P44" style:family="paragraph" style:parent-style-name="Frame_20_contents">
      <style:text-properties officeooo:paragraph-rsid="02ff7c2d"/>
    </style:style>
    <style:style style:name="P45"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46" style:family="paragraph" style:parent-style-name="Frame_20_contents">
      <style:paragraph-properties fo:text-align="center" style:justify-single-word="false"/>
      <style:text-properties officeooo:paragraph-rsid="02ff307d"/>
    </style:style>
    <style:style style:name="P47" style:family="paragraph" style:parent-style-name="Frame_20_contents">
      <style:text-properties officeooo:paragraph-rsid="0308ce04"/>
    </style:style>
    <style:style style:name="P48" style:family="paragraph" style:parent-style-name="Frame_20_contents">
      <style:text-properties officeooo:paragraph-rsid="02ff307d"/>
    </style:style>
    <style:style style:name="P4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2" style:family="paragraph">
      <style:paragraph-properties fo:margin-left="0.199cm" fo:margin-right="0.6cm" fo:margin-top="0cm" fo:margin-bottom="0cm" fo:text-indent="0cm"/>
    </style:style>
    <style:style style:name="P53" style:family="paragraph">
      <style:paragraph-properties fo:margin-left="0.199cm" fo:margin-right="0.6cm" fo:margin-top="0cm" fo:margin-bottom="0.499cm" fo:text-indent="0cm"/>
    </style:style>
    <style:style style:name="P5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56" style:family="paragraph">
      <style:paragraph-properties fo:margin-left="0.7cm" fo:margin-right="0.6cm" fo:margin-top="0cm" fo:margin-bottom="0cm" fo:text-indent="-0.499cm"/>
    </style:style>
    <style:style style:name="P5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8"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line-height="115%" fo:text-indent="-0.499cm"/>
    </style:style>
    <style:style style:name="P61" style:family="paragraph">
      <style:paragraph-properties fo:margin-left="0.7cm" fo:margin-right="0.6cm" fo:text-indent="-0.499cm"/>
    </style:style>
    <style:style style:name="P6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officeooo:rsid="0014422c"/>
    </style:style>
    <style:style style:name="T8" style:family="text">
      <style:text-properties officeooo:rsid="017d6bfe"/>
    </style:style>
    <style:style style:name="T9" style:family="text">
      <style:text-properties fo:font-variant="normal" fo:text-transform="none"/>
    </style:style>
    <style:style style:name="T10" style:family="text">
      <style:text-properties fo:font-style="normal" style:font-style-asian="normal" style:font-style-complex="normal"/>
    </style:style>
    <style:style style:name="T11" style:family="text">
      <style:text-properties officeooo:rsid="01236bdd"/>
    </style:style>
    <style:style style:name="T12" style:family="text">
      <style:text-properties officeooo:rsid="01256a67"/>
    </style:style>
    <style:style style:name="T13" style:family="text">
      <style:text-properties officeooo:rsid="02e8b560"/>
    </style:style>
    <style:style style:name="T14" style:family="text">
      <style:text-properties fo:font-size="9pt" style:font-size-asian="9pt" style:font-size-complex="9pt"/>
    </style:style>
    <style:style style:name="T15" style:family="text">
      <style:text-properties officeooo:rsid="0126f19f"/>
    </style:style>
    <style:style style:name="T16" style:family="text">
      <style:text-properties officeooo:rsid="019cfc4b"/>
    </style:style>
    <style:style style:name="T17" style:family="text">
      <style:text-properties officeooo:rsid="0011d034"/>
    </style:style>
    <style:style style:name="T18" style:family="text">
      <style:text-properties fo:font-style="italic" officeooo:rsid="0182ed80" style:font-style-asian="italic" style:font-style-complex="italic"/>
    </style:style>
    <style:style style:name="T19" style:family="text">
      <style:text-properties style:font-name="DejaVu Sans Condensed" fo:font-style="italic" style:font-style-asian="italic" style:font-style-complex="italic"/>
    </style:style>
    <style:style style:name="T20" style:family="text">
      <style:text-properties fo:font-variant="small-caps" fo:color="#000080" loext:opacity="100%" fo:background-color="#c6def8" loext:char-shading-value="0"/>
    </style:style>
    <style:style style:name="T21" style:family="text">
      <style:text-properties officeooo:rsid="00132efc"/>
    </style:style>
    <style:style style:name="T22" style:family="text">
      <style:text-properties style:font-name="Nimbus Sans" fo:font-size="10pt" fo:font-style="normal" style:font-size-asian="10pt" style:font-style-asian="normal" style:font-name-complex="Nimbus Sans" style:font-size-complex="10pt" style:font-style-complex="normal"/>
    </style:style>
    <style:style style:name="T23" style:family="text">
      <style:text-properties officeooo:rsid="012dec0a"/>
    </style:style>
    <style:style style:name="T24" style:family="text">
      <style:text-properties officeooo:rsid="01303c94"/>
    </style:style>
    <style:style style:name="T25" style:family="text">
      <style:text-properties style:font-name="Nimbus Sans" fo:font-size="10pt" fo:font-style="normal" style:font-size-asian="10pt" style:font-style-asian="normal" style:font-size-complex="10pt" style:font-style-complex="normal"/>
    </style:style>
    <style:style style:name="T26"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7" style:family="text">
      <style:text-properties fo:font-size="11pt" style:font-size-asian="11pt" style:font-size-complex="11pt"/>
    </style:style>
    <style:style style:name="T28" style:family="text">
      <style:text-properties fo:font-variant="normal" fo:text-transform="none" fo:font-style="italic" style:font-style-asian="italic" style:font-style-complex="italic"/>
    </style:style>
    <style:style style:name="T29" style:family="text">
      <style:text-properties style:font-name="Nimbus Sans" fo:font-style="italic" style:font-style-asian="italic" style:font-style-complex="italic"/>
    </style:style>
    <style:style style:name="T30" style:family="text">
      <style:text-properties officeooo:rsid="0139bb64"/>
    </style:style>
    <style:style style:name="T31" style:family="text">
      <style:text-properties officeooo:rsid="0139f2ab"/>
    </style:style>
    <style:style style:name="T32" style:family="text">
      <style:text-properties officeooo:rsid="013bb881"/>
    </style:style>
    <style:style style:name="T33" style:family="text">
      <style:text-properties officeooo:rsid="013dde8d"/>
    </style:style>
    <style:style style:name="T34" style:family="text">
      <style:text-properties fo:font-variant="small-caps" fo:font-style="italic" style:font-style-asian="italic" style:font-style-complex="italic"/>
    </style:style>
    <style:style style:name="T35" style:family="text">
      <style:text-properties officeooo:rsid="013f8df0"/>
    </style:style>
    <style:style style:name="T36" style:family="text">
      <style:text-properties officeooo:rsid="01a61518"/>
    </style:style>
    <style:style style:name="T37" style:family="text">
      <style:text-properties style:font-name="FreeSerif"/>
    </style:style>
    <style:style style:name="T38" style:family="text">
      <style:text-properties fo:font-size="12pt"/>
    </style:style>
    <style:style style:name="T39" style:family="text">
      <style:text-properties style:font-name="DejaVu Serif" fo:font-size="12pt" style:font-name-complex="DejaVu Serif" style:font-size-complex="12pt"/>
    </style:style>
    <style:style style:name="T40" style:family="text">
      <style:text-properties fo:color="#0a2746" loext:opacity="100%" style:font-name="DejaVu Serif" fo:font-size="12pt" style:font-name-complex="DejaVu Serif" style:font-size-complex="12pt"/>
    </style:style>
    <style:style style:name="T41" style:family="text">
      <style:text-properties fo:font-variant="small-caps" style:font-name="DejaVu Serif" fo:font-size="12pt" style:font-name-complex="DejaVu Serif" style:font-size-complex="12pt"/>
    </style:style>
    <style:style style:name="T42"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6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9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3.8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05-h1" text:anchor-type="paragraph" svg:x="15cm" svg:y="-0.101cm" svg:width="2cm" draw:z-index="37"><draw:text-box fo:min-height="0.741cm"><text:p text:style-name="P2">||||</text:p></draw:text-box></draw:frame><text:bookmark-start text:name="Chapter 05"/>Modules<text:bookmark-end text:name="Chapter 05"/></text:h>
      <text:p text:style-name="P3">Whereas <text:span text:style-name="T1">functions</text:span> allow us to parcel up pieces of code so that they can be reused throughout a program, <text:span text:style-name="T1">modules</text:span> provide a means of collecting sets of <text:span text:style-name="T1">functions</text:span> (and as we will see in the next chapter, custom data types) together so that they can be used by any number of programs. Python also has facilities for creating <text:span text:style-name="T1">packages</text:span>—these are sets of <text:span text:style-name="T1">modules</text:span> that are grouped together, usually because their <text:span text:style-name="T1">modules</text:span> provide related functionality or because they depend on each other.</text:p>
      <text:p text:style-name="P3">This chapter’s first section describes the syntaxes for importing functionality from <text:span text:style-name="T1">modules</text:span> and <text:span text:style-name="T1">packages</text:span>—whether from the standard library, or from our own custom <text:span text:style-name="T1">modules</text:span> and <text:span text:style-name="T1">packages</text:span>. The section then goes on to show how to create custom <text:span text:style-name="T1">packages</text:span> and custom <text:span text:style-name="T1">modules</text:span>. Two custom <text:span text:style-name="T1">module</text:span> examples are shown, the first introductory and the second illustrating how to handle many of the practical issues that arise, such as platform independence and testing.</text:p>
      <text:p text:style-name="P3"><draw:frame text:anchor-type="paragraph" draw:z-index="35" draw:name="p197 jump" draw:style-name="gr1" draw:text-style-name="P5" svg:width="1.571cm" svg:height="2.28cm" svg:x="-1.6cm" svg:y="0cm"><draw:text-box draw:corner-radius="0.199cm"><text:p text:style-name="P4"><text:span text:style-name="T2">Online docu­men­tation</text:span></text:p><text:p><text:span text:style-name="T3"><text:a xlink:href="#Online Documentation|frame" xlink:type="simple">174 ⮜</text:a></text:span></text:p></draw:text-box></draw:frame>The second section provides a brief overview of Python’s <text:span text:style-name="T1">standard library</text:span>. It is important to be aware of what the <text:span text:style-name="T1">library</text:span> has to offer, since using predefined functionality makes programming much faster than creating everything from scratch. Also, many of the standard <text:span text:style-name="T1">library</text:span>’s <text:span text:style-name="T1">modules</text:span> are widely used, well tested, and robust. In addition to the overview, a few small examples are used to illustrate some common use cases. And cross-references are provided for <text:span text:style-name="T1">modules</text:span> covered in other chapters.</text:p>
      <text:h text:style-name="P6" text:outline-level="2"><draw:frame draw:style-name="fr2" draw:name="f05-01-h2" text:anchor-type="paragraph" svg:y="-0.25cm" svg:width="1.401cm" draw:z-index="38"><draw:text-box fo:min-height="0.741cm"><text:p text:style-name="P7">|||</text:p></draw:text-box></draw:frame>Modules and Packages</text:h>
      <text:p text:style-name="P3">A Python module, simply put, is a <text:span text:style-name="Filename">.py</text:span> file. A module can contain any Python code we like. All the programs we have written so far have been contained in a single <text:span text:style-name="Filename">.py</text:span> file, and so they are <text:span text:style-name="T1">modules</text:span> as well as programs. The key difference is that programs are designed to be run, whereas <text:span text:style-name="T1">modules</text:span> are designed to be imported and used by programs.</text:p>
      <text:p text:style-name="P3"><text:soft-page-break/>Not all modules have associated <text:span text:style-name="Filename">.py</text:span> files—for example, the <text:span text:style-name="Console">sys</text:span> module is built into Python, and some <text:span text:style-name="T1">modules</text:span> are written in other languages (most commonly, <text:span text:style-name="Console">C</text:span>). However, much of Python’s library is written in Python, so, for example, if we write <text:span text:style-name="T1">import collections</text:span> we can create named <text:span text:style-name="T1">tuples</text:span> by calling <text:span text:style-name="Console">collections.namedtuple()</text:span>, and the functionality we are accessing is in the <text:span text:style-name="Filename">collections.py</text:span> <text:span text:style-name="T1">module</text:span> file. It makes no difference to our programs what language a <text:span text:style-name="T1">module</text:span> is written in, since <text:bookmark-start text:name="import()"/>all <text:span text:style-name="T1">modules</text:span> are imported<text:bookmark-end text:name="import()"/> and used in the same way.</text:p>
      <text:p text:style-name="P3">Several syntaxes can be used when importing. For example:</text:p>
      <text:p text:style-name="P8">import importable</text:p>
      <text:p text:style-name="P8">import importable1, importable2, …, importableN</text:p>
      <text:p text:style-name="P8">import importable as preferred_name</text:p>
      <text:p text:style-name="P3"><draw:frame text:anchor-type="paragraph" draw:z-index="18" draw:name="p198 jump" draw:style-name="gr2" draw:text-style-name="P9" svg:width="1.571cm" svg:height="1.844cm" svg:x="17cm" svg:y="0cm"><draw:text-box draw:corner-radius="0.199cm"><text:p text:style-name="P4"><text:span text:style-name="T4">Pack­ages</text:span></text:p><text:p text:style-name="P4"><text:span text:style-name="T5"><text:a xlink:href="#1.1.1.1.Obtaining and Installing Python 3|outline" xlink:type="simple">146 ⮞</text:a></text:span></text:p></draw:text-box></draw:frame>Here importable is usually a <text:span text:style-name="T1">module</text:span> such as <text:span text:style-name="T1">collections</text:span>, but could be a <text:span text:style-name="T1">package</text:span> or a <text:span text:style-name="T1">module</text:span> in a <text:span text:style-name="T1">package</text:span>, in which case each part is separated with a dot (.), for example, <text:span text:style-name="Inline_20_Code">os.</text:span><text:span text:style-name="Inline_20_Code"><text:span text:style-name="T6">path</text:span></text:span>. The first two syntaxes are the ones we use throughout this book. They are the simplest and also the safest because they avoid the possibility of having name conflicts, since they force us to always use fully qualified names.</text:p>
      <text:p text:style-name="P3">The third syntax allows us to give a name of our choice to the package or module we are importing—theoretically this could lead to name clashes, but in practice the <text:span text:style-name="Console">as</text:span> syntax is used to avoid them. Renaming is particularly useful when experimenting with different implementations of a module. For example, if we had two modules <text:span text:style-name="T1">MyModuleA</text:span> and <text:span text:style-name="T1">MyModuleB</text:span> that had the same <text:span text:style-name="T6">api </text:span>(Application Programming Interface), we could write import <text:span text:style-name="T1">MyModuleA</text:span> as <text:span text:style-name="T1">MyModule</text:span> in a program, and later on seamlessly switch to using import <text:span text:style-name="T1">MyModuleB</text:span> as <text:span text:style-name="T1">MyModule</text:span>.</text:p>
      <text:p text:style-name="P3">Where should import statements go? It is common practice to put all the import statements at the beginning of <text:span text:style-name="Filename">.py</text:span> files, after the shebang line, and after the module’s documentation. And as we said back in Chapter 1 [<text:a xlink:type="simple" xlink:href="#Chapter 01" text:style-name="Internet_20_link" text:visited-style-name="Visited_20_Internet_20_Link"><text:span text:style-name="T7">19 ⮜</text:span></text:a>], we recommend importing standard library modules first, then third-party library modules, and finally our own modules.</text:p>
      <text:p text:style-name="P3">Here are some other import syntaxes:</text:p>
      <text:p text:style-name="P8">from importable import object as preferred_name</text:p>
      <text:p text:style-name="P8">from importable import object1, object2, …, objectN</text:p>
      <text:p text:style-name="P8">from importable import (object1, object2, object3, object4,</text:p>
      <text:p text:style-name="P8"><text:s text:c="24"/>object5, object6, …, objectN)</text:p>
      <text:p text:style-name="P10">from importable import *</text:p>
      <text:p text:style-name="P11">These syntaxes can cause name conflicts since they make the imported <text:span text:style-name="Console">objects</text:span> (<text:span text:style-name="T1">variables</text:span>, <text:span text:style-name="T1">functions</text:span>, <text:span text:style-name="T1">data types</text:span>, or <text:span text:style-name="T1">modules</text:span>) directly accessible. If we want to use the <text:span text:style-name="Console">from … import</text:span> syntax to import lots of <text:span text:style-name="Console">objects</text:span>, we can <text:soft-page-break/>use multiple lines either by escaping each newline except the last, or by enclosing the <text:span text:style-name="Console">object</text:span> names in parentheses, as the third syntax illustrates.</text:p>
      <text:p text:style-name="P3"><draw:frame text:anchor-type="paragraph" draw:z-index="19" draw:name="p199 jump" draw:style-name="gr3" draw:text-style-name="P9" svg:width="1.571cm" svg:height="1.564cm" svg:x="17cm" svg:y="0cm"><draw:text-box draw:corner-radius="0.199cm"><text:p text:style-name="P4"><text:span text:style-name="T4">__all__</text:span></text:p><text:p text:style-name="P4"><text:span text:style-name="T5"><text:a xlink:href="#1.1.1.1.Obtaining and Installing Python 3|outline" xlink:type="simple">146 ⮞</text:a></text:span></text:p></draw:text-box></draw:frame>In the last syntax, the <text:span text:style-name="Console">*</text:span> means “<text:span text:style-name="T1">import everything that is not private</text:span>”, which in practical terms means either that every <text:span text:style-name="T1">object</text:span> in the module is imported except for those whose names begin with a leading underscore, or, if the module has a global <text:span text:style-name="Console">__all__</text:span> variable that holds a list of names, that all the objects named in the <text:span text:style-name="Console">__all__</text:span> variable are imported.</text:p>
      <text:p text:style-name="P3">Here are a few import examples:</text:p>
      <text:p text:style-name="P12">import os</text:p>
      <text:p text:style-name="P12">print(os.<text:span text:style-name="T6">path</text:span>.basename(filename))<text:tab/># safe fully qualified access</text:p>
      <text:p text:style-name="P12"/>
      <text:p text:style-name="P12">import os.<text:span text:style-name="T6">path</text:span> as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 import <text:span text:style-name="T6">path</text:span></text:p>
      <text:p text:style-name="P12">print(<text:span text:style-name="T6">path</text:span>.basename(filename))<text:tab/># risk of name collision with</text:p>
      <text:p text:style-name="P12"><text:tab/><text:tab/><text:tab/><text:tab/><text:tab/><text:tab/><text:span text:style-name="T8">#</text:span> <text:span text:style-name="T6">path</text:span></text:p>
      <text:p text:style-name="P12"/>
      <text:p text:style-name="P12">from os.<text:span text:style-name="T6">path</text:span> import basename</text:p>
      <text:p text:style-name="P12">print(basename(filename))<text:tab/># risk of name collision with basename</text:p>
      <text:p text:style-name="P12"/>
      <text:p text:style-name="P12">from os.<text:span text:style-name="T6">path</text:span> import *</text:p>
      <text:p text:style-name="P12">print(basename(filename))<text:tab/># risk of many name collisions</text:p>
      <text:p text:style-name="P3">The <text:span text:style-name="Console">from importable import *</text:span> syntax imports all the objects from the <text:span text:style-name="T1">module</text:span> (or all the <text:span text:style-name="T1">modules</text:span> from the package)—this could be hundreds of names. In the case of <text:span text:style-name="Inline_20_Code">from </text:span><text:span text:style-name="Inline_20_Code"><text:span text:style-name="T9">os.path</text:span></text:span><text:span text:style-name="Inline_20_Code"> import *</text:span>, almost 40 names are imported, including <text:span text:style-name="Console">dirname</text:span>, <text:span text:style-name="Console">exists</text:span>, and <text:span text:style-name="Console">split</text:span>, any of which might be names we would prefer to use for our own variables or functions.</text:p>
      <text:p text:style-name="P3">For example, if we write <text:span text:style-name="Inline_20_Code">from os.</text:span><text:span text:style-name="Inline_20_Code"><text:span text:style-name="T6">path</text:span></text:span><text:span text:style-name="Inline_20_Code"> import dirname</text:span>, we can conveniently call <text:span text:style-name="Console">dirname()</text:span> without qualification. But if further on in our code we write <text:span text:style-name="Inline_20_Code">dirname = "."</text:span>, the object reference <text:span text:style-name="Console">dirname</text:span> will now be bound to the string "<text:span text:style-name="Console">.</text:span>" instead of to the <text:span text:style-name="Console">dirname()</text:span> function, so if we try calling <text:span text:style-name="Console">dirname()</text:span> we will get a <text:span text:style-name="T1">TypeError</text:span> exception because <text:span text:style-name="Console">dirname</text:span> now refers to a <text:span text:style-name="T1">string</text:span> and <text:span text:style-name="T1">strings</text:span> are not callable.</text:p>
      <text:p text:style-name="P3">In view of the potential for name collisions the <text:span text:style-name="Inline_20_Code">import *</text:span> syntax creates, some programming teams specify in their guidelines that only the<text:span text:style-name="Console"> import importable</text:span> syntax may be used. However, certain large packages, particularly <text:span text:style-name="T6">gui </text:span>(Graphical User Interface) libraries, are often imported this way because they have large numbers of functions and classes (custom data types) that can be tedious to type out by hand.</text:p>
      <text:p text:style-name="P3">A question that naturally arises is, how does Python know where to look for the <text:span text:style-name="T1">modules</text:span> and <text:span text:style-name="T1">packages</text:span> that are imported? The built-in <text:span text:style-name="Console">sys</text:span> module has a list called <text:span text:style-name="Console">sys.path</text:span> that holds a <text:span text:style-name="T10">list</text:span> of the directories that constitute the Python path. The first directory is the directory that contains the program itself, even if the program was invoked from another directory. If the <text:soft-page-break/><text:span text:style-name="T1">PYTHONPATH</text:span> environment variable is set, the paths specified in it are the next ones in the list, and the final paths are those needed to access Python’s standard library—these are set when Python is installed.</text:p>
      <text:p text:style-name="P3"><draw:frame draw:style-name="fr3" draw:name="yellow-warning-triangle-7" text:anchor-type="paragraph" svg:x="-1.73cm" svg:y="0cm" svg:width="1.431cm" svg:height="1.439cm" draw:z-index="0"><draw:image xlink:href="Pictures/10000001000003480000032055A04AFF.png" xlink:type="simple" xlink:show="embed" xlink:actuate="onLoad" draw:mime-type="image/png"/></draw:frame>When we first import a <text:span text:style-name="T1">module</text:span>, if it isn’t built-in, Python looks for the <text:span text:style-name="T1">module</text:span> in each path listed in <text:span text:style-name="Console">sys.path</text:span> in turn. One consequence of this is that if we create a <text:span text:style-name="T1">module</text:span> or program with the same name as one of Python’s library <text:span text:style-name="T1">modules</text:span>, ours will be found first, inevitably causing problems. To avoid this, never create a program or <text:span text:style-name="T1">module</text:span> with the same name as one of the Python library’s top-level <text:span text:style-name="T1">directories</text:span> or <text:span text:style-name="T1">modules</text:span>—unless you are providing your own implementation of that module and are deliberately overriding it. (A top-level module is one whose <text:span text:style-name="Filename">.py</text:span> file is in one of the directories in the Python path, rather than in one of those directories’ sub-directories.) For example, on Windows the Python path usually includes a directory called <text:span text:style-name="Inline_20_Code">C:\</text:span><text:span text:style-name="Inline_20_Code"><text:span text:style-name="T11">⁠</text:span></text:span><text:span text:style-name="Inline_20_Code">Python31\</text:span><text:span text:style-name="Inline_20_Code"><text:span text:style-name="T11">⁠</text:span></text:span><text:span text:style-name="Inline_20_Code">Lib</text:span>, so on that platform we should not create a module called <text:span text:style-name="Filename">Lib.py</text:span>, nor a module with the same name as any of the <text:span text:style-name="T1">modules</text:span> in the <text:span text:style-name="Filename">C:\</text:span><text:span text:style-name="Filename"><text:span text:style-name="T11">⁠</text:span></text:span><text:span text:style-name="Filename">Python31\Lib</text:span> directory.</text:p>
      <text:p text:style-name="P3">One quick way to check whether a <text:span text:style-name="T1">module</text:span> name is in use is to try to import the <text:span text:style-name="T1">module</text:span>. This can be done at the console by calling the interpreter with the -c (“<text:span text:style-name="T1">execute code</text:span>”) command-line option followed by an <text:span text:style-name="Console">import</text:span> statement. For example, if we want to see whether there is a module called <text:span text:style-name="Filename">Music.py</text:span> (or a top-level directory in the Python path called <text:span text:style-name="Example"><text:span text:style-name="T1">Music</text:span></text:span>), we can type the following at the console:</text:p>
      <text:p text:style-name="P8">python -c “import Music"</text:p>
      <text:p text:style-name="P3">If we get an <text:span text:style-name="T1">ImportError</text:span> exception we know that no <text:span text:style-name="T1">module</text:span> or top-level directory of that name is in use; any other output (or none) means that the name is taken. Unfortunately, this does not guarantee that the name will always be okay, since we might later on install a third-party Python package or <text:span text:style-name="T1">module</text:span> that has a conflicting name, although in practice this is a very rare problem.</text:p>
      <text:p text:style-name="P3">For example, if we created a module file called <text:span text:style-name="Filename">os.py</text:span>, it would conflict with the library’s <text:span text:style-name="Console">os</text:span> module. But if we create a module file called <text:span text:style-name="Filename">path.py</text:span>, this would be okay since it would be imported as the <text:span text:style-name="T1">path module</text:span> whereas the <text:span text:style-name="T1">library module</text:span> would be imported as <text:span text:style-name="Console">os.path</text:span>. In this book we use an Uppercase letter for the first letter of custom <text:span text:style-name="T1">module</text:span> filenames; this avoids name conflicts (at least on Unix) because standard library <text:span text:style-name="T1">module</text:span> filenames are lowercase.</text:p>
      <text:p text:style-name="P3">A program might import some <text:span text:style-name="T1">modules</text:span> which in turn import <text:span text:style-name="T1">modules</text:span> of their own, including some that have already been imported. This does not cause any problems. Whenever a <text:span text:style-name="T1">module</text:span> is imported Python first checks to see whether it has already been imported. If it has not, Python executes the <text:span text:style-name="T1">module’s</text:span> byte-code compiled code, thereby creating the <text:span text:style-name="T1">variables</text:span>, <text:span text:style-name="T1">functions</text:span>, and other <text:span text:style-name="T1">objects</text:span> it provides, and internally records that the module has been imported.</text:p>
      <text:p text:style-name="P3"><text:soft-page-break/>At every subsequent import of the <text:span text:style-name="T1">module</text:span> Python will detect that the <text:span text:style-name="T1">module</text:span> has already been imported and will do nothing.</text:p>
      <text:p text:style-name="P3">When Python needs a <text:span text:style-name="T1">module</text:span>’s byte-code compiled code, it generates it automatically—this differs from, say, Java, where compiling to byte code must be done explicitly. <text:span text:style-name="T11">F</text:span>irst Python looks for a file with the same name as the module’s <text:span text:style-name="Filename">.py</text:span> file but with the extension <text:span text:style-name="Filename">.pyo</text:span>—this is an optimized byte-code compiled version of the module. If there is no <text:span text:style-name="Filename">.pyo</text:span> file (or if it is older than the <text:span text:style-name="Filename">.py</text:span> file, that is, if it is out of date), Python looks for a file with the extension <text:span text:style-name="Filename">.pyc</text:span>—this is a non-optimized byte-code compiled version of the module. If Python finds an up-to-date byte-code compiled version of the module, it loads it; otherwise, Python loads the <text:span text:style-name="Filename">.py</text:span> file and compiles a byte-code compiled version. Either way, Python ends up with the <text:span text:style-name="T1">module</text:span> in memory in byte-code compiled form.</text:p>
      <text:p text:style-name="P3">If Python had to byte-compile the <text:span text:style-name="Filename">.py</text:span> file, it saves a <text:span text:style-name="Filename">.pyc</text:span> version (or <text:span text:style-name="Filename">.pyo</text:span> if -O was specified on Python’s command line, or is set in the <text:span text:style-name="T1">PYTHONOPTIMIZE</text:span> environment variable), providing the directory is writeable. Saving the byte code can be avoided by using the <text:span text:style-name="T1">-B</text:span> command-line option, or by setting the <text:span text:style-name="T1">PYTHONDONTWRITEBYTECODE</text:span> environment variable.</text:p>
      <text:p text:style-name="P3">Using byte-code compiled files leads to faster start-up times since the interpreter only has to load and run the code, rather than load, compile, (save if possible), and run the code; runtimes are not affected, though. When Python is installed, the standard library <text:span text:style-name="T1">modules</text:span> are usually byte-code compiled as part of the installation process.</text:p>
      <text:h text:style-name="P13" text:outline-level="3"><draw:frame draw:style-name="fr4" draw:name="f05-01-h3" text:anchor-type="paragraph" svg:y="-0.25cm" svg:width="1cm" draw:z-index="42"><draw:text-box fo:min-height="0.741cm"><text:p text:style-name="P14">||</text:p></draw:text-box></draw:frame>Packages</text:h>
      <text:p text:style-name="P3">A package is simply a directory that contains a set of modules and a file called <text:span text:style-name="Filename">__init__.py</text:span>. Suppose, for example, that we had a fictitious set of module files for reading and writing various graphics file formats, such as <text:span text:style-name="Filename">Bmp.py</text:span>, <text:span text:style-name="Filename">Jpeg.py</text:span>, <text:span text:style-name="Filename">Png.py</text:span>, <text:span text:style-name="Filename">Tiff.py</text:span>, and <text:span text:style-name="Filename">Xpm.py</text:span>, all of which provided the functions <text:span text:style-name="Console">load()</text:span>, <text:span text:style-name="Console">save()</text:span>, and so on.<text:note text:id="ftn1" text:note-class="footnote"><text:note-citation>1</text:note-citation><text:note-body><text:p text:style-name="Footnote">Extensive support for handling graphics files is provided by a variety of third-party modules, most notably the <text:a xlink:type="simple" xlink:href="https://python-pillow.org/" text:style-name="Internet_20_link" text:visited-style-name="Visited_20_Internet_20_Link">Python Imaging Library</text:a> (also available from <text:a xlink:type="simple" xlink:href="https://pypi.org/project/pillow/" text:style-name="Internet_20_link" text:visited-style-name="Visited_20_Internet_20_Link">PyPi</text:a>).</text:p></text:note-body></text:note> We could keep the modules in the same directory as our program, but for a large program that uses scores of custom <text:span text:style-name="T1">modules</text:span> the graphics <text:span text:style-name="T1">modules</text:span> will be dispersed. By putting them in their own sub-directory, say, <text:span text:style-name="Filename">Graphics</text:span>, they can be kept together. And if we put an empty <text:span text:style-name="Filename">__init__.py</text:span> file in the <text:span text:style-name="Filename">Graphics</text:span> directory along with them, the directory will become a <text:span text:style-name="T1">package</text:span> <text:span text:style-name="T12">(next page)</text:span></text:p>
      <text:p text:style-name="P3">As long as the <text:span text:style-name="Filename">Graphics</text:span> directory is a sub-directory inside our program’s directory or is in the Python <text:span text:style-name="T6">path</text:span>, we can import any of these <text:span text:style-name="T1">modules</text:span> and make use of them. We must be careful to ensure that our top-level <text:span text:style-name="T1">module</text:span> name (<text:span text:style-name="T1">Graphics</text:span>) is not the same as any top-level name in the standard library <text:soft-page-break/>so as to avoid name conflicts. (On Unix this is easily done by starting with an uppercase letter since all of the standard library’s modules have lowercase names.).</text:p>
      <text:p text:style-name="P15"><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7"><text:span text:style-name="Filename">Xpm.py</text:span></text:p>
      <text:p text:style-name="P3"><text:s/>Here’s how we can import and use our module:</text:p>
      <text:p text:style-name="P8">import Graphics.Bmp</text:p>
      <text:p text:style-name="P8">image = Graphics.Bmp.load("bashful.bmp")</text:p>
      <text:p text:style-name="P3">For short programs some programmers prefer to use shorter names, and Python makes this possible using two slightly different approaches.</text:p>
      <text:p text:style-name="P8">import Graphics.Jpeg as Jpeg</text:p>
      <text:p text:style-name="P8">image = Jpeg.load("doc.jpeg")</text:p>
      <text:p text:style-name="P3">Here we have imported the <text:span text:style-name="Console">Jpeg</text:span> <text:span text:style-name="T1">module</text:span> from the <text:span text:style-name="Filename">Graphics</text:span> package and told Python that we want to refer to it simply as <text:span text:style-name="T1">Jpeg</text:span> rather than using its fully qualified name, <text:span text:style-name="T1">Graphics.Jpeg</text:span>.</text:p>
      <text:p text:style-name="P8">from Graphics import Png</text:p>
      <text:p text:style-name="P8">image = Png.load("dopey.png")</text:p>
      <text:p text:style-name="P3">This code snippet imports the <text:span text:style-name="Console">Png</text:span> <text:span text:style-name="T1">module</text:span> directly from the <text:span text:style-name="Filename">Graphics</text:span> package. This syntax (<text:span text:style-name="Console">from … import</text:span>) makes the <text:span text:style-name="Console">Png</text:span> <text:span text:style-name="T1">module</text:span> directly accessible.</text:p>
      <text:p text:style-name="P3">We are not obliged to use the original package names in our code. For example:</text:p>
      <text:p text:style-name="P8">from Graphics import Tiff as picture</text:p>
      <text:p text:style-name="P8">image = picture.load("grumpy.tiff")</text:p>
      <text:p text:style-name="P3">Here we are using the <text:span text:style-name="Filename">Tiff</text:span> <text:span text:style-name="T1">module</text:span>, but have in effect renamed it inside our program as the <text:span text:style-name="Filename">picture</text:span> <text:span text:style-name="T1">module</text:span>.</text:p>
      <text:p text:style-name="P3">In some situations it is convenient to load in all of a package’s <text:span text:style-name="T1">modules</text:span> using a single statement. To do this we must edit the package’s <text:span text:style-name="Filename">__init__.py</text:span> file to contain a statement which specifies which modules we want loaded. This statement must assign a list of module names to the special variable <text:span text:style-name="Console">__all__</text:span>.</text:p>
      <text:p text:style-name="P3"><text:soft-page-break/>For example, here is the necessary line for the <text:span text:style-name="Filename">Graphics/__init__.py</text:span> file:</text:p>
      <text:p text:style-name="P8">__all__ = ["Bmp", "Jpeg", "Png", "Tiff", "Xpm"]</text:p>
      <text:p text:style-name="P3">That is all that is required, although we are free to put any other code we like in the <text:span text:style-name="Filename">__init__.py</text:span> file. Now we can write a different kind of import statement:</text:p>
      <text:p text:style-name="P8">from Graphics import *</text:p>
      <text:p text:style-name="P8">image = Xpm.load("sleepy.xpm")</text:p>
      <text:p text:style-name="P3">The <text:span text:style-name="Inline_20_Code">from package import *</text:span> syntax directly imports all the <text:span text:style-name="T1">modules</text:span> named in the <text:span text:style-name="Console">__all__</text:span> list. So, after this import, not only is the <text:span text:style-name="Console">Xpm</text:span> <text:span text:style-name="T1">module</text:span> directly accessible, but so are all the others.</text:p>
      <text:p text:style-name="P3">As noted earlier, this syntax can also be applied to a <text:span text:style-name="T1">module</text:span>, that is, <text:span text:style-name="Inline_20_Code">from module import *</text:span>, in which case all the functions, variables, and other objects defined in the <text:span text:style-name="T1">module</text:span> (apart from those whose names begin with a leading underscore) will be imported. If we want to control exactly what is imported when the <text:span text:style-name="Inline_20_Code">from module import *</text:span> syntax is used, we can define an <text:span text:style-name="Console">__all__</text:span> list in the <text:span text:style-name="T1">module</text:span> itself, in which case doing <text:span text:style-name="Inline_20_Code">from module import *</text:span> will import only those objects named in the <text:span text:style-name="Console">__all__</text:span> list.</text:p>
      <text:p text:style-name="P3">So far we have shown only one level of nesting, but Python allows us to nest packages as deeply as we like. So we could have a sub-directory inside the <text:span text:style-name="Filename">Graphics</text:span> directory, say, <text:span text:style-name="Filename">Vector</text:span>, with module files inside that, such as <text:span text:style-name="Filename">Eps.py</text:span> and <text:span text:style-name="Filename">Svg.py</text:span>:</text:p>
      <text:p text:style-name="P16"><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6"><text:span text:style-name="Filename">Vector/</text:span></text:p>
      <text:p text:style-name="P16"><text:span text:style-name="Filename">__init__.py</text:span></text:p>
      <text:p text:style-name="P16"><text:span text:style-name="Filename">Eps.py</text:span></text:p>
      <text:p text:style-name="P16"><text:span text:style-name="Filename">Svg.py</text:span></text:p>
      <text:p text:style-name="P16"><text:span text:style-name="Filename">Xpm.py</text:span></text:p>
      <text:p text:style-name="P3">For the <text:span text:style-name="Filename">Vector</text:span> directory to be a package it must have an <text:span text:style-name="Filename">__init__.py</text:span> file, and as noted, this can be empty or could have an <text:span text:style-name="Console">__all__</text:span> list as a convenience for programmers who want to import using <text:span text:style-name="Inline_20_Code">from Graphics.Vector import *</text:span>.</text:p>
      <text:p text:style-name="P3">To access a nested package we just build on the syntax we have already used <text:span text:style-name="T13">(next page)</text:span>:</text:p>
      <text:p text:style-name="P18"><text:soft-page-break/>import Graphics.Vector.Eps</text:p>
      <text:p text:style-name="P10">image = Graphics.Vector.Eps.load("sneezy.eps")</text:p>
      <text:p text:style-name="P3">The fully qualified name is rather long, so some programmers try to keep their <text:span text:style-name="T1">module</text:span> hierarchies fairly flat to avoid this.</text:p>
      <text:p text:style-name="P8">import Graphics.Vector.Svg as Svg</text:p>
      <text:p text:style-name="P8">image = Svg.load("snow.svg")</text:p>
      <text:p text:style-name="P3">We can always use our own short name for a <text:span text:style-name="T1">module</text:span>, as we have done here, although this does increase the risk of having a name conflict.</text:p>
      <text:p text:style-name="P3">All the imports we have used so far (and that we will use throughout the rest of the book) are <text:span text:style-name="T1">absolute imports</text:span>—this means that every <text:span text:style-name="T1">module</text:span> we import is in one of <text:span text:style-name="Console"><text:span text:style-name="T9">sys.path</text:span></text:span>’s directories (or sub-directories if the import name included one or more periods which effectively serve as <text:span text:style-name="T6">path</text:span> separators). When creating large multi-<text:span text:style-name="T1">module</text:span> multi-directory packages it is often useful to import other <text:span text:style-name="T1">modules</text:span> that are part of the same package. For example, in <text:span text:style-name="Filename">Eps.py</text:span> or <text:span text:style-name="Filename">Svg.py </text:span>we could get access to the <text:span text:style-name="Console">Png</text:span> <text:span text:style-name="T1">module</text:span> using a conventional import, or using a relative import:</text:p>
      <table:table table:name="equivalenceCode-16" table:style-name="equivalenceCode-16">
        <table:table-column table:style-name="equivalenceCode-16.A"/>
        <table:table-column table:style-name="equivalenceCode-16.B"/>
        <table:table-row table:style-name="equivalenceCode-16.1">
          <table:table-cell table:style-name="equivalenceCode-16.A1" office:value-type="string">
            <text:p text:style-name="P19"><text:span text:style-name="Console"><text:span text:style-name="T14">import Graphics.Png as Png</text:span></text:span></text:p>
          </table:table-cell>
          <table:table-cell table:style-name="equivalenceCode-16.B1" office:value-type="string">
            <text:p text:style-name="P19"><text:span text:style-name="Console"><text:span text:style-name="T14">from ..Graphics import Png</text:span></text:span></text:p>
          </table:table-cell>
        </table:table-row>
      </table:table>
      <text:p text:style-name="P3">These two code snippets are equivalent; they both make the <text:span text:style-name="Console">Png</text:span> <text:span text:style-name="T1">module</text:span> directly available inside the <text:span text:style-name="T1">module</text:span> where they are used. But note that relative imports, that is, imports that use the <text:span text:style-name="Inline_20_Code">from module import</text:span> syntax with leading dots in front of the <text:span text:style-name="T1">module</text:span> name (each dot representing stepping up one directory), can be used only in <text:span text:style-name="T1">modules</text:span> that are inside a package. Using relative imports makes it easier to rename the top-level package and prevents accidentally importing standard <text:span text:style-name="T1">modules</text:span> rather than our own inside packages.</text:p>
      <text:h text:style-name="P13" text:outline-level="3"><draw:frame draw:style-name="fr4" draw:name="f05-02-h3" text:anchor-type="paragraph" svg:y="-0.25cm" svg:width="1cm" draw:z-index="63"><draw:text-box fo:min-height="0.741cm"><text:p text:style-name="P14">||</text:p></draw:text-box></draw:frame>Custom Modules</text:h>
      <text:p text:style-name="P3">Since modules are just <text:span text:style-name="Filename">.py</text:span> files they can be created without formality. In this section we will look at two custom <text:span text:style-name="T1">modules</text:span>. The first <text:span text:style-name="T1">module</text:span>, <text:span text:style-name="Console">TextUtil</text:span> (in file <text:span text:style-name="Filename">TextUtil.py</text:span>), contains just three functions: <text:span text:style-name="Console">is_balanced()</text:span> which returns <text:span text:style-name="Console">True</text:span> if the string it is passed has balanced parentheses of various kinds, <text:span text:style-name="Console">shorten()</text:span> (shown earlier; 177 ➤), and <text:span text:style-name="Console">simplify()</text:span>, a function that can strip spurious white-space and other characters from a string. In the coverage of this module we will also see how to execute the code in docstrings as unit tests.</text:p>
      <text:p text:style-name="P3">The second module, <text:span text:style-name="Console">CharGrid</text:span> (in file <text:span text:style-name="Filename">CharGrid.py</text:span>), holds a grid of characters and allows us to “<text:span text:style-name="T1">draw</text:span>” lines, rectangles, and text onto the grid and to render the grid on the console. This module shows some techniques that we have not seen before and is more typical of larger, more complex modules.</text:p>
      <text:h text:style-name="P20" text:outline-level="4"><draw:frame draw:style-name="fr5" draw:name="f05-01-h4" text:anchor-type="paragraph" svg:y="-0.25cm" svg:width="0.7cm" draw:z-index="53"><draw:text-box fo:min-height="0.741cm"><text:p text:style-name="P21">|</text:p></draw:text-box></draw:frame><text:soft-page-break/>The TextUtil Module</text:h>
      <text:p text:style-name="P3">The structure of this module (and most others) differs little from that of a program. The first line is the <text:span text:style-name="T1">shebang</text:span> line, and then we have some comments (typically the copyright and <text:span text:style-name="T9">licence</text:span> information). Next it is common to have a triple quoted string that provides an overview of the module’s contents, often including some usage examples—this is the module’s docstring. Here is the start of the <text:span text:style-name="Filename">TextUtil.py</text:span> file (but with the <text:span text:style-name="T9">licence</text:span> comment lines omitted):</text:p>
      <text:p text:style-name="P8">#!/usr/bin/env python3</text:p>
      <text:p text:style-name="P8"># Copyright (c) 2008-9 Qtrac Ltd. All rights reserved.</text:p>
      <text:p text:style-name="P8">"""</text:p>
      <text:p text:style-name="P8">This module provides a few string manipulation functions.</text:p>
      <text:p text:style-name="P8"/>
      <text:p text:style-name="P8">&gt;&gt;&gt; is_balanced("(Python (is (not (lisp))))")</text:p>
      <text:p text:style-name="P8">True</text:p>
      <text:p text:style-name="P8">&gt;&gt;&gt; shorten("The Crossing", 10)</text:p>
      <text:p text:style-name="P8">'The Cro…'</text:p>
      <text:p text:style-name="P8">&gt;&gt;&gt; simplify(" some <text:s text:c="3"/>text <text:s/>with <text:s text:c="3"/>spurious <text:s text:c="2"/><text:span text:style-name="T15">whitespace”)</text:span></text:p>
      <text:p text:style-name="P8">'some text with spurious whitespace'</text:p>
      <text:p text:style-name="P8">"""</text:p>
      <text:p text:style-name="P8"/>
      <text:p text:style-name="P8">import string</text:p>
      <text:p text:style-name="P3">This <text:span text:style-name="T1">module</text:span>’s <text:span text:style-name="T1">docstring</text:span> is available to programs (or other modules) that import the <text:span text:style-name="T1">module</text:span> as <text:span text:style-name="Inline_20_Code">TextUtil.__doc__</text:span>. After the <text:span text:style-name="T1">module docstring</text:span> come the imports, in this case just one, and then the rest of the <text:span text:style-name="T1">module</text:span>.</text:p>
      <text:p text:style-name="P3"><draw:frame text:anchor-type="paragraph" draw:z-index="17" draw:name="p205 jump" draw:style-name="gr4" draw:text-style-name="P5" svg:width="1.571cm" svg:height="1.5cm" svg:x="-1.6cm" svg:y="0cm"><draw:text-box draw:corner-radius="0.199cm"><text:p text:style-name="P4"><text:span text:style-name="T2">shorten()</text:span></text:p><text:p><text:span text:style-name="T3"><text:a xlink:href="#shorten()" xlink:type="simple">178 ⮜</text:a></text:span></text:p></draw:text-box></draw:frame>We have already seen the <text:span text:style-name="Console">shorten()</text:span> function reproduced in full, so we will not repeat it here. And since our focus is on <text:span text:style-name="T1">modules</text:span> rather than on functions, although we will show the <text:span text:style-name="Console">simplify()</text:span> function in full, including its <text:span text:style-name="T1">docstring</text:span>, we will show only the code for <text:span text:style-name="Console">is_balanced()</text:span>.</text:p>
      <text:p text:style-name="P3">This is the <text:span text:style-name="Console">simplify()</text:span> function, broken into two parts:</text:p>
      <text:p text:style-name="P22">def simplify(text, whitespace=string.whitespace, delete=""):</text:p>
      <text:p text:style-name="P23"><text:tab/>r"""Returns the text with multiple spaces reduced to single spaces</text:p>
      <text:p text:style-name="P24"/>
      <text:p text:style-name="P23">The whitespace parameter is a string of characters, each of which</text:p>
      <text:p text:style-name="P23">is considered to be a space.</text:p>
      <text:p text:style-name="P23">If delete is not empty it should be a string, in which case any</text:p>
      <text:p text:style-name="P23">characters in the delete string are excluded from the resultant</text:p>
      <text:p text:style-name="P23">string.</text:p>
      <text:p text:style-name="P24"/>
      <text:p text:style-name="P25">&gt;&gt;&gt; simplify(" this<text:tab/>and\n that\t too")</text:p>
      <text:p text:style-name="P23">'this and that too'</text:p>
      <text:p text:style-name="P23">&gt;&gt;&gt; simplify(" Washington <text:s/>D.C.\n")</text:p>
      <text:p text:style-name="P23">'Washington D.C.'</text:p>
      <text:p text:style-name="P23">&gt;&gt;&gt; simplify(" Washington</text:p>
      <text:p text:style-name="P23">D.C.\n", delete=",;:.")</text:p>
      <text:p text:style-name="P23">'Washington DC'</text:p>
      <text:p text:style-name="P23">&gt;&gt;&gt; simplify(" disemvoweled ", delete="aeiou")</text:p>
      <text:p text:style-name="P23">'dsmvwld'</text:p>
      <text:p text:style-name="P22">"""</text:p>
      <text:p text:style-name="P3"><draw:frame text:anchor-type="paragraph" draw:z-index="20" draw:name="p206 jump" draw:style-name="gr5" draw:text-style-name="P5" svg:width="1.571cm" svg:height="1.856cm" svg:x="-1.6cm" svg:y="0cm"><draw:text-box draw:corner-radius="0.199cm"><text:p text:style-name="P4"><text:span text:style-name="T2">Raw strings</text:span></text:p><text:p><text:span text:style-name="T3"><text:a xlink:href="#raw strings" xlink:type="simple">67 ⮜</text:a></text:span></text:p></draw:text-box></draw:frame><text:soft-page-break/>After the <text:span text:style-name="Console">def</text:span> line comes the function’s <text:span text:style-name="T1">docstring</text:span>, laid out conventionally with a single line description, a blank line, further description, and then some examples written as though they were typed in interactively. Because the quoted strings are inside a <text:span text:style-name="T1">docstring</text:span> we must either escape the backslashes inside them, or do what we have done here and use a raw triple quoted string.</text:p>
      <text:p text:style-name="P8">result = []</text:p>
      <text:p text:style-name="P8">word = ""</text:p>
      <text:p text:style-name="P8">for char in text:</text:p>
      <text:p text:style-name="P8"><text:tab/>if char in delete:</text:p>
      <text:p text:style-name="P8"><text:tab/><text:tab/>continue</text:p>
      <text:p text:style-name="P8"><text:tab/>elif char in whitespace:</text:p>
      <text:p text:style-name="P8"><text:tab/><text:tab/>if word:</text:p>
      <text:p text:style-name="P8"><text:tab/><text:tab/><text:tab/>result.append(word)</text:p>
      <text:p text:style-name="P8"><text:tab/><text:tab/><text:tab/>word = ""</text:p>
      <text:p text:style-name="P8"><text:tab/>else:</text:p>
      <text:p text:style-name="P8"><text:tab/><text:tab/>word += char</text:p>
      <text:p text:style-name="P8">if word:</text:p>
      <text:p text:style-name="P8"><text:tab/>result.append(word)</text:p>
      <text:p text:style-name="P10">return " ".join(result)</text:p>
      <text:p text:style-name="P3">The result list is used to hold “<text:span text:style-name="T1">words</text:span>”—strings that have no white-space or deleted characters. The given text is iterated over character by character, with deleted characters skipped. If a white-space character is encountered and a word is in the making, the word is added to the result list and set to be an empty string; otherwise, the white-space is skipped. Any other character is added to the word being built up. At the end a single string is returned consisting of all the words in the result list joined with a single space between each one.</text:p>
      <text:p text:style-name="P3">The <text:span text:style-name="Console">is_balanced()</text:span> function follows the same pattern of having a <text:span text:style-name="Console">def</text:span> line, then a <text:span text:style-name="T1">docstring</text:span> with a single-line description, a blank line, further description, and some examples, and then the code itself. Here is the code without the <text:span text:style-name="T1">docstring</text:span>:</text:p>
      <text:p text:style-name="P26">def is_balanced(text, brackets="()[]{}&lt;&gt;"):</text:p>
      <text:p text:style-name="P27"><text:tab/>counts = {}</text:p>
      <text:p text:style-name="P27"><text:tab/>left_for_right = {}</text:p>
      <text:p text:style-name="P27"><text:tab/>for left, right in zip(brackets[::2], brackets[1::2]):</text:p>
      <text:p text:style-name="P27"><text:tab/><text:tab/>assert left != right, "the bracket characters must differ"</text:p>
      <text:p text:style-name="P27"><text:tab/><text:tab/>counts[left] = 0</text:p>
      <text:p text:style-name="P27"><text:tab/><text:tab/>left_for_right[right] = left</text:p>
      <text:p text:style-name="P27"><text:tab/>for c in text:</text:p>
      <text:p text:style-name="P27"><text:tab/><text:tab/>if c in counts:</text:p>
      <text:p text:style-name="P27"><text:tab/><text:tab/><text:tab/>counts[c] += 1</text:p>
      <text:p text:style-name="P27"><text:tab/><text:tab/>elif c in left_for_right:</text:p>
      <text:p text:style-name="P27"><text:tab/><text:tab/><text:tab/>left = left_for_right[c]</text:p>
      <text:p text:style-name="P27"><text:tab/><text:tab/><text:tab/>if counts[left] == 0:</text:p>
      <text:p text:style-name="P27"><text:tab/><text:tab/><text:tab/><text:tab/>return False</text:p>
      <text:p text:style-name="P27"><text:tab/><text:tab/><text:tab/><text:tab/>counts[left] -= 1</text:p>
      <text:p text:style-name="P28"><text:tab/><text:tab/>return not any(counts.values())</text:p>
      <text:p text:style-name="P3">The function builds two dictionaries. The <text:span text:style-name="Console">counts</text:span> dictionary’s keys are the opening characters (“<text:span text:style-name="Console">(</text:span>”, “<text:span text:style-name="Console">[</text:span>”, “<text:span text:style-name="Console">{</text:span>”, and “<text:span text:style-name="Console">&lt;</text:span>”), and its values are integers. The <text:span text:style-name="Console">left_for_right</text:span> dictionary’s keys are the closing characters (“<text:span text:style-name="Console">)</text:span>”, “<text:span text:style-name="Console">]</text:span>”, “<text:span text:style-name="Console">}</text:span>”, and “<text:span text:style-name="Console">&gt;</text:span>”), and its values are the corresponding opening characters. Once the <text:soft-page-break/>dictionaries are set up the function iterates character by character over the text. Whenever an opening character is encountered, its corresponding count is incremented. Similarly, when a closing character is encountered, the function finds out what the corresponding opening character is. If the count for that character is <text:span text:style-name="Console">0</text:span> it means we have reached one closing character too many so can immediately return <text:span text:style-name="Console">False</text:span>; otherwise, the relevant count is decremented. At the end every count should be <text:span text:style-name="Console">0</text:span> if all the pairs are balanced, so if any one of them is not <text:span text:style-name="Console">0</text:span> the function returns <text:span text:style-name="Console">False</text:span>; otherwise, it returns <text:span text:style-name="Console">True</text:span>.</text:p>
      <text:p text:style-name="P3">Up to this point everything has been much like any other <text:span text:style-name="Filename">.py</text:span> file. If <text:span text:style-name="Filename">TextUtil.py </text:span>was a program there would presumably be some more functions, and at the end we would have a single call to one of those functions to start off the processing. But since this is a <text:span text:style-name="T1">module</text:span> that is intended to be imported, defining functions is sufficient. And now, any program or module can import <text:span text:style-name="Console">TextUtil</text:span> and make use of it:</text:p>
      <text:p text:style-name="P12">import TextUtil</text:p>
      <text:p text:style-name="P12"/>
      <text:p text:style-name="P12">text = " a <text:s text:c="2"/>puzzling <text:s/>conundrum "</text:p>
      <text:p text:style-name="P12">text = TextUtil.simplify(text) # text == 'a puzzling conundrum'</text:p>
      <text:p text:style-name="P3">If we want the <text:span text:style-name="Console">TextUtil</text:span> <text:span text:style-name="T1">module</text:span> to be available to a particular program, we just need to put <text:span text:style-name="Filename">TextUtil.py</text:span> in the same directory as the program. If we want <text:span text:style-name="Filename">TextUtil.py</text:span> to be available to all our programs, there are a few approaches that can be taken. One approach is to put the <text:span text:style-name="T1">module</text:span> in the Python distribution’s site-packages sub-directory—this is usually <text:span text:style-name="Filename">C:\Python31\Lib\site-packages</text:span> on Windows, but it varies on Mac OS X and other Unixes. This directory is in the Python <text:span text:style-name="T6">path</text:span>, so any module that is here will always be found. A second approach is to create a directory specifically for the custom modules we want to use for all our programs, and to set the <text:span text:style-name="T1">PYTHONPATH</text:span> environment variable to this directory. A third approach is to put the <text:span text:style-name="T1">module</text:span> in the local site-packages sub-directory—this is <text:span text:style-name="Filename">%APPDATA%\Python\Python31\site-packages</text:span> on Windows and <text:span text:style-name="Filename">~/.local/lib/python3.1/site-packages</text:span> on Unix (including Mac OS X) and is in the Python <text:span text:style-name="T6">path</text:span>. The second and third approaches have the advantage of keeping our own code separate from the official installation.</text:p>
      <text:p text:style-name="P3">Having the <text:span text:style-name="Console">TextUtil</text:span> module is all very well, but if we end up with lots of programs using it we might want to be more confident that it works as advertised.</text:p>
      <text:p text:style-name="P3">One really simple way to do this is to execute the examples in the docstrings and make sure that they produce the expected results. This can be done by adding just three lines at the end of the module’s <text:span text:style-name="Filename">.py</text:span> file<text:span text:style-name="T16">)</text:span>:</text:p>
      <text:p text:style-name="P8">if __name__ == "__main__":</text:p>
      <text:p text:style-name="P8"><text:tab/>import doctest</text:p>
      <text:p text:style-name="P8"><text:tab/>doctest.testmod()</text:p>
      <text:p text:style-name="P3"><text:soft-page-break/>Whenever a <text:span text:style-name="T1">module</text:span> is imported Python creates a variable for the <text:span text:style-name="T1">module</text:span> called <text:span text:style-name="Console">__name__</text:span> and stores the <text:span text:style-name="T1">module</text:span>’s name in this variable. A <text:span text:style-name="T1">module</text:span>’s name is simply the name of its <text:span text:style-name="Filename">.py</text:span> file but without the extension. So in this example, when the <text:span text:style-name="T1">module</text:span> is imported <text:span text:style-name="Console">__name__</text:span> will have the value "<text:span text:style-name="T1">TextUtil</text:span>", and the if condition will not be met, so the last two lines will not be executed. This means that these last three lines have virtually no cost when the <text:span text:style-name="T1">module</text:span> is imported.</text:p>
      <text:p text:style-name="P3">Whenever a <text:span text:style-name="Filename">.py</text:span> file is run Python creates a variable for the program called <text:span text:style-name="Console">__name__</text:span> and sets it to the string "<text:span text:style-name="T1">__main__</text:span>". So if we were to run <text:span text:style-name="Filename">TextUtil.py</text:span> as though it were a program, Python will set <text:span text:style-name="Console">__name__</text:span> to "<text:span text:style-name="T1">__main__</text:span>" and the if condition will evaluate to <text:span text:style-name="Console">True</text:span> and the last two lines will be executed.</text:p>
      <text:p text:style-name="P3">The <text:span text:style-name="Console">doctest.testmod()</text:span> function uses Python’s introspection features to discover all the functions in the <text:span text:style-name="T1">module</text:span> and their <text:span text:style-name="T1">docstrings</text:span>, and attempts to execute all the <text:span text:style-name="T1">docstring</text:span> code snippets it finds. Running a <text:span text:style-name="T1">module</text:span> like this produces output only if there are errors. This can be disconcerting at first since it doesn’t look like anything happened at all, but if we pass a command-line flag of -v, we will get output like this:</text:p>
      <text:p text:style-name="P29">Trying:</text:p>
      <text:p text:style-name="P30"><text:tab/>is_balanced("(Python (is (not (lisp))))")</text:p>
      <text:p text:style-name="P30">Expecting:</text:p>
      <text:p text:style-name="P30"><text:tab/>True</text:p>
      <text:p text:style-name="P30">ok</text:p>
      <text:p text:style-name="P30">…</text:p>
      <text:p text:style-name="P30">Trying:</text:p>
      <text:p text:style-name="P30"><text:tab/>simplify(" disemvoweled ", delete="aeiou")</text:p>
      <text:p text:style-name="P30">Expecting:</text:p>
      <text:p text:style-name="P30"><text:tab/>'dsmvwld'</text:p>
      <text:p text:style-name="P30">ok</text:p>
      <text:p text:style-name="P30">4 items passed all tests:</text:p>
      <text:p text:style-name="P30"><text:tab/>3 tests in __main__</text:p>
      <text:p text:style-name="P30"><text:tab/>5 tests in __main__.is_balanced</text:p>
      <text:p text:style-name="P30"><text:tab/>3 tests in __main__.shorten</text:p>
      <text:p text:style-name="P30"><text:tab/>4 tests in __main__.simplify</text:p>
      <text:p text:style-name="P30">15 tests in 4 items.</text:p>
      <text:p text:style-name="P30">15 passed and 0 failed.</text:p>
      <text:p text:style-name="P31">Test passed.</text:p>
      <text:p text:style-name="P3">We have used an <text:span text:style-name="T1">ellipsis</text:span> to indicate a lot of lines that have been omitted. If there are functions (or classes or methods) that don’t have tests, these are listed when the -v option is used. Notice that the <text:span text:style-name="T1">doctest module</text:span> found the tests in the <text:span text:style-name="T1">module</text:span>’s <text:span text:style-name="T1">docstring</text:span> as well as those in the functions’ <text:span text:style-name="T1">docstrings</text:span>.</text:p>
      <text:p text:style-name="P3">Examples in <text:span text:style-name="T1">docstrings</text:span> that can be executed as tests are called <text:span text:style-name="T1">doctests</text:span>. Note that when we write <text:span text:style-name="T1">doctests</text:span>, we are able to call <text:span text:style-name="Console">simplify()</text:span> and the other functions unqualified (since the doctests occur inside the <text:span text:style-name="T1">module</text:span> itself). Outside the <text:span text:style-name="T1">module</text:span>, assuming we have done <text:span text:style-name="Inline_20_Code">import TextUtil</text:span>, we must use the qualified names, for example, <text:span text:style-name="Console">TextUtil.is_balanced()</text:span>.</text:p>
      <text:p text:style-name="P32"><text:soft-page-break/>In the next subsection we will see how to do more thorough tests—in particular, testing cases where we expect failures, for example, invalid data causing exceptions. (Testing is covered more fully in Chapter 9 [<text:a xlink:type="simple" xlink:href="#Chapter 09" text:style-name="Internet_20_link" text:visited-style-name="Visited_20_Internet_20_Link"><text:span text:style-name="T17">419 ➤</text:span></text:a>]). We will also address some other issues that arise when creating <text:span text:style-name="T1">modules</text:span>, including <text:span text:style-name="T1">module</text:span> <text:span text:style-name="T9">initialisation</text:span>, accounting for platform differences, and ensuring that if the <text:span text:style-name="Inline_20_Code">from module import *</text:span> syntax is used, only the objects we want to be made public are actually imported into the importing program or <text:span text:style-name="T1">module</text:span>.</text:p>
      <text:h text:style-name="P20" text:outline-level="4"><draw:frame draw:style-name="fr5" draw:name="f05-02-h4" text:anchor-type="paragraph" svg:y="-0.25cm" svg:width="0.7cm" draw:z-index="54"><draw:text-box fo:min-height="0.741cm"><text:p text:style-name="P21">|</text:p></draw:text-box></draw:frame>The CharGrid Module</text:h>
      <text:p text:style-name="P3">The CharGrid module holds a grid of characters in memory. It provides functions for “<text:span text:style-name="T1">drawing</text:span>” lines, rectangles, and text on the grid, and for rendering the grid onto the console.</text:p>
      <text:p text:style-name="P3">Here are the module’s <text:span text:style-name="T1">docstring</text:span>’s <text:span text:style-name="T1">doctests</text:span>:</text:p>
      <text:p text:style-name="P33">&gt;&gt;&gt; resize(14, 50)</text:p>
      <text:p text:style-name="P34">&gt;&gt;&gt; add_rectangle(0, 0, *get_size())</text:p>
      <text:p text:style-name="P34">&gt;&gt;&gt; add_vertical_line(5, 10, 13)</text:p>
      <text:p text:style-name="P34">&gt;&gt;&gt; add_vertical_line(2, 9, 12, "!")</text:p>
      <text:p text:style-name="P34">&gt;&gt;&gt; add_horizontal_line(3, 10, 20, "+")</text:p>
      <text:p text:style-name="P34">&gt;&gt;&gt; add_rectangle(0, 0, 5, 5, "%")</text:p>
      <text:p text:style-name="P34">&gt;&gt;&gt; add_rectangle(5, 7, 12, 40, "#", True)</text:p>
      <text:p text:style-name="P34">&gt;&gt;&gt; add_rectangle(7, 9, 10, 38, " ")</text:p>
      <text:p text:style-name="P34">&gt;&gt;&gt; add_text(8, 10, "This is the CharGrid module")</text:p>
      <text:p text:style-name="P34">&gt;&gt;&gt; add_text(1, 32, "Pleasantville", "@")</text:p>
      <text:p text:style-name="P34">&gt;&gt;&gt; add_rectangle(6, 42, 11, 46, fill=True)</text:p>
      <text:p text:style-name="P34">&gt;&gt;&gt; render(False)</text:p>
      <text:p text:style-name="P3">The <text:span text:style-name="Console">CharGrid.add_rectangle()</text:span> function takes at least four arguments, the top-left corner’s row and column and the bottom-right corner’s row and column. The character used to draw the outline can be given as a fifth argument, and a <text:span text:style-name="T1">Boolean</text:span> indicating whether the rectangle should be filled (with the same character as the outline) as a sixth argument. The first time we call it we pass the third and fourth arguments by unpacking the <text:span text:style-name="T1">2-tuple</text:span> (width, height), returned by the <text:span text:style-name="Console">CharGrid.get_size()</text:span> function.</text:p>
      <text:p text:style-name="P3">By default, the <text:span text:style-name="Console">CharGrid.render()</text:span> function clears the screen before printing the grid, but this can be prevented by passing False as we have done here. Here is the grid that results from the preceding <text:span text:style-name="T1">doctests </text:span><text:span text:style-name="T18">(next page)</text:span>:</text:p>
      <text:p text:style-name="P29"><text:soft-page-break/>%%%%%*********************************************</text:p>
      <text:p text:style-name="P30">% <text:s text:c="2"/>% <text:s text:c="26"/>@@@@@@@@@@@@@@@ <text:s/>*</text:p>
      <text:p text:style-name="P30">% <text:s text:c="2"/>% <text:s text:c="26"/>@Pleasantville@ <text:s/>*</text:p>
      <text:p text:style-name="P30">% <text:s text:c="2"/>% <text:s text:c="4"/>++++++++++ <text:s text:c="11"/>@@@@@@@@@@@@@@@ <text:s/>*</text:p>
      <text:p text:style-name="P30">%%%%% <text:s text:c="43"/>*</text:p>
      <text:p text:style-name="P30">* <text:s text:c="5"/>################################# <text:s text:c="8"/>*</text:p>
      <text:p text:style-name="P30">* <text:s text:c="5"/>################################# <text:s/>**** <text:s text:c="2"/>*</text:p>
      <text:p text:style-name="P30">* <text:s text:c="5"/>## <text:s text:c="28"/>## <text:s/>**** <text:s text:c="2"/>*</text:p>
      <text:p text:style-name="P30">* <text:s text:c="5"/>## This is the CharGrid module ## <text:s/>**** <text:s text:c="2"/>*</text:p>
      <text:p text:style-name="P30">* ! <text:s text:c="3"/>## <text:s text:c="28"/>## <text:s/>**** <text:s text:c="2"/>*</text:p>
      <text:p text:style-name="P30">* ! <text:s/>| ################################# <text:s/>**** <text:s text:c="2"/>*</text:p>
      <text:p text:style-name="P30">* ! <text:s/>| ################################# <text:s text:c="8"/>*</text:p>
      <text:p text:style-name="P30">* <text:s text:c="3"/>| <text:s text:c="42"/>*</text:p>
      <text:p text:style-name="P29">**************************************************</text:p>
      <text:p text:style-name="P3">The module begins in the same way as the <text:span text:style-name="Console">TextUtil</text:span> module, with a <text:span text:style-name="T1">shebang</text:span> line, copyright and <text:span text:style-name="T9">licence</text:span> comments, and a <text:span text:style-name="T1">module</text:span> <text:span text:style-name="T1">docstring</text:span> that describes the <text:span text:style-name="T1">module</text:span> and has the <text:span text:style-name="T1">doctests</text:span> quoted earlier. Then the code proper begins with two imports, one of the <text:span text:style-name="Console">sys</text:span> module and the other of the <text:span text:style-name="Console">subprocess</text:span> module. The <text:span text:style-name="Console">subprocess</text:span> module is covered more fully in Chapter 10 [<text:a xlink:type="simple" xlink:href="#Chapter 10" text:style-name="Internet_20_link" text:visited-style-name="Visited_20_Internet_20_Link"><text:span text:style-name="T17">445 ➤</text:span></text:a>].</text:p>
      <text:p text:style-name="P3">The <text:span text:style-name="T1">module</text:span> has two error-handling policies in place. Several functions have a <text:span text:style-name="Console">char</text:span> parameter whose actual argument must always be a string containing exactly one character; a violation of this requirement is considered to be a fatal coding error, so assert statements are used to verify the length. But passing out-of-range row or column numbers is considered erroneous but normal, so custom exceptions are raised when this happens.</text:p>
      <text:p text:style-name="P3">We will now review some illustrative and key parts of the <text:span text:style-name="T1">module</text:span>’s code, beginning with the custom exceptions:</text:p>
      <text:p text:style-name="P8">class RangeError(Exception): pass</text:p>
      <text:p text:style-name="P8">class RowRangeError(RangeError): pass</text:p>
      <text:p text:style-name="P8">class ColumnRangeError(RangeError): pass</text:p>
      <text:p text:style-name="P3">None of the functions in the <text:span text:style-name="T1">module</text:span> that raise an exception ever raise a <text:span text:style-name="T1">RangeError</text:span>; they always raise the specific exception depending on whether an out-of-range row or column was given. But by using a hierarchy, we give users of the <text:span text:style-name="T1">module</text:span> the choice of catching the specific exception, or to catch either of them by catching their <text:span text:style-name="T19">RangeError</text:span> base class. Note also that inside <text:span text:style-name="T1">doctests</text:span> the exception names are used as they appear here, but if the module is imported with <text:span text:style-name="Inline_20_Code">import CharGrid</text:span>, the exception names are, of course, <text:span text:style-name="Console">CharGrid.RangeError</text:span>, <text:span text:style-name="Console">CharGrid.RowRangeError</text:span>, and <text:span text:style-name="Console">CharGrid.ColumnRangeError</text:span>.</text:p>
      <text:p text:style-name="P8">_CHAR_ASSERT_TEMPLATE = ("char must be a single character: '{0}' " "is too long")</text:p>
      <text:p text:style-name="P8">_max_rows = 25</text:p>
      <text:p text:style-name="P8">_max_columns = 80</text:p>
      <text:p text:style-name="P8">_grid = []</text:p>
      <text:p text:style-name="P8">_background_char = " "</text:p>
      <text:p text:style-name="P35"><text:soft-page-break/>Here we define some private data for internal use by the module. We use leading underscores so that if the <text:span text:style-name="T1">module</text:span> is imported using <text:span text:style-name="Inline_20_Code">from CharGrid import *</text:span>, none of these variables will be imported. (An alternative approach would be to set an <text:span text:style-name="Console">__all__</text:span> list.) The <text:span text:style-name="T1">_CHAR_ASSERT_TEMPLATE</text:span> is a string for use with the <text:span text:style-name="Console">str.format()</text:span> function; we will see it used to give an error message in assert statements. We will discuss the other variables as we encounter them.</text:p>
      <text:p text:style-name="P27">if sys.platform.startswith("win"):</text:p>
      <text:p text:style-name="P27"><text:tab/>def clear_screen():</text:p>
      <text:p text:style-name="P27"><text:tab/><text:tab/>subprocess.call(["cmd.exe", "/C", "cls"])</text:p>
      <text:p text:style-name="P27">else:</text:p>
      <text:p text:style-name="P27"><text:tab/>def clear_screen():</text:p>
      <text:p text:style-name="P27"><text:tab/><text:tab/>subprocess.call(["clear"])</text:p>
      <text:p text:style-name="P27">clear_screen.__doc__ = """Clears the screen using the underlying \</text:p>
      <text:p text:style-name="P27">window system's clear screen command"""</text:p>
      <text:p text:style-name="P35">The means of clearing the console screen is platform-dependent. On Windows we must execute the <text:span text:style-name="T1">cmd.exe</text:span> program with appropriate arguments and on most Unix systems we execute the <text:span text:style-name="T1">clear</text:span> program. The <text:span text:style-name="Console">subprocess</text:span> <text:span text:style-name="T1">module</text:span>’s <text:span text:style-name="Console">subprocess.call()</text:span> function lets us run an external program, so we can use it to clear the screen in the appropriate platform-specific way. The <text:span text:style-name="T1">sys.platform</text:span> string holds the name of the operating system the program is running on, for example, “<text:span text:style-name="T1">win32</text:span>” or “<text:span text:style-name="T1">linux2</text:span>”. So one way of handling the platform differences would be to have a single <text:span text:style-name="Console">clear_screen()</text:span> function like this:</text:p>
      <text:p text:style-name="P27">def clear_screen():</text:p>
      <text:p text:style-name="P27"><text:tab/>command = (["clear"] if not sys.platform.startswith("win") else<text:line-break/><text:tab/> <text:s text:c="10"/>["cmd.exe", "/C", "cls"])</text:p>
      <text:p text:style-name="P27"><text:tab/>subprocess.call(command)</text:p>
      <text:p text:style-name="P35">The disadvantage of this approach is that even though we know the platform cannot change while the program is running, we perform the check every time the function is called.</text:p>
      <text:p text:style-name="P35">To avoid checking which platform the program is being run on every time the <text:span text:style-name="Console">clear_screen()</text:span> function is called, we have created a platform-specific <text:span text:style-name="Console">clear_screen()</text:span> function once when the module is imported, and from then on we always use it. This is possible because the <text:span text:style-name="Console">def</text:span> statement is a Python statement like any other; when the interpreter reaches the <text:span text:style-name="Console">if</text:span> it executes either the first or the second <text:span text:style-name="Console">def</text:span> statement, dynamically creating one or the other <text:span text:style-name="Console">clear_screen()</text:span> function. Since the function is not defined inside another function (or inside a class as we will see in the next chapter), it is still a global function, accessible like any other function in the <text:span text:style-name="T1">module</text:span>.</text:p>
      <text:p text:style-name="P3">After creating the function we explicitly set its <text:span text:style-name="T1">docstring</text:span>; this avoids us having to write the same docstring in two places, and also illustrates that a <text:span text:style-name="T1">docstring</text:span> is simply one of the attributes of a function. Other attributes include the function’s <text:span text:style-name="T1">module</text:span> and its <text:span text:style-name="T1">name</text:span>.</text:p>
      <text:p text:style-name="P27">def resize(max_rows, max_columns, char=None):</text:p>
      <text:p text:style-name="P27"><text:tab/>"""Changes the size of the grid, wiping out the contents and changing the background if the background char is not None</text:p>
      <text:p text:style-name="P27"><text:soft-page-break/><text:tab/>"""</text:p>
      <text:p text:style-name="P27"><text:tab/>assert max_rows &gt; 0 and max_columns &gt; 0, "too small"</text:p>
      <text:p text:style-name="P27"><text:tab/>global _grid, _max_rows, _max_columns, _background_char</text:p>
      <text:p text:style-name="P27"><text:tab/>if char is not None:</text:p>
      <text:p text:style-name="P27"><text:tab/><text:tab/>assert len(char) == 1, _CHAR_ASSERT_TEMPLATE.format(char)</text:p>
      <text:p text:style-name="P27"><text:tab/><text:tab/>_background_char = char</text:p>
      <text:p text:style-name="P27"><text:tab/>_max_rows = max_rows</text:p>
      <text:p text:style-name="P27"><text:tab/>_max_columns = max_columns</text:p>
      <text:p text:style-name="P27"><text:tab/>_grid = [[_background_char for column in range(_max_columns)]</text:p>
      <text:p text:style-name="P27"><text:tab/> <text:s text:c="8"/>for row in range(_max_rows)]</text:p>
      <text:p text:style-name="P3">This function uses an assert statement to enforce the policy that it is a coding error to attempt to resize the grid smaller than 1 × 1. If a background character is specified an assert is used to guarantee that it is a string of exactly one character; if it is not, the assertion error message is the <text:span text:style-name="T1">_CHAR_ASSERT_TEMPLATE</text:span>’s text with the <text:span text:style-name="Console">{0}</text:span> replaced with the given char string.</text:p>
      <text:p text:style-name="P3">Unfortunately, we must use the global statement because we need to update a number of global variables inside this function. This is something that using an object-oriented approach can help us to avoid, as we will see in Chapter 6 [<text:a xlink:type="simple" xlink:href="#Chapter 06" text:style-name="Internet_20_link" text:visited-style-name="Visited_20_Internet_20_Link"><text:span text:style-name="T17">245 ➤</text:span></text:a>].</text:p>
      <text:p text:style-name="P3"><draw:frame text:anchor-type="paragraph" draw:z-index="21" draw:name="p212 jump" draw:style-name="gr6" draw:text-style-name="P5" svg:width="1.571cm" svg:height="2.28cm" svg:x="-1.6cm" svg:y="0cm"><draw:text-box draw:corner-radius="0.199cm"><text:p text:style-name="P4"><text:span text:style-name="T2">List compre­hensions</text:span></text:p><text:p><text:span text:style-name="T3"><text:a xlink:href="#List Comprehensions|outline" xlink:type="simple">119 ⮜</text:a></text:span></text:p></draw:text-box></draw:frame>The _grid is created using a <text:span text:style-name="T1">list comprehension</text:span> inside a <text:span text:style-name="T1">list comprehension</text:span>. Using <text:span text:style-name="T1">list</text:span> replication such as <text:span text:style-name="Inline_20_Code">[[char] * columns] *</text:span> rows will not work because the inner list will be shared (shallow-copied). We could have used nested <text:span text:style-name="Console">for … in</text:span> loops instead:</text:p>
      <text:p text:style-name="P8">_grid = []</text:p>
      <text:p text:style-name="P8">for row in range(_max_rows):</text:p>
      <text:p text:style-name="P8"><text:tab/>_grid.append([])</text:p>
      <text:p text:style-name="P8"><text:tab/>for column in range(_max_columns):</text:p>
      <text:p text:style-name="P8"><text:tab/><text:tab/>_grid[-1].append(_background_char)</text:p>
      <text:p text:style-name="P3">This code is arguably trickier to understand than the <text:span text:style-name="T1">list comprehension</text:span>, and is much longer.</text:p>
      <text:p text:style-name="P3">We will review just one of the drawing functions to give a flavour of how the drawing is done, since our primary concern is with the implementation of the <text:span text:style-name="T1">module</text:span>. Here is the <text:span text:style-name="Console">add_horizontal_line()</text:span> function, split into two parts:</text:p>
      <text:p text:style-name="P12">def add_horizontal_line(row, column0, column1, char="-"):</text:p>
      <text:p text:style-name="P12"><text:tab/>"""Adds a horizontal line to the grid using the given char</text:p>
      <text:p text:style-name="P12"/>
      <text:p text:style-name="P12"><text:tab/>&gt;&gt;&gt; add_horizontal_line(8, 20, 25, "=")</text:p>
      <text:p text:style-name="P12"><text:tab/>&gt;&gt;&gt; char_at(8, 20) == char_at(8, 24) == "="</text:p>
      <text:p text:style-name="P12"><text:tab/>True</text:p>
      <text:p text:style-name="P12"><text:tab/>&gt;&gt;&gt; add_horizontal_line(31, 11, 12)</text:p>
      <text:p text:style-name="P12"><text:tab/>Traceback (most recent call last):</text:p>
      <text:p text:style-name="P12"><text:tab/>…</text:p>
      <text:p text:style-name="P12"><text:tab/>RowRangeError</text:p>
      <text:p text:style-name="P12"><text:tab/>"""</text:p>
      <text:p text:style-name="P3">The <text:span text:style-name="T1">docstring</text:span> has two tests, one that is expected to work and another that is expected to raise an exception. When dealing with exceptions in <text:span text:style-name="T1">doctests</text:span> the <text:soft-page-break/>pattern is to specify the “<text:span text:style-name="T1">Traceback</text:span>” line, since that is always the same and tells the <text:span text:style-name="T1">doctest</text:span> module an exception is expected, then to use an ellipsis to stand for the intervening lines (which vary), and ending with the exception line we expect to get. The <text:span text:style-name="Console">char_at()</text:span> function is one of those provided by the <text:span text:style-name="T1">module</text:span>; it returns the character at the given row and column position in the grid.</text:p>
      <text:p text:style-name="P8">assert len(char) == 1, _CHAR_ASSERT_TEMPLATE.format(char)</text:p>
      <text:p text:style-name="P8">try:</text:p>
      <text:p text:style-name="P8"><text:tab/>for column in range(column0, column1):</text:p>
      <text:p text:style-name="P8"><text:tab/><text:tab/>_grid[row][column] = char</text:p>
      <text:p text:style-name="P8">except IndexError:</text:p>
      <text:p text:style-name="P8"><text:tab/>if not 0 &lt;= row &lt;= _max_rows:</text:p>
      <text:p text:style-name="P8"><text:tab/><text:tab/>raise RowRangeError()</text:p>
      <text:p text:style-name="P8"><text:tab/>raise ColumnRangeError()</text:p>
      <text:p text:style-name="P3">The code begins with the same character length check that is used in the <text:span text:style-name="T1">resize()</text:span> function. Rather than explicitly checking the row and column arguments, the function works by assuming that the arguments are valid. If an <text:span text:style-name="T1">IndexError</text:span> exception occurs because a non-existent row or column is accessed, we catch the exception and raise the appropriate <text:span text:style-name="T1">module</text:span>-specific exception in its place. This style of programming is known colloquially as “<text:span text:style-name="T1">it’s easier to ask forgiveness than permission</text:span>”, and is generally considered more Pythonic (good Python programming style) than “<text:span text:style-name="T1">look before you leap</text:span>”, where checks are made in advance. Relying on exceptions to be raised rather than checking in advance is more efficient when exceptions are rare. (<text:span text:style-name="T1">Assertions</text:span> don’t count as “<text:span text:style-name="T1">look before you leap</text:span>” because they should never occur—and are often commented out—in deployed code).</text:p>
      <text:p text:style-name="P3">Almost at the end of the <text:span text:style-name="T1">module</text:span>, after all the functions have been defined, there is a single call to <text:span text:style-name="Console">resize()</text:span>:</text:p>
      <text:p text:style-name="P10">resize(_max_rows, _max_columns)</text:p>
      <text:p text:style-name="P3">This call initializes the grid to the default size (25 × 80) and ensures that code that imports the <text:span text:style-name="T1">module</text:span> can safely make use of it immediately. Without this call, every time the <text:span text:style-name="T1">module</text:span> was imported, the importing program or <text:span text:style-name="T1">module</text:span> would have to call <text:span text:style-name="Console">resize()</text:span> to initialise the grid, forcing programmers to remember that fact and also leading to multiple <text:span text:style-name="T9">initialisation</text:span>s.</text:p>
      <text:p text:style-name="P8">if __name__ == "__main__":</text:p>
      <text:p text:style-name="P8"><text:tab/>import doctest</text:p>
      <text:p text:style-name="P8"><text:tab/>doctest.testmod()</text:p>
      <text:p text:style-name="P35">The last three lines of the <text:span text:style-name="T1">module</text:span> are the standard ones for <text:span text:style-name="T1">modules</text:span> that use the <text:span text:style-name="T1">doctest module</text:span> to check their <text:span text:style-name="T1">doctests</text:span>. (Testing is covered more fully in Chapter 9 [<text:a xlink:type="simple" xlink:href="#Chapter 09" text:style-name="Internet_20_link" text:visited-style-name="Visited_20_Internet_20_Link"><text:span text:style-name="T17">419 ➤</text:span></text:a>].)</text:p>
      <text:p text:style-name="P36">The <text:span text:style-name="T1">CharGrid module</text:span> has an important failing: It supports only a single character grid. One solution to this would be to hold a collection of grids in <text:soft-page-break/>the module, but that would mean that users of the module would have to provide a key or index with every function call to identify which grid they were referring to. In cases where multiple instances of an object are required, a better solution is to create a <text:span text:style-name="T1">module</text:span> that defines a class (a custom data type), since we can create as many class instances (objects of the data type) as we like. An additional benefit of creating a class is that we should be able to avoid using the global statement by storing class (static) data. We will see how to create classes in the next chapter.</text:p>
      <text:h text:style-name="P6" text:outline-level="2"><draw:frame draw:style-name="fr2" draw:name="f05-02-h2" text:anchor-type="paragraph" svg:y="-0.25cm" svg:width="1.401cm" draw:z-index="39"><draw:text-box fo:min-height="0.741cm"><text:p text:style-name="P7">|||</text:p></draw:text-box></draw:frame>Overview of Python’s Standard Library</text:h>
      <text:p text:style-name="P3">Python’s standard library is generally described as “<text:span text:style-name="T1">batteries included</text:span>”, and certainly a wide range of functionality is available, spread over around two hundred packages and modules.</text:p>
      <text:p text:style-name="P3">In fact, so many high-quality modules have been developed for Python over the years, that to include them all in the standard library would probably increase the size of the Python distribution packages by at least an order of magnitude. So those modules that are in the library are more a reflection of Python’s history and of the interests of its core developers than of any concerted or systematic effort to create a “<text:span text:style-name="T1">balanced</text:span>” library. Also, some modules have proved very difficult to maintain within the library—most notably the Berkeley DB module—and so have been taken out of the library and are now maintained independently. This means many excellent third-party modules are available for Python that—despite their quality and usefulness—are not in the standard library. (We will look at two such modules later on: the <text:span text:style-name="Console">PyParsing</text:span> and <text:span text:style-name="Emphasis"><text:span text:style-name="T20"><text:reference-ref text:reference-format="text" text:ref-name="Python Lex Yacc">Error: Reference source not found</text:reference-ref></text:span></text:span><text:s/>modules that are used to create parsers in Chapter 14 [<text:a xlink:type="simple" xlink:href="#Chapter 14" text:style-name="Internet_20_link" text:visited-style-name="Visited_20_Internet_20_Link"><text:span text:style-name="T21">515 ➤</text:span></text:a>].)</text:p>
      <text:p text:style-name="P3">In this section we present a broad overview of what is on offer, taking a thematic approach, but excluding those packages and modules that are of very specialized interest and those which are platform-specific. In many cases a small example is shown to give a flavour of some of the packages and modules; cross-references are provided for those packages and modules that are covered elsewhere in the book.</text:p>
      <text:h text:style-name="P13" text:outline-level="3"><draw:frame draw:style-name="fr4" draw:name="f05-03-h3" text:anchor-type="paragraph" svg:y="-0.25cm" svg:width="1cm" draw:z-index="43"><draw:text-box fo:min-height="0.741cm"><text:p text:style-name="P14">||</text:p></draw:text-box></draw:frame>String Handling</text:h>
      <text:p text:style-name="P3">The <text:span text:style-name="Console">string</text:span> <text:span text:style-name="T1">module</text:span> provides some useful constants such as <text:span text:style-name="Console">string.</text:span><text:span text:style-name="Console"><text:span text:style-name="T6">ascii</text:span></text:span><text:span text:style-name="Console">_letters</text:span> and <text:span text:style-name="Console">string.hexdigits</text:span>. It also provides the <text:span text:style-name="Console"><text:span text:style-name="T1">string.Formatter</text:span></text:span> class which we can sub-class to provide custom string formatters<text:note text:id="ftn2" text:note-class="footnote"><text:note-citation>2</text:note-citation><text:note-body><text:p text:style-name="Footnote">The term sub-classing (or specialising) is used for when we create a custom data type (a class) based on another class. Chapter 6 [<text:a xlink:type="simple" xlink:href="#Chapter 06" text:style-name="Internet_20_link" text:visited-style-name="Visited_20_Internet_20_Link"><text:span text:style-name="T17">245 ➤</text:span></text:a>] gives full coverage of this topic.</text:p></text:note-body></text:note>. The <text:span text:style-name="Console">textwrap</text:span> module can be used to wrap lines of text to a specified width, and to minimize indentation.</text:p>
      <text:p text:style-name="P3"><draw:frame text:anchor-type="paragraph" draw:z-index="22" draw:name="p215 jump 1" draw:style-name="gr7" draw:text-style-name="P9" svg:width="1.571cm" svg:height="1.842cm" svg:x="17cm" svg:y="0cm"><draw:text-box draw:corner-radius="0.199cm"><text:p text:style-name="P4"><text:span text:style-name="T4">bytes type</text:span></text:p><text:p text:style-name="P4"><text:span text:style-name="T5"><text:a xlink:href="#1.1.1.1.Obtaining and Installing Python 3|outline" xlink:type="simple">146 ⮞</text:a></text:span></text:p></draw:text-box></draw:frame><draw:frame text:anchor-type="paragraph" draw:z-index="23" draw:name="p215 jump 2" draw:style-name="gr8" draw:text-style-name="P9" svg:width="1.571cm" svg:height="2.266cm" svg:x="17cm" svg:y="2.148cm"><draw:text-box draw:corner-radius="0.199cm"><text:p text:style-name="P4"><text:span text:style-name="T4">The struct module</text:span></text:p><text:p text:style-name="P4"><text:span text:style-name="T5"><text:a xlink:href="#1.1.1.1.Obtaining and Installing Python 3|outline" xlink:type="simple">146 ⮞</text:a></text:span></text:p></draw:text-box></draw:frame><text:soft-page-break/>The <text:span text:style-name="Console">struct</text:span> module provides functions for packing and unpacking <text:span text:style-name="T1">numbers</text:span>, <text:span text:style-name="T1">Booleans</text:span>, and <text:span text:style-name="T1">strings</text:span> to and from bytes <text:span text:style-name="Console">objects</text:span> using their binary representations. This can be useful when handling data to be sent to or received from low-level libraries written in C. The <text:span text:style-name="Console">struct</text:span> and <text:span text:style-name="Console">textwrap</text:span> modules are used by the <text:span text:style-name="Filename">convert-incidents.py</text:span> program covered in Chapter 7 [<text:a xlink:type="simple" xlink:href="#Chapter 07" text:style-name="Internet_20_link" text:visited-style-name="Visited_20_Internet_20_Link"><text:span text:style-name="T21">299 ➤</text:span></text:a>].</text:p>
      <text:p text:style-name="P3">The <text:span text:style-name="Console">difflib</text:span> module provides classes and methods for comparing sequences, such as strings, and is able to produce output both in standard “<text:span text:style-name="T1">diff</text:span>” formats and in <text:span text:style-name="T6">html</text:span>.</text:p>
      <text:p text:style-name="P3">Python’s most powerful string handling module is the <text:span text:style-name="Console">re</text:span> (regular expression) module. This is covered in Chapter 13 [<text:a xlink:type="simple" xlink:href="#Chapter 13" text:style-name="Internet_20_link" text:visited-style-name="Visited_20_Internet_20_Link"><text:span text:style-name="T21">491 ➤</text:span></text:a>].</text:p>
      <text:p text:style-name="P3">The <text:span text:style-name="Filename">io.StringIO</text:span> class can provide a <text:span text:style-name="T1">string</text:span>-like object that behaves like an in-memory text file. This can be convenient if we want to use the same code that writes to a file to write to a string.</text:p>
      <text:h text:style-name="P20" text:outline-level="4"><draw:frame draw:style-name="fr5" draw:name="f05-03-h4" text:anchor-type="paragraph" svg:y="-0.25cm" svg:width="0.7cm" draw:z-index="55"><draw:text-box fo:min-height="0.741cm"><text:p text:style-name="P21">|</text:p></draw:text-box></draw:frame><text:bookmark-start text:name="__RefHeading___Toc80280_2740542136"/>Example: The io.StringIO Class<text:bookmark-end text:name="__RefHeading___Toc80280_2740542136"/></text:h>
      <text:p text:style-name="P3">Python provides two different ways of writing text to files. One way is to use a file object’s <text:span text:style-name="Console">write()</text:span> method, and the other is to use the <text:span text:style-name="Console">print()</text:span> function with the <text:span text:style-name="T1">file</text:span> keyword argument set to a file <text:span text:style-name="Console">object</text:span> that is open for writing. For example:</text:p>
      <text:p text:style-name="P8">print("An error message", file=sys.stdout)</text:p>
      <text:p text:style-name="P8">sys.stdout.write("Another error message\n")</text:p>
      <text:p text:style-name="P3">Both lines of text are printed to <text:span text:style-name="Console">sys.stdout</text:span>, a file <text:span text:style-name="Console">object</text:span> that represents the “<text:span text:style-name="T1">standard output stream</text:span>”—this is normally the console and differs from <text:span text:style-name="Console">sys.stderr</text:span>, the “<text:span text:style-name="T1">error output stream</text:span>” only in that the latter is unbuffered. (Python automatically creates and opens <text:span text:style-name="Console">sys.stdin</text:span>, <text:span text:style-name="Console">sys.stdout</text:span>, and <text:span text:style-name="Console">sys.stderr</text:span> at program start-up.) The <text:span text:style-name="Console">print()</text:span> function adds a newline by default, although we can stop this by giving the end keyword argument set to an empty string.</text:p>
      <text:p text:style-name="P3">In some situations it is useful to be able to capture into a string the output that is intended to go to a file. This can be achieved using the <text:span text:style-name="Filename">io.StringIO</text:span> class which provides an <text:span text:style-name="Console">object</text:span> that can be used just like a file object, but which holds any data written to it in a string. If the <text:span text:style-name="Filename">io.StringIO</text:span> object is given an initial string, it can also be read as though it were a file.</text:p>
      <text:p text:style-name="P3">We can access <text:span text:style-name="Filename">io.StringIO</text:span> if we do import <text:span text:style-name="Console">io</text:span>, and we can use it to capture output destined for a file object such as <text:span text:style-name="Console">sys.stdout</text:span>:</text:p>
      <text:p text:style-name="P8">sys.stdout = io.StringIO()</text:p>
      <text:p text:style-name="P3"><text:soft-page-break/>If this line is put at the beginning of a program, after the imports but before any use is made of <text:span text:style-name="Console">sys.stdout</text:span>, any text that is sent to <text:span text:style-name="Console">sys.stdout</text:span> will actually be sent to the <text:span text:style-name="Filename">io.StringIO</text:span> file-like object which this line has created and which has replaced the standard <text:span text:style-name="Console">sys.stdout</text:span> file object. Now, when the <text:span text:style-name="Console">print()</text:span> and <text:span text:style-name="Console">sys.stdout.write()</text:span> lines shown earlier are executed, their output will go to the <text:span text:style-name="Filename">io.StringIO</text:span> object instead of the console. (At any time we can restore the original <text:span text:style-name="Console">sys.stdout</text:span> with the statement <text:span text:style-name="Inline_20_Code">sys.stdout = sys.__stdout__</text:span>).</text:p>
      <text:p text:style-name="P3">We can obtain all the strings that have been written to the <text:span text:style-name="Filename">io.StringIO</text:span> object by calling the <text:span text:style-name="Console">io.StringIO.getvalue()</text:span> function, in this case by calling <text:span text:style-name="Console">sys.stdout.getvalue()</text:span>—the return value is a string containing all the lines that have been written. This string could be printed, or saved to a log or sent over a network connection like any other string. We will see another example of <text:span text:style-name="Filename">io.StringIO</text:span> use a bit further on (➤ 227).</text:p>
      <text:h text:style-name="P13" text:outline-level="3"><draw:frame draw:style-name="fr4" draw:name="f05-04-h3" text:anchor-type="paragraph" svg:y="-0.25cm" svg:width="1cm" draw:z-index="44"><draw:text-box fo:min-height="0.741cm"><text:p text:style-name="P14">||</text:p></draw:text-box></draw:frame>Command-Line Programming</text:h>
      <text:p text:style-name="P3">If we need a program to be able to process text that may have been redirected in the console or that may be in files listed on the command line, we can use the <text:span text:style-name="Console">fileinput</text:span> <text:span text:style-name="T1">module</text:span>’s <text:span text:style-name="Console">fileinput.input()</text:span> function. This function iterates over all the lines redirected from the console (if any) and over all the lines in the files listed on the command line, as one continuous sequence of lines. The <text:span text:style-name="T1">module</text:span> can report the current filename and line number at any time using <text:span text:style-name="Console">fileinput.filename()</text:span> and <text:span text:style-name="Console">fileinput.lineno()</text:span>, and can handle some kinds of compressed files.</text:p>
      <text:p text:style-name="P3">Two separate <text:span text:style-name="T1">modules</text:span> are provided for handling command-line options, <text:span text:style-name="Console">optparse</text:span> and <text:span text:style-name="Console">getopt</text:span>. The <text:span text:style-name="Console">getopt</text:span> module is popular because it is simple to use and has been in the library for a long time. The <text:span text:style-name="Console">optparse</text:span> module is newer and more powerful.</text:p>
      <text:h text:style-name="P20" text:outline-level="4"><draw:frame draw:style-name="fr5" draw:name="f05-04-h4" text:anchor-type="paragraph" svg:y="-0.25cm" svg:width="0.7cm" draw:z-index="56"><draw:text-box fo:min-height="0.741cm"><text:p text:style-name="P21">|</text:p></draw:text-box></draw:frame>Example: The optparse Module</text:h>
      <text:p text:style-name="P3"><draw:frame text:anchor-type="paragraph" draw:z-index="24" draw:name="p216 jump" draw:style-name="gr1" draw:text-style-name="P5" svg:width="1.571cm" svg:height="2.28cm" svg:x="-1.6cm" svg:y="0cm"><draw:text-box draw:corner-radius="0.199cm"><text:p text:style-name="P4"><text:span text:style-name="T22">csv2­html.py example</text:span></text:p><text:p><text:span text:style-name="T3"><text:a xlink:href="#0.0.0.csv2html.py|outline" xlink:type="simple">98 ⮜</text:a></text:span></text:p></draw:text-box></draw:frame>Back in Chapter 2 [123 ⮜] we described the <text:span text:style-name="Filename">csv2html.py</text:span> program. In that chapter’s exercises we proposed extending the program to accept the command-line arguments, “<text:span text:style-name="T1">maxwidth</text:span>” taking an integer and “<text:span text:style-name="T1">format</text:span>” taking a string. The model solution (<text:span text:style-name="Filename">csv2html2_ans.py</text:span>) has a 26-line function to process the arguments. Here is the start of the <text:span text:style-name="Console">main()</text:span> function for <text:span text:style-name="Filename">csv2html2_opt.py</text:span>, a version of the program that uses the <text:span text:style-name="Console">optparse</text:span> module to handle the command-line arguments rather than a custom function:</text:p>
      <text:p text:style-name="P27">def main():</text:p>
      <text:p text:style-name="P27"><text:tab/>parser = optparse.OptionParser()</text:p>
      <text:p text:style-name="P27"><text:tab/>parser.add_option("-w", "--maxwidth", dest="maxwidth", type="int",</text:p>
      <text:p text:style-name="P27"><text:tab/> <text:s text:c="11"/>help=("the maximum number of characters that can be "</text:p>
      <text:p text:style-name="P27"><text:tab/> <text:s text:c="17"/>"output to string fields [default: %default]"))</text:p>
      <text:p text:style-name="P27"><text:soft-page-break/><text:tab/>parser.add_option("-f", "--format", dest="format",</text:p>
      <text:p text:style-name="P27"><text:tab/> <text:s text:c="11"/>help=("the format used for outputting numbers "</text:p>
      <text:p text:style-name="P27"><text:tab/> <text:s text:c="17"/>"[default: %default]"))</text:p>
      <text:p text:style-name="P27"><text:tab/>parser.set_defaults(maxwidth=100, format=".0f")</text:p>
      <text:p text:style-name="P27"><text:tab/>opts, args = parser.parse_args()</text:p>
      <text:p text:style-name="P3">Only nine lines of code are needed, plus the import optparse statement. Furthermore, we do not need to explicitly provide <text:span text:style-name="Console">-h</text:span> and <text:span text:style-name="Console">--help</text:span> options; these are handled by the <text:span text:style-name="Console">optparse</text:span> module to produce a suitable usage message using the texts from the <text:span text:style-name="Console">help</text:span> keyword arguments, and with any “<text:span text:style-name="Console">%default</text:span>” text replaced with the option’s default value.</text:p>
      <text:p text:style-name="P3">Notice also that the options now use the conventional Unix style of having both short and long option names that start with a hyphen. Short names are convenient for interactive use at the console; long names are more understandable when used in shell scripts. For example, to set the maximum width to 80 we can use any of <text:span text:style-name="Console">-w80</text:span>, <text:span text:style-name="Console">-w 80</text:span>, <text:span text:style-name="Console">--maxwidth=80</text:span>, or <text:span text:style-name="Console">--maxwidth 80</text:span>. After the command line is parsed, the options are available using the <text:span text:style-name="Console">dest</text:span> names, for example, <text:span text:style-name="Console">opts.maxwidth</text:span> and <text:span text:style-name="Console">opts.format</text:span>. Any command-line arguments that have not been processed (usually filenames) are in the <text:span text:style-name="Console">args</text:span> list.</text:p>
      <text:p text:style-name="P3">If an error occurs when parsing the command line, the <text:span text:style-name="Console">optparse</text:span> parser will call <text:span text:style-name="Console">sys.exit(2)</text:span>. This leads to a clean program termination and returns <text:span text:style-name="Console">2</text:span> to the operating system as the program’s result value. Conventionally, a return value of <text:span text:style-name="Console">2</text:span> signifies a usage error, <text:span text:style-name="Console">1</text:span> signifies any other kind of error, and <text:span text:style-name="Console">0</text:span> means success. When <text:span text:style-name="Console">sys.exit()</text:span> is called with no arguments it returns <text:span text:style-name="Console">0</text:span> to the operating system.</text:p>
      <text:h text:style-name="P13" text:outline-level="3"><draw:frame draw:style-name="fr4" draw:name="f05-05-h3" text:anchor-type="paragraph" svg:y="-0.25cm" svg:width="1cm" draw:z-index="45"><draw:text-box fo:min-height="0.741cm"><text:p text:style-name="P14">||</text:p></draw:text-box></draw:frame>Mathematics and Numbers</text:h>
      <text:p text:style-name="P3">In addition to the built-in <text:span text:style-name="T1">int</text:span>, <text:span text:style-name="T1">float</text:span>, and <text:span text:style-name="T1">complex numbers</text:span>, the library provides the <text:span text:style-name="Console">decimal.Decimal</text:span> and <text:span text:style-name="Console">fractions.Fraction</text:span> numbers. Three numeric libraries are available: <text:span text:style-name="T1">math</text:span> for the standard mathematical functions, <text:span text:style-name="T1">cmath</text:span> for complex number mathematical functions, and <text:span text:style-name="T1">random</text:span> which provides many functions for random number generation; these modules were introduced in Chapter 2 [123 ⮜].</text:p>
      <text:p text:style-name="P3">Python’s numeric abstract base classes (classes that can be inherited from but that cannot be used directly) are in the <text:span text:style-name="T1">numbers module</text:span>. They are useful for checking that an <text:span text:style-name="Console">object</text:span>, say, <text:span text:style-name="Console">x</text:span>, is any kind of number using <text:span text:style-name="Console">isinstance(x, numbers.Number)</text:span>, or is a specific kind of number, for example, <text:span text:style-name="Console">isinstance(x, numbers.Rational)</text:span> or <text:span text:style-name="Console">isinstance(x, numbers.Integral)</text:span>.</text:p>
      <text:p text:style-name="P3">Those involved in scientific and engineering programming will find the third-party <text:span text:style-name="T1">NumPy</text:span> package to be useful. This module provides highly efficient n‑dimensional arrays, basic linear algebra functions and <text:span text:style-name="T1">Fourier</text:span> transforms, and tools for integration with C, C++, and Fortran code. The <text:span text:style-name="T1">SciPy</text:span> package <text:soft-page-break/>incorporates <text:span text:style-name="T1">NumPy</text:span> and extends it to include modules for statistical computations, signal and image processing, genetic algorithms, and a great deal more. Both are freely available from <text:a xlink:type="simple" xlink:href="https://scipy.org/" text:style-name="Internet_20_link" text:visited-style-name="Visited_20_Internet_20_Link"><text:span text:style-name="T23">SciPy</text:span></text:a>.</text:p>
      <text:h text:style-name="P13" text:outline-level="3"><draw:frame draw:style-name="fr4" draw:name="f05-06-h3" text:anchor-type="paragraph" svg:y="-0.25cm" svg:width="1cm" draw:z-index="46"><draw:text-box fo:min-height="0.741cm"><text:p text:style-name="P14">||</text:p></draw:text-box></draw:frame><text:bookmark-start text:name="__RefHeading___Toc77459_787353532"/>Times and Dates<text:bookmark-end text:name="__RefHeading___Toc77459_787353532"/></text:h>
      <text:p text:style-name="P3">The <text:span text:style-name="T1">calendar</text:span> and <text:span text:style-name="T1">datetime</text:span> modules provide functions and classes for date and time handling. However, they are based on an idealized <text:span text:style-name="T1">Gregorian calendar</text:span>, so they are not suitable for dealing with pre-Gregorian dates. Time and date handling is a very complex topic—the calendars in use have varied in different places and at different times, a day is not precisely 24 hours, a year is not exactly 365 days, and daylight saving time and time zones vary. The <text:span text:style-name="Console"><text:span text:style-name="T1">datetime.datetime</text:span></text:span> class (but not the <text:span text:style-name="Console"><text:span text:style-name="T1">datetime.date</text:span></text:span> class) has provisions for handling time zones, but does not do so out of the box. Third-party <text:span text:style-name="T1">modules</text:span> are available to make good this deficiency, for example, <text:span text:style-name="Console">dateutil</text:span> from <text:a xlink:type="simple" xlink:href="https://labix.org/python-dateutil/" text:style-name="Internet_20_link" text:visited-style-name="Visited_20_Internet_20_Link"><text:span text:style-name="T24">labix.org/python-dateutil</text:span></text:a>, and <text:span text:style-name="Console">mxDateTime</text:span> from <text:a xlink:type="simple" xlink:href="https://www.egenix.com/products/python/mxBase/mxDateTime" text:style-name="Internet_20_link" text:visited-style-name="Visited_20_Internet_20_Link"><text:span text:style-name="T24">egenix.com/…/mxDateTime</text:span></text:a>.</text:p>
      <text:p text:style-name="P3">The <text:span text:style-name="T1">time module</text:span> handles timestamps. These are simply numbers that hold the number of seconds since the epoch (1970-01-01T00:00:00 on Unix). This <text:span text:style-name="T1">module</text:span> can be used to get a timestamp of the machine’s current time in <text:span text:style-name="T6">utc</text:span> (Coordinated Universal Time), or as a local time that accounts for daylight saving time, and to create date, time, and date/time strings formatted in various ways. It can also parse strings that have dates and times.</text:p>
      <text:h text:style-name="P20" text:outline-level="4"><draw:frame draw:style-name="fr5" draw:name="f05-05-h4" text:anchor-type="paragraph" svg:y="-0.25cm" svg:width="0.7cm" draw:z-index="57"><draw:text-box fo:min-height="0.741cm"><text:p text:style-name="P21">|</text:p></draw:text-box></draw:frame>Example: The calendar, datetime, and time Modules</text:h>
      <text:p text:style-name="P3">Objects of type <text:span text:style-name="Console">datetime.datetime</text:span> are usually created programmatically, whereas objects that hold <text:span text:style-name="T6">utc</text:span> date/times are usually received from external sources, such as file timestamps. Here are some examples:</text:p>
      <text:p text:style-name="P8">import calendar, datetime, time</text:p>
      <text:p text:style-name="P8">moon_datetime_a = datetime.datetime(1969, 7, 20, 20, 17, 40)</text:p>
      <text:p text:style-name="P8">moon_time = calendar.timegm(moon_datetime_a.utctimetuple())</text:p>
      <text:p text:style-name="P8">moon_datetime_b = datetime.datetime.utcfromtimestamp(moon_time)</text:p>
      <text:p text:style-name="P8">moon_datetime_a.isoformat() # returns: '1969-07-20T20:17:40'</text:p>
      <text:p text:style-name="P8">moon_datetime_b.isoformat() # returns: '1969-07-20T20:17:40'</text:p>
      <text:p text:style-name="P8">time.strftime("%Y-%m-%dT%H:%M:%S", time.gmtime(moon_time))</text:p>
      <text:p text:style-name="P35">The <text:span text:style-name="Console">moon_datetime_a</text:span> variable is of type <text:span text:style-name="Console">datetime.datetime</text:span> and holds the date and time that <text:span text:style-name="T1">Apollo 11</text:span> landed on the moon. The <text:span text:style-name="Console">moon_time</text:span> variable is of type <text:span text:style-name="T1">int</text:span> and holds the number of seconds since the epoch to the moon landing—this number is provided by the <text:span text:style-name="Console">calendar.timegm()</text:span> function which takes a <text:span text:style-name="Console">time_struct</text:span> object returned by the <text:span text:style-name="Console">datetime.datetime.utctimetuple()</text:span> function, and returns the number of seconds that the <text:span text:style-name="Console">time_struct</text:span> represents. (Since the moon landing occurred before the Unix epoch, the number is negative.) The <text:span text:style-name="Console">moon_datetime_b</text:span> variable is of type <text:span text:style-name="Console">datetime.datetime</text:span> and is created from the <text:span text:style-name="Console">moon_time</text:span> integer to show the conversion from the number <text:soft-page-break/>of seconds since the epoch to a <text:span text:style-name="Console">datetime.datetime</text:span> object<text:note text:id="ftn3" text:note-class="footnote"><text:note-citation>3</text:note-citation><text:note-body><text:p text:style-name="Footnote">Unfortunately for Windows users, the <text:span text:style-name="Console">datetime.datetime.utcfromtimestamp()</text:span> function can’t handle negative timestamps, that is, timestamps for dates prior to January 1, 1970.</text:p></text:note-body></text:note>. The last three lines all return identical <text:span text:style-name="T6">iso</text:span> 8601-format date/time strings.</text:p>
      <text:p text:style-name="P35">The current <text:span text:style-name="T6">utc</text:span> date/time is available as a <text:span text:style-name="Console">datetime.datetime</text:span> object by calling <text:span text:style-name="Console">datetime.datetime.utcnow()</text:span>, and as the number of seconds since the epoch by calling <text:span text:style-name="Console">time.time()</text:span>. For the local date/time, use <text:span text:style-name="Console">datetime.datetime.now()</text:span> or <text:span text:style-name="Console">time.mktime(time.localtime())</text:span>.</text:p>
      <text:h text:style-name="P13" text:outline-level="3"><draw:frame draw:style-name="fr4" draw:name="f05-07-h3" text:anchor-type="paragraph" svg:y="-0.25cm" svg:width="1cm" draw:z-index="47"><draw:text-box fo:min-height="0.741cm"><text:p text:style-name="P14">||</text:p></draw:text-box></draw:frame>Algorithms and Collection Data Types</text:h>
      <text:p text:style-name="P35">The <text:span text:style-name="Console"><text:span text:style-name="T10">bisect</text:span></text:span><text:span text:style-name="T1"> module</text:span> provides functions for searching sorted sequences such as sorted <text:span text:style-name="T1">lists</text:span>, and for inserting items while preserving the sort order. This <text:span text:style-name="T1">module</text:span>’s functions use the binary search algorithm, so they are very fast. The <text:span text:style-name="T1">heapq module</text:span> provides functions for turning a sequence such as a <text:span text:style-name="T1">list</text:span> into a <text:span text:style-name="T1">heap</text:span>—a collection data type where the first item (at index position <text:span text:style-name="Console">0</text:span>) is always the smallest item, and for inserting and removing items while keeping the sequence as a <text:span text:style-name="T1">heap</text:span>.</text:p>
      <text:p text:style-name="P35"><draw:frame text:anchor-type="paragraph" draw:z-index="25" draw:name="p219 jump 1" draw:style-name="gr1" draw:text-style-name="P5" svg:width="1.571cm" svg:height="2.28cm" svg:x="-1.6cm" svg:y="0cm"><draw:text-box draw:corner-radius="0.199cm"><text:p text:style-name="P4"><text:span text:style-name="T25">Default dict­ionary</text:span></text:p><text:p><text:span text:style-name="T3"><text:a xlink:href="#0.0.0.Default Dictionaries|outline" xlink:type="simple">136 ⮜</text:a></text:span></text:p></draw:text-box></draw:frame><draw:frame text:anchor-type="paragraph" draw:z-index="26" draw:name="p219 jump 2" draw:style-name="gr9" draw:text-style-name="P5" svg:width="1.571cm" svg:height="1.902cm" svg:x="-1.6cm" svg:y="2.51cm"><draw:text-box draw:corner-radius="0.199cm"><text:p text:style-name="P4"><text:span text:style-name="T2">Named tuple</text:span></text:p><text:p><text:span text:style-name="T3"><text:a xlink:href="#0.0.0.Named Tuples|outline" xlink:type="simple">111 ⮜</text:a></text:span></text:p></draw:text-box></draw:frame>The <text:span text:style-name="T1">collections</text:span> package provides the <text:span text:style-name="Console">collections.defaultdict</text:span> <text:span text:style-name="T1">dictionary</text:span> and the <text:span text:style-name="Console">collections.namedtuple</text:span> collection data types that we have previously discussed. In addition, this package provides the <text:span text:style-name="Console">collections.UserList</text:span> and <text:span text:style-name="Console">collections.UserDict</text:span> types, although <text:span text:style-name="T9">sub-classing</text:span> the built-in <text:span text:style-name="T1">list</text:span> and <text:span text:style-name="T1">dict</text:span> types is probably more common than using these types. Another type is <text:span text:style-name="Console">collections.deque</text:span>, which is similar to a <text:span text:style-name="T1">list</text:span>, but whereas a <text:span text:style-name="T1">list</text:span> is very fast for adding and removing items at the end, a <text:span text:style-name="Console">collections.deque</text:span> is very fast for adding and removing items both at the beginning and at the end.</text:p>
      <text:p text:style-name="P35"><draw:frame text:anchor-type="paragraph" draw:z-index="27" draw:name="p219 jump 3" draw:style-name="gr1" draw:text-style-name="P5" svg:width="1.571cm" svg:height="2.28cm" svg:x="-1.6cm" svg:y="0.542cm"><draw:text-box draw:corner-radius="0.199cm"><text:p text:style-name="P4"><text:span text:style-name="T25">Ordered dict­ionary</text:span></text:p><text:p><text:span text:style-name="T3"><text:a xlink:href="#0.0.0.Ordered Dictionaries|outline" xlink:type="simple">138 ⮜</text:a></text:span></text:p></draw:text-box></draw:frame><draw:frame text:anchor-type="paragraph" draw:z-index="28" draw:name="p219 info" draw:style-name="gr10" draw:text-style-name="P38" svg:width="1.571cm" svg:height="3.881cm" svg:x="17cm" svg:y="0cm"><draw:text-box draw:corner-radius="0.199cm"><text:p text:style-name="P37"><text:span text:style-name="T26">3.1</text:span></text:p></draw:text-box></draw:frame>Python 3.1 introduced the <text:span text:style-name="Console">collections.OrderedDict</text:span> and the <text:span text:style-name="Console">collections.Counter</text:span> classes. <text:span text:style-name="T1">OrderedDicts</text:span> have the same <text:span text:style-name="T6">api</text:span> as normal <text:span text:style-name="T1">dicts</text:span>, although when iterated the items are always returned in insertion order (i.e., from first to last inserted), and the <text:span text:style-name="Console">popitem()</text:span> method always returns the most recently added (i.e., last) item. The <text:span text:style-name="Console">Counter</text:span> class is a <text:span text:style-name="T1">dict</text:span> <text:span text:style-name="T9">sub-class</text:span> used to provide a fast and easy way of keeping various counts. Given an iterable or a mapping (such as a <text:span text:style-name="T1">dictionary</text:span>), a <text:span text:style-name="Console">Counter</text:span> instance can, for example, return a <text:span text:style-name="T1">list</text:span> of the unique elements or a <text:span text:style-name="T1">list</text:span> of the most common elements as <text:span text:style-name="T1">(element, count) 2-tuples</text:span>.</text:p>
      <text:p text:style-name="P35">Python’s non-numeric abstract base classes (classes that can be inherited from but that cannot be used directly) are also in the collections package. They are discussed in Chapter 8 [<text:a xlink:type="simple" xlink:href="#Chapter 08" text:style-name="Internet_20_link" text:visited-style-name="Visited_20_Internet_20_Link"><text:span text:style-name="T7">347 ➤</text:span></text:a>].</text:p>
      <text:p text:style-name="P3">The <text:span text:style-name="T1">array module</text:span> provides the <text:span text:style-name="Console">array.array</text:span> sequence type that can store numbers or characters in a very space-efficient way. It has similar behaviour to <text:span text:style-name="T1">lists</text:span> except that the type of object it can store is fixed when it is created, so unlike <text:span text:style-name="T1">lists</text:span> it cannot store objects of different types. The third-party <text:span text:style-name="T1">NumPy</text:span> package mentioned earlier also provides efficient arrays.</text:p>
      <text:p text:style-name="P3"><text:soft-page-break/>The <text:span text:style-name="T1">weakref module</text:span> provides functionality for creating weak references—these behave like normal object references, except that if the only reference to an object is a weak reference, the object can still be scheduled for garbage collection. This prevents objects from being kept in memory simply because we have a reference to them. Naturally, we can check whether the object a weak reference refers to still exists, and can access the object if it does.</text:p>
      <text:h text:style-name="P20" text:outline-level="4"><draw:frame draw:style-name="fr5" draw:name="f05-06-h4" text:anchor-type="paragraph" svg:y="-0.25cm" svg:width="0.7cm" draw:z-index="58"><draw:text-box fo:min-height="0.741cm"><text:p text:style-name="P21">|</text:p></draw:text-box></draw:frame>Example: The heapq Module</text:h>
      <text:p text:style-name="P3">The <text:span text:style-name="T1">heapq module</text:span> provides functions for converting a <text:span text:style-name="T1">list</text:span> into a <text:span text:style-name="T1">heap</text:span> and for adding and removing items from the <text:span text:style-name="T1">heap</text:span> while preserving the <text:span text:style-name="T1">heap</text:span> property. A <text:span text:style-name="T1">heap</text:span> is a binary tree that respects the <text:span text:style-name="T1">heap</text:span> property, which is that the first item (at index position <text:span text:style-name="Console">0</text:span>) is always the smallest item<text:note text:id="ftn4" text:note-class="footnote"><text:note-citation>4</text:note-citation><text:note-body><text:p text:style-name="Footnote">Strictly speaking, the heapq module provides a min heap; heaps where the first item is always the largest are max heaps.</text:p></text:note-body></text:note>. Each of a <text:span text:style-name="T1">heap</text:span>’s subtrees is also a <text:span text:style-name="T1">heap</text:span>, so they too respect the <text:span text:style-name="T1">heap</text:span> property. Here is how a <text:span text:style-name="T1">heap</text:span> could be created from scratch:</text:p>
      <text:p text:style-name="P33">import heapq</text:p>
      <text:p text:style-name="P34">heap = []</text:p>
      <text:p text:style-name="P34">heapq.heappush(heap, (5, "rest"))</text:p>
      <text:p text:style-name="P34">heapq.heappush(heap, (2, "work"))</text:p>
      <text:p text:style-name="P34">heapq.heappush(heap, (4, "study"))</text:p>
      <text:p text:style-name="P3">If we already have a <text:span text:style-name="T1">list</text:span>, we can turn it into a <text:span text:style-name="T1">heap</text:span> with <text:span text:style-name="Inline_20_Code">heapq.heapify(alist)</text:span>; this will do any necessary reordering in-place. The smallest item can be removed from the heap using <text:span text:style-name="Inline_20_Code">heapq.heappop(heap)</text:span>.</text:p>
      <text:p text:style-name="P39">for x in heapq.merge([1, 3, 5, 8], [2, 4, 7], [0, 1, 6, 8, 9]):</text:p>
      <text:p text:style-name="P39"><text:tab/>print(x, end=" ") # prints: 0 1 1 2 3 4 5 6 7 8 8 9</text:p>
      <text:p text:style-name="P3">The <text:span text:style-name="Console">heapq.merge()</text:span> function takes any number of sorted iterables as arguments and returns an iterator that iterates over all the items from all the iterables in order.</text:p>
      <text:h text:style-name="P13" text:outline-level="3"><draw:frame draw:style-name="fr4" draw:name="f05-08-h3" text:anchor-type="paragraph" svg:y="-0.25cm" svg:width="1cm" draw:z-index="48"><draw:text-box fo:min-height="0.741cm"><text:p text:style-name="P14">||</text:p></draw:text-box></draw:frame><text:bookmark-start text:name="__RefHeading___Toc81680_843731176"/>File Formats, Encodings, and Data Persistence<text:bookmark-end text:name="__RefHeading___Toc81680_843731176"/></text:h>
      <text:p text:style-name="P3"><draw:frame text:anchor-type="paragraph" draw:z-index="29" draw:name="p220 jump" draw:style-name="gr11" draw:text-style-name="P5" svg:width="1.571cm" svg:height="2.703cm" svg:x="-1.6cm" svg:y="0cm"><draw:text-box draw:corner-radius="0.199cm"><text:p text:style-name="P4"><text:span text:style-name="T22">Char­acter encod­ings</text:span></text:p><text:p><text:span text:style-name="T3"><text:a xlink:href="#0.0.0.Character Encodings|outline" xlink:type="simple">92 ⮜</text:a></text:span></text:p></draw:text-box></draw:frame>The standard library has extensive support for a variety of standard file formats and encodings. The <text:span text:style-name="T1">base64 module</text:span> has functions for reading and writing using the <text:span text:style-name="T1">Base16</text:span>, <text:span text:style-name="T1">Base32</text:span>, and <text:span text:style-name="T1">Base64</text:span> encodings specified in <text:span text:style-name="T6">rfc </text:span>3548<text:note text:id="ftn5" text:note-class="footnote"><text:note-citation>5</text:note-citation><text:note-body><text:p text:style-name="Footnote"><text:span text:style-name="T6">rfc</text:span> (Request for Comments) documents are used to specify various Internet technologies. Each one has a unique identification number and many of them have become officially adopted standards.</text:p></text:note-body></text:note>. The <text:span text:style-name="T1">quopri module</text:span> has functions for reading and writing “<text:span text:style-name="T1">quoted-printable</text:span>” format. This format is defined in <text:span text:style-name="T6">rfc</text:span> 1521 and is used for <text:span text:style-name="T6">mime</text:span> (Multipurpose Internet Mail Extensions) data. The <text:span text:style-name="T1">uu module</text:span> has functions for reading and writing uuencoded data. <text:span text:style-name="T6">rfc</text:span> 1832 defines the External Data <text:soft-page-break/>Representation Standard and <text:span text:style-name="T1">module xdrlib</text:span> provides functions for reading and writing data in this format.</text:p>
      <text:p text:style-name="P3">Modules are also provided for reading and writing archive files in the most popular formats. The <text:span text:style-name="T1">bz2 module</text:span> can handle <text:span text:style-name="Filename">.bz2</text:span> files, the <text:span text:style-name="T1">gzip module</text:span> handles <text:span text:style-name="Filename">.gz</text:span> files, the <text:span text:style-name="T1">tarfile module</text:span> handles <text:span text:style-name="Filename">.tar</text:span>, <text:span text:style-name="Filename">.tar.gz</text:span> (also <text:span text:style-name="Filename">.tgz</text:span>), and <text:span text:style-name="Filename">.tar.bz2</text:span> files, and the <text:span text:style-name="T1">zipfile module</text:span> handles <text:span text:style-name="Filename">.zip</text:span> files. We will see an example of using the <text:span text:style-name="T1">tarfile module</text:span> in this subsection, and later on (➤ 227) there is a small example that uses the <text:span text:style-name="T1">gzip module</text:span>; we will also see the <text:span text:style-name="T1">gzip module</text:span> in action again in Chapter 7 [<text:a xlink:type="simple" xlink:href="#Chapter 07" text:style-name="Internet_20_link" text:visited-style-name="Visited_20_Internet_20_Link"><text:span text:style-name="T7">299 ➤</text:span></text:a>].</text:p>
      <text:p text:style-name="P3">Support is also provided for handling some audio formats, with the <text:span text:style-name="T1">aifc module</text:span> for <text:span text:style-name="T6">aiff</text:span> (Audio Interchange File Format) and the <text:span text:style-name="T1">wave module</text:span> for (uncompressed) <text:span text:style-name="Filename">.wav</text:span> files. Some forms of audio data can be manipulated using the <text:span text:style-name="T1">audioop module</text:span>, and the <text:span text:style-name="T1">sndhdr module</text:span> provides a couple of functions for determining what kind of sound data is stored in a file and some of its properties, such as the sampling rate.</text:p>
      <text:p text:style-name="P3">A format for configuration files (similar to old-style Windows <text:span text:style-name="Filename">.ini</text:span> files) is specified in <text:span text:style-name="T6">rfc</text:span> 822, and the <text:span text:style-name="T1">configparser module</text:span> provides functions for reading and writing such files.</text:p>
      <text:p text:style-name="P3">Many applications, for example, Excel, can read and write <text:span text:style-name="T6">csv</text:span> (Comma Separated Value) data, or variants such as tab-delimited data. The <text:span text:style-name="T1">csv module</text:span> can read and write these formats, and can account for the idiosyncrasies that prevent <text:span text:style-name="T6">csv</text:span> files from being straightforward to handle directly.</text:p>
      <text:p text:style-name="P3">In addition to its support of various file formats, the standard library also has packages and modules that provide data persistence. The <text:span text:style-name="T1">pickle module</text:span> is used to store and retrieve arbitrary Python objects (including entire collections) to and from disk; this <text:span text:style-name="T1">module</text:span> is covered in Chapter 7 [<text:a xlink:type="simple" xlink:href="#Chapter 07" text:style-name="Internet_20_link" text:visited-style-name="Visited_20_Internet_20_Link"><text:span text:style-name="T7">299 ➤</text:span></text:a>]. The library also supports <text:span text:style-name="T6">dbm</text:span> files of various kinds—these are like <text:span text:style-name="T1">dictionaries</text:span> except that their items are stored on disk rather than in memory, and both their keys and their values must be bytes objects or strings. The <text:span text:style-name="T1">shelve module</text:span>, covered in Chapter 12 [<text:a xlink:type="simple" xlink:href="#Chapter 12" text:style-name="Internet_20_link" text:visited-style-name="Visited_20_Internet_20_Link"><text:span text:style-name="T7">477 ➤</text:span></text:a>], can be used to provide <text:span text:style-name="T6">dbm</text:span> files with string keys and arbitrary Python objects as values—the module seamlessly converts the Python objects to and from bytes objects behind the scenes. The <text:span text:style-name="T6">dbm</text:span> modules, Python’s database <text:span text:style-name="T6">api</text:span>, and using the built-in <text:a xlink:type="simple" xlink:href="https://www.sqlobject.org/" text:style-name="Internet_20_link" text:visited-style-name="Visited_20_Internet_20_Link"><text:span text:style-name="T6">sql</text:span></text:a>ite database are all covered in Chapter 12 [<text:a xlink:type="simple" xlink:href="#Chapter 12" text:style-name="Internet_20_link" text:visited-style-name="Visited_20_Internet_20_Link"><text:span text:style-name="T7">477 ➤</text:span></text:a>].</text:p>
      <text:h text:style-name="P20" text:outline-level="4"><draw:frame draw:style-name="fr5" draw:name="f05-07-h4" text:anchor-type="paragraph" svg:y="-0.25cm" svg:width="0.7cm" draw:z-index="59"><draw:text-box fo:min-height="0.741cm"><text:p text:style-name="P21">|</text:p></draw:text-box></draw:frame>Example: The base64 Module</text:h>
      <text:p text:style-name="P3">The <text:span text:style-name="T1">base64 module</text:span> is mostly used for handling binary data that is embedded in emails as <text:span text:style-name="T6">ascii</text:span> text. It can also be used to store binary data inside <text:span text:style-name="Filename">.py</text:span> files. The first step is to get the binary data into <text:span text:style-name="T1">Base64</text:span> format. Here we assume that the <text:span text:style-name="T1">base64 module</text:span> has been imported and that the <text:span text:style-name="T6">path</text:span> and filename of a <text:span text:style-name="Filename">.png</text:span> file are in the variable <text:span text:style-name="Console">left_align_png</text:span>:</text:p>
      <table:table table:name="equivalenceCode-17" table:style-name="equivalenceCode-17">
        <table:table-column table:style-name="equivalenceCode-17.A"/>
        <table:table-column table:style-name="equivalenceCode-17.B"/>
        <text:soft-page-break/>
        <table:table-row table:style-name="equivalenceCode-17.1">
          <table:table-cell table:style-name="equivalenceCode-17.A1" office:value-type="string">
            <text:p text:style-name="P19"><text:span text:style-name="Console"><text:span text:style-name="T27">binary = open(left_align_png, "rb").read()</text:span></text:span></text:p>
            <text:p text:style-name="P19"><text:span text:style-name="Console"><text:span text:style-name="T27">ascii_text = ""</text:span></text:span></text:p>
            <text:p text:style-name="P19"><text:span text:style-name="Console"><text:span text:style-name="T27">for i, c in enumerate(base64.b64encode(binary)):</text:span></text:span></text:p>
            <text:p text:style-name="P19"><text:span text:style-name="Console"><text:span text:style-name="T27"><text:tab/>if i and i % 68 == 0:</text:span></text:span></text:p>
            <text:p text:style-name="P19"><text:span text:style-name="Console"><text:span text:style-name="T27"><text:tab/><text:tab/>ascii_text += "\\\n"</text:span></text:span></text:p>
            <text:p text:style-name="P19"><text:span text:style-name="Console"><text:span text:style-name="T27"><text:tab/>ascii_text += chr(c)</text:span></text:span></text:p>
          </table:table-cell>
          <table:table-cell table:style-name="equivalenceCode-17.B1" office:value-type="string">
            <text:p text:style-name="P19"><draw:frame draw:style-name="fr6" draw:name="left_align_text" text:anchor-type="paragraph" svg:width="0.847cm" svg:height="0.847cm" draw:z-index="36"><draw:image xlink:href="Pictures/10000001000000200000002006ECB611.png" xlink:type="simple" xlink:show="embed" xlink:actuate="onLoad" draw:mime-type="image/png"/></draw:frame><text:span text:style-name="Console"><text:span text:style-name="T27">left_align.png</text:span></text:span></text:p>
          </table:table-cell>
        </table:table-row>
      </table:table>
      <text:p text:style-name="P35"><draw:frame text:anchor-type="paragraph" draw:z-index="30" draw:name="p222 jump" draw:style-name="gr7" draw:text-style-name="P9" svg:width="1.571cm" svg:height="1.842cm" svg:x="17cm" svg:y="0cm"><draw:text-box draw:corner-radius="0.199cm"><text:p text:style-name="P4"><text:span text:style-name="T4">bytes type</text:span></text:p><text:p text:style-name="P4"><text:span text:style-name="T5"><text:a xlink:href="#1.1.1.1.Obtaining and Installing Python 3|outline" xlink:type="simple">146 ⮞</text:a></text:span></text:p></draw:text-box></draw:frame>This code snippet reads the file in binary mode and converts it to a <text:span text:style-name="T1">Base64</text:span> string of <text:span text:style-name="T6">ascii</text:span> characters. Every sixty-eighth character a backslash-newline combination is added. This limits the width of the lines of <text:span text:style-name="T6">ascii</text:span> characters to 68, but ensures that when the data is read back the newlines will be ignored (because the backslash will escape them). The <text:span text:style-name="T6">ascii</text:span> text obtained like this can be stored as a bytes literal in a <text:span text:style-name="Filename">.py</text:span> file, for example:</text:p>
      <text:p text:style-name="P33">LEFT_ALIGN_PNG = b"""\</text:p>
      <text:p text:style-name="P34">iVBORw0KGgoAAAANSUhEUgAAACAAAAAgCAYAAABzenr0AAAABGdBTUEAALGPC/xhBQAA\</text:p>
      <text:p text:style-name="P34">…</text:p>
      <text:p text:style-name="P34">bmquu8PAmVT2+CwVV6rCyA9UfFMCkI+bN6p18tCWqcUzrDOwBh2zVCR+JZVeAAAAAElF\</text:p>
      <text:p text:style-name="P34">TkSuQmCC"""</text:p>
      <text:p text:style-name="P35">We’ve omitted most of the lines as indicated by the ellipsis.</text:p>
      <text:p text:style-name="P35">The data can be converted back to its original binary form like this:</text:p>
      <text:p text:style-name="P10">binary = base64.b64decode(LEFT_ALIGN_PNG)</text:p>
      <text:p text:style-name="P35">The binary data could be written to a file using <text:span text:style-name="Inline_20_Code">open(filename, "wb").write( binary)</text:span>. Keeping binary data in <text:span text:style-name="Filename">.py</text:span> files is much less compact than keeping it in its original form, but can be useful if we want to provide a program that requires some binary data as a single <text:span text:style-name="Filename">.py</text:span> file.</text:p>
      <text:h text:style-name="P20" text:outline-level="4"><draw:frame draw:style-name="fr5" draw:name="f05-08-h4" text:anchor-type="paragraph" svg:y="-0.25cm" svg:width="0.7cm" draw:z-index="60"><draw:text-box fo:min-height="0.741cm"><text:p text:style-name="P21">|</text:p></draw:text-box></draw:frame>Example: The tarfile Module</text:h>
      <text:p text:style-name="P3">Most versions of Windows don’t come with support for the <text:span text:style-name="Filename">.tar</text:span> format that is so widely used on Unix systems. This inconvenient omission can easily be rectified using Python’s <text:span text:style-name="T1">tarfile module</text:span>, which can create and unpack <text:span text:style-name="Filename">.tar</text:span> and <text:span text:style-name="Filename">.tar.gz</text:span> archives (known as <text:span text:style-name="T1">tarballs</text:span>), and with the right libraries installed, <text:span text:style-name="Filename">.tar.bz2</text:span> archives. The <text:span text:style-name="Filename">untar.py</text:span> program can unpack <text:span text:style-name="T1">tarballs</text:span> using the <text:span text:style-name="T1">tarfile module</text:span>; here we will just show some key extracts, starting with the first import statement:</text:p>
      <text:p text:style-name="P8">BZ2_AVAILABLE = True</text:p>
      <text:p text:style-name="P8">try:</text:p>
      <text:p text:style-name="P8"><text:tab/>import bz2</text:p>
      <text:p text:style-name="P8">except ImportError:</text:p>
      <text:p text:style-name="P8"><text:tab/>BZ2_AVAILABLE = False</text:p>
      <text:p text:style-name="P3"><text:soft-page-break/>The <text:span text:style-name="T1">bz2 module</text:span> is used to handle the <text:span text:style-name="T1">bzip2</text:span> compression format, but importing it will fail if Python was built without access to the <text:span text:style-name="T1">bzip2</text:span> library. (The Python binary for Windows is always built with <text:span text:style-name="T1">bzip2</text:span> compression built-in; it is only on some Unix builds that it might be absent.) We account for the possibility that the module is not available using a <text:span text:style-name="Console">try … except</text:span> block, and keep a <text:span text:style-name="T1">Boolean</text:span> variable that we can refer to later (although we don’t quote the code that uses it).</text:p>
      <text:p text:style-name="P8">UNTRUSTED_PREFIXES = tuple(["/", "\\"] + [c + ":" for c in string.<text:span text:style-name="T9">ascii</text:span>_letters])</text:p>
      <text:p text:style-name="P3">This statement creates the tuple <text:span text:style-name="Inline_20_Code">('/', '\', 'A:', 'B:', …, 'Z:', 'a:', 'b:', …, 'z:')</text:span>. Any filename in the tarball being unpacked that begins with one of these is suspect—tarballs should not use absolute paths since then they risk overwriting system files, so as a precaution we will not unpack any file whose name starts with one of these prefixes.</text:p>
      <text:p text:style-name="P27">def untar(archive):</text:p>
      <text:p text:style-name="P27"><text:tab/>tar = None</text:p>
      <text:p text:style-name="P27"><text:tab/>try:</text:p>
      <text:p text:style-name="P27"><text:tab/><text:tab/>tar = tarfile.open(archive)</text:p>
      <text:p text:style-name="P27"><text:tab/><text:tab/>for member in tar.getmembers():</text:p>
      <text:p text:style-name="P27"><text:tab/><text:tab/><text:tab/>if member.name.startswith(UNTRUSTED_PREFIXES):</text:p>
      <text:p text:style-name="P27"><text:tab/><text:tab/><text:tab/><text:tab/>print("untrusted prefix, ignoring", member.name)</text:p>
      <text:p text:style-name="P27"><text:tab/><text:tab/><text:tab/>elif ".." in member.name:</text:p>
      <text:p text:style-name="P27"><text:tab/><text:tab/><text:tab/><text:tab/>print("suspect <text:span text:style-name="T6">path</text:span>, ignoring", member.name)</text:p>
      <text:p text:style-name="P27"><text:tab/><text:tab/><text:tab/>else:</text:p>
      <text:p text:style-name="P27"><text:tab/><text:tab/><text:tab/><text:tab/>tar.extract(member)</text:p>
      <text:p text:style-name="P27"><text:tab/><text:tab/><text:tab/><text:tab/>print("unpacked", member.name)</text:p>
      <text:p text:style-name="P27"><text:tab/>except (tarfile.TarError, EnvironmentError) as err:</text:p>
      <text:p text:style-name="P27"><text:tab/><text:tab/>error(err)</text:p>
      <text:p text:style-name="P27"><text:tab/>finally:</text:p>
      <text:p text:style-name="P27"><text:tab/><text:tab/>if tar is not None:</text:p>
      <text:p text:style-name="P27"><text:tab/><text:tab/>tar.close()</text:p>
      <text:p text:style-name="P3">Each file in a <text:span text:style-name="T1">tarball</text:span> is called a member. The <text:span text:style-name="Console">tarfile.getmembers()</text:span> function returns a list of <text:span text:style-name="Console">tarfile.TarInfo</text:span> objects, one for each member. The member’s filename, including its <text:span text:style-name="T6">path</text:span>, is in the <text:span text:style-name="Console">tarfile.TarInfo.name</text:span> attribute. If the name begins with an untrusted prefix, or contains <text:span text:style-name="Filename">..</text:span> in its <text:span text:style-name="T6">path</text:span>, we output an error message; otherwise, we call <text:span text:style-name="Console">tarfile.extract()</text:span> to save the member to disk. The <text:span text:style-name="T1">tarfile module</text:span> has its own set of custom exceptions, but we have taken the simplistic approach that if any exception occurs we output the error message and finish.</text:p>
      <text:p text:style-name="P8">def error(message, exit_status=1):</text:p>
      <text:p text:style-name="P8"><text:tab/>print(message)</text:p>
      <text:p text:style-name="P8"><text:tab/>sys.exit(exit_status)</text:p>
      <text:p text:style-name="P3">We have just quoted the <text:span text:style-name="Console">error()</text:span> function for completeness. The (unquoted) <text:span text:style-name="Console">main()</text:span> function prints a usage message if <text:span text:style-name="Console">-h</text:span> or <text:span text:style-name="Console">--help</text:span> is given; otherwise, it performs some basic checks before calling <text:span text:style-name="Console">untar()</text:span> with the <text:span text:style-name="T1">tarball</text:span>’s filename.</text:p>
      <text:h text:style-name="P13" text:outline-level="3"><draw:frame draw:style-name="fr7" draw:name="f05-09-h3" text:anchor-type="paragraph" svg:y="-0.25cm" svg:width="1cm" draw:z-index="49"><draw:text-box fo:min-height="0.741cm"><text:p text:style-name="P14">||</text:p></draw:text-box></draw:frame><text:soft-page-break/>File, Directory, and Process Handling</text:h>
      <text:p text:style-name="P35">The <text:span text:style-name="Console">shutil</text:span><text:span text:style-name="T1"> </text:span>module provides high-level functions for file and directory handling, including <text:span text:style-name="Console">shutil.copy()</text:span> and <text:span text:style-name="Console">shutil.copytree()</text:span> for copying files and entire directory trees, <text:span text:style-name="Console">shutil.move()</text:span> for moving directory trees, and <text:span text:style-name="Console">shutil.rmtree()</text:span> for removing entire directory trees, including non-empty ones.</text:p>
      <text:p text:style-name="P35">Temporary files and directories should be created using the <text:span text:style-name="Console">tempfile</text:span><text:span text:style-name="T1"> </text:span>module which provides the necessary functions, for example, <text:span text:style-name="Console">tempfile.mkstemp()</text:span>, and creates the temporaries in the most secure manner possible.</text:p>
      <text:p text:style-name="P35">The <text:span text:style-name="Console">filecmp</text:span> module can be used to compare files with the <text:span text:style-name="Console">filecmp.cmp()</text:span> function and to compare entire directories with the <text:span text:style-name="Console">filecmp.cmpfiles()</text:span> function.</text:p>
      <text:p text:style-name="P35">One very powerful and effective use of Python programs is to orchestrate the running of other programs. This can be done using the subprocess module which can start other processes, communicate with them using pipes, and retrieve their results. This module is covered in Chapter 10 [<text:a xlink:type="simple" xlink:href="#Chapter 10" text:style-name="Internet_20_link" text:visited-style-name="Visited_20_Internet_20_Link"><text:span text:style-name="T7">445 ➤</text:span></text:a>]. An even more powerful alternative is to use the multiprocessing module which provides extensive facilities for offloading work to multiple processes and for accumulating results, and can often be used as an alternative to multithreading.</text:p>
      <text:p text:style-name="P35">The <text:span text:style-name="Console">os</text:span> module provides platform-independent access to operating system functionality. The <text:span text:style-name="Console">os.environ</text:span> variable holds a mapping object whose items are environment variable names and their values. The program’s working directory is provided by <text:span text:style-name="Console">os.getcwd()</text:span> and can be changed using <text:span text:style-name="Console">os.chdir()</text:span>. The <text:span text:style-name="T1">module</text:span> also provides functions for low-level file-descriptor-based file handling. The <text:span text:style-name="Console">os.access()</text:span> function can be used to determine whether a file exists or whether it is readable or writeable, and the <text:span text:style-name="Console">os.listdir()</text:span> function returns a list of the entries (e.g., the files and directories, but excluding the <text:span text:style-name="Filename">.</text:span> and <text:span text:style-name="Filename">..</text:span> entries), in the directory it is given. The <text:span text:style-name="Console">os.stat()</text:span> function returns various items of information about a file or directory, such as its mode, access time, and size.</text:p>
      <text:p text:style-name="P35">Directories can be created using <text:span text:style-name="Console">os.mkdir()</text:span>, or if intermediate directories need to be created, using <text:span text:style-name="Console">os.makedirs()</text:span>. Empty directories can be removed using <text:span text:style-name="Console">os.rmdir()</text:span>, and directory trees that contain only empty directories can be removed using <text:span text:style-name="Console">os.removedirs()</text:span>. Files or directories can be removed using <text:span text:style-name="Console">os.remove()</text:span>, and can be renamed using <text:span text:style-name="Console">os.rename()</text:span>.</text:p>
      <text:p text:style-name="P35">The <text:span text:style-name="Console">os.walk()</text:span> function iterates over an entire directory tree, retrieving the name of every file and directory in turn.</text:p>
      <text:p text:style-name="P3">The <text:span text:style-name="Console"><text:span text:style-name="T10">os</text:span></text:span><text:span text:style-name="T1"> </text:span>module also provides many low-level platform-specific functions, for example, to work with file descriptors, and to <text:span text:style-name="T1">fork</text:span> (only on Unix systems), <text:span text:style-name="T1">spawn</text:span>, and <text:span text:style-name="T1">exec</text:span>.</text:p>
      <text:p text:style-name="P3"><text:soft-page-break/>Whereas the <text:span text:style-name="Console"><text:span text:style-name="T10">os</text:span></text:span><text:span text:style-name="T1"> </text:span>module provides functions for interacting with the operating system, especially in the context of the file system, the <text:span text:style-name="Console">os.path</text:span><text:span text:style-name="T1"> </text:span>module provides a mixture of string manipulation (of paths), and some file system convenience functions. The <text:s/>function returns the absolute <text:span text:style-name="T6">path </text:span>of its argument, with redundant <text:span text:style-name="T6">path</text:span> separators and <text:span text:style-name="Filename">..</text:span> elements removed. The <text:span text:style-name="Console">os.</text:span><text:span text:style-name="Console"><text:span text:style-name="T9">path</text:span></text:span><text:span text:style-name="Console">.split()</text:span> function returns a <text:span text:style-name="T1">2-tuple</text:span> with the first element containing the <text:span text:style-name="T6">path</text:span> and the second the filename (which will be empty if a <text:span text:style-name="T6">path </text:span>with no filename was given). These two parts are also available directly using <text:span text:style-name="Console">os.</text:span><text:span text:style-name="Console"><text:span text:style-name="T9">path</text:span></text:span><text:span text:style-name="Console">.basename()</text:span> and <text:span text:style-name="Console">os.</text:span><text:span text:style-name="Console"><text:span text:style-name="T9">path</text:span></text:span><text:span text:style-name="Console">.dirname()</text:span>. A filename can also be split into two parts, name and extension, using <text:span text:style-name="Console">os.</text:span><text:span text:style-name="Console"><text:span text:style-name="T9">path</text:span></text:span><text:span text:style-name="Console">.splitext()</text:span>. The <text:span text:style-name="Console">os.</text:span><text:span text:style-name="Console"><text:span text:style-name="T9">path</text:span></text:span><text:span text:style-name="Console">.join()</text:span> function takes any number of <text:span text:style-name="T6">path</text:span> strings and returns a single <text:span text:style-name="T6">path</text:span> using the platform-specific <text:span text:style-name="T6">path</text:span> separator.</text:p>
      <text:p text:style-name="P3">If we need several pieces of information about a file or directory we can use <text:span text:style-name="Console">os.stat()</text:span>, but if we need just one piece, we can use the relevant <text:span text:style-name="Console">os.</text:span><text:span text:style-name="Console"><text:span text:style-name="T9">path</text:span></text:span><text:span text:style-name="T9"> </text:span>function, for example, <text:span text:style-name="Console">os.</text:span><text:span text:style-name="Console"><text:span text:style-name="T9">path</text:span></text:span><text:span text:style-name="Console">.exists()</text:span>, <text:span text:style-name="Console">os.</text:span><text:span text:style-name="Console"><text:span text:style-name="T9">path</text:span></text:span><text:span text:style-name="Console">.getsize()</text:span>, <text:span text:style-name="Console">os.</text:span><text:span text:style-name="Console"><text:span text:style-name="T9">path</text:span></text:span><text:span text:style-name="Console">.isfile()</text:span>, or <text:span text:style-name="Console">os.</text:span><text:span text:style-name="Console"><text:span text:style-name="T9">path</text:span></text:span><text:span text:style-name="Console">.isdir()</text:span>.</text:p>
      <text:p text:style-name="P3">The <text:span text:style-name="Console">mimetypes</text:span> module has the <text:span text:style-name="Console">mimetypes.guess_type()</text:span> function that tries to guess the given file’s <text:span text:style-name="T6">mime</text:span> type.</text:p>
      <text:h text:style-name="P20" text:outline-level="4"><draw:frame draw:style-name="fr5" draw:name="f05-09-h4" text:anchor-type="paragraph" svg:y="-0.25cm" svg:width="0.7cm" draw:z-index="61"><draw:text-box fo:min-height="0.741cm"><text:p text:style-name="P21">|</text:p></draw:text-box></draw:frame><text:bookmark-start text:name="__RefHeading___Toc107723_3888671934"/>Example: <text:bookmark-start text:name="The os and os.path Modules"/>The os and os.path Modules<text:bookmark-end text:name="__RefHeading___Toc107723_3888671934"/><text:bookmark-end text:name="The os and os.path Modules"/></text:h>
      <text:p text:style-name="P3">Here is how we can use the <text:span text:style-name="T1">os</text:span> and <text:span text:style-name="T1">os.</text:span><text:span text:style-name="T28">path</text:span><text:span text:style-name="T1"> modules</text:span> to create a <text:span text:style-name="T1">dictionary</text:span> where each key is a filename (including its <text:span text:style-name="T6">path</text:span>) and where each value is the timestamp (seconds since the epoch) when the file was last modified, for those files in the given <text:span text:style-name="T6">path</text:span>:</text:p>
      <text:p text:style-name="P12">date_from_name = {}</text:p>
      <text:p text:style-name="P12">for name in os.listdir(<text:span text:style-name="T6">path</text:span>):</text:p>
      <text:p text:style-name="P12"><text:tab/>fullname = os.<text:span text:style-name="T6">path</text:span>.join(<text:span text:style-name="T6">path</text:span>, name)</text:p>
      <text:p text:style-name="P12"><text:tab/>if os.<text:span text:style-name="T6">path</text:span>.isfile(fullname):</text:p>
      <text:p text:style-name="P12"><text:tab/><text:tab/>date_from_name[fullname] = os.<text:span text:style-name="T9">path</text:span>.getmtime(fullname)</text:p>
      <text:p text:style-name="P3">This code is pretty straightforward, but can be used only for the files in a single directory. If we need to traverse an entire directory tree we can use the <text:span text:style-name="Console">os.walk()</text:span> function.</text:p>
      <text:p text:style-name="P3">Here is a code snippet taken from the <text:span text:style-name="Filename">finddup.py</text:span> program<text:note text:id="ftn6" text:note-class="footnote"><text:note-citation>6</text:note-citation><text:note-body><text:p text:style-name="Footnote">A much more sophisticated find duplicates program, <text:span text:style-name="T29">findduplicates-t.py</text:span>, which uses multiple threads and <text:span text:style-name="T6">md5</text:span> checksums, is covered in Chapter 10 [<text:a xlink:type="simple" xlink:href="#Chapter 10" text:style-name="Internet_20_link" text:visited-style-name="Visited_20_Internet_20_Link"><text:span text:style-name="T17">445 ➤</text:span></text:a>],.</text:p></text:note-body></text:note>. The code creates a dictionary where each key is a <text:span text:style-name="T1">2-tuple</text:span> (file size, filename) where the filename excludes the <text:span text:style-name="T6">path</text:span>, and where each value is a list of the full filenames that match their key’s filename and have the same file size:</text:p>
      <text:p text:style-name="P8">data = collections.defaultdict(list)</text:p>
      <text:p text:style-name="P8"/>
      <text:p text:style-name="P8">for root, dirs, files in os.walk(<text:span text:style-name="T6">path</text:span>):</text:p>
      <text:p text:style-name="P8"><text:soft-page-break/>for filename in files:</text:p>
      <text:p text:style-name="P8">fullname = os.<text:span text:style-name="T6">path</text:span>.join(root, filename)</text:p>
      <text:p text:style-name="P8">key = (os.<text:span text:style-name="T6">path</text:span>.getsize(fullname), filename)</text:p>
      <text:p text:style-name="P8">data[key].append(fullname)</text:p>
      <text:p text:style-name="P3">For each directory, <text:span text:style-name="Console">os.walk()</text:span> returns the root and two lists, one of the sub-directories in the directory and the other of the files in the directory. To get the full <text:span text:style-name="T6">path</text:span> for a filename we need to combine just the root and the filename. Notice that we do not have to recurse into the sub-directories ourselves—<text:span text:style-name="Console">os.walk()</text:span> does that for us. Once the data has been gathered, we can iterate over it to produce a report of possible duplicate files:</text:p>
      <text:p text:style-name="P33">for size, filename in sorted(data):</text:p>
      <text:p text:style-name="P34">names = data[(size, filename)]</text:p>
      <text:p text:style-name="P34">if len(names) &gt; 1:</text:p>
      <text:p text:style-name="P34">print("{filename} ({size} bytes) may be duplicated "</text:p>
      <text:p text:style-name="P34">"({0} files):".format(len(names), **locals()))</text:p>
      <text:p text:style-name="P31">for name in names:</text:p>
      <text:p text:style-name="P34">print("\t{0}".format(name))</text:p>
      <text:p text:style-name="P3">Because the <text:span text:style-name="T1">dictionary</text:span> keys are (size, filename) <text:span text:style-name="T1">tuples</text:span>, we don’t need to use a key function to get the data sorted in size order. If any (size, filename) <text:span text:style-name="T1">tuple</text:span> has more than one filename in its list, these might be duplicates.</text:p>
      <text:p text:style-name="P8">…</text:p>
      <text:p text:style-name="P8">shell32.dll (8460288 bytes) may be duplicated (2 files):</text:p>
      <text:p text:style-name="P8"><text:tab/>\windows\system32\shell32.dll</text:p>
      <text:p text:style-name="P8"><text:tab/>\windows\system32\dllcache\shell32.dll</text:p>
      <text:p text:style-name="P3">This is the last item taken from the 3,282 lines of output produced by running <text:span text:style-name="Inline_20_Code">finddup</text:span><text:span text:style-name="Inline_20_Code"><text:span text:style-name="T1">.py</text:span></text:span><text:span text:style-name="Inline_20_Code"> \windows</text:span> on a Windows XP system.</text:p>
      <text:h text:style-name="P13" text:outline-level="3"><draw:frame draw:style-name="fr7" draw:name="f05-10-h3" text:anchor-type="paragraph" svg:y="-0.25cm" svg:width="1cm" draw:z-index="50"><draw:text-box fo:min-height="0.741cm"><text:p text:style-name="P14">||</text:p></draw:text-box></draw:frame>Networking and Internet Programming</text:h>
      <text:p text:style-name="P3"><text:span text:style-name="T1">Packages</text:span> and <text:span text:style-name="T1">modules</text:span> for networking and Internet programming are a major part of Python’s standard library. At the lowest level, the socket module provides the most fundamental network functionality, with functions for creating sockets, doing <text:span text:style-name="T6">dns</text:span> (Domain Name System) lookups, and handling <text:span text:style-name="T6">ip</text:span> (Internet Protocol) addresses. Encrypted and authenticated sockets can be set up using the <text:span text:style-name="Console">ssl</text:span> module. The <text:span text:style-name="Console">socketserver</text:span> module provides <text:span text:style-name="T6">tcp</text:span> (<text:span text:style-name="T1">Transmission Control Protocol</text:span>) and <text:span text:style-name="T6">udp</text:span> (<text:span text:style-name="T1">User Datagram Protocol</text:span>) servers. These servers can handle requests directly, or can create a separate process (by forking) or a separate thread to handle each request. Asynchronous client and server socket handling can be achieved using the <text:span text:style-name="Console">asyncore</text:span> module and the higher-level <text:span text:style-name="Console">asynchat</text:span> module that is built on top of it.</text:p>
      <text:p text:style-name="P35">Python has defined the <text:span text:style-name="T6">wsgi</text:span> (<text:span text:style-name="T1">Web Server Gateway Interface</text:span>) to provide a standard interface between web servers and web applications written in <text:soft-page-break/>Python. In support of the standard the <text:span text:style-name="Console">wsgiref</text:span> package provides a reference implementation of <text:span text:style-name="T6">wsgi</text:span> that has modules for providing <text:span text:style-name="T6">wsgi</text:span>-compliant <text:span text:style-name="T6">http</text:span> servers, and for handling response header and <text:span text:style-name="T6">cgi</text:span> (<text:span text:style-name="T1">Common Gateway Interface</text:span>) scripts. In addition, the <text:span text:style-name="Console">http.server</text:span> module provides an <text:span text:style-name="T6">http</text:span> server which can be given a request handler (a standard one is provided), to run <text:span text:style-name="T6">cgi</text:span> scripts. The <text:span text:style-name="Console">http.cookies</text:span> and <text:span text:style-name="Console">http.cookiejar</text:span><text:span text:style-name="T1"> </text:span>modules provide functions for managing cookies, and <text:span text:style-name="T6">cgi</text:span> script support is provided by the <text:span text:style-name="Console">cgi</text:span> and <text:span text:style-name="Console">cgitb</text:span> modules.</text:p>
      <text:p text:style-name="P35">Client access to <text:span text:style-name="T6">http</text:span> requests is provided by the <text:span text:style-name="Console">http.client</text:span> module, although the higher-level <text:span text:style-name="Console">urllib</text:span> package’s modules, <text:span text:style-name="Console">urllib.parse</text:span>, <text:span text:style-name="Console">urllib.request</text:span>, <text:span text:style-name="Console">urllib.response</text:span>, <text:span text:style-name="Console">urllib.error</text:span>, and <text:span text:style-name="Console">urllib.robotparser</text:span>, provide easier and more convenient access to <text:span text:style-name="T6">url</text:span>s. Grabbing a file from the Internet is as simple as:</text:p>
      <text:p text:style-name="P12">fh = urllib.request.urlopen("http://www.python.org/index.html")</text:p>
      <text:p text:style-name="P12">html = fh.read().decode("utf8")</text:p>
      <text:p text:style-name="P35">The <text:span text:style-name="Console">urllib.request.urlopen()</text:span> function returns an object that behaves much like a file object opened in read binary mode. Here we retrieve the Python Web site’s <text:span text:style-name="Filename">index.html</text:span> file (as a bytes object), and store it as a string in the <text:span text:style-name="Console">html</text:span> variable. It is also possible to grab files and store them in local files with the <text:span text:style-name="Console">urllib.request.urlretrieve()</text:span> function.</text:p>
      <text:p text:style-name="P35"><text:span text:style-name="T6">html</text:span> and <text:span text:style-name="T6">xhtml</text:span> documents can be parsed using the <text:span text:style-name="Console">html.parser</text:span> module, URLs can be parsed and created using the <text:span text:style-name="Console">urllib.parse</text:span> module, and <text:span text:style-name="Filename">robots.txt</text:span> files can be parsed with the <text:span text:style-name="Console">urllib.robotparser</text:span> module. Data that is represented using <text:span text:style-name="T6">json</text:span> (<text:span text:style-name="T1">JavaScript Object Notation</text:span>) can be read and written using the <text:span text:style-name="Console">json</text:span> module.</text:p>
      <text:p text:style-name="P35">In addition to <text:span text:style-name="T6">http</text:span> server and client support, the library provides <text:span text:style-name="T6">xml</text:span>-<text:span text:style-name="T6">rpc </text:span>(<text:span text:style-name="T1">Remote Procedure Call</text:span>) support with the <text:span text:style-name="Console">xmlrpc.client</text:span> and <text:span text:style-name="Console">xmlrpc.server</text:span> modules. Additional client functionality is provided for <text:span text:style-name="T6">ftp</text:span> (<text:span text:style-name="T1">File Transfer Protocol</text:span>) by the <text:span text:style-name="Console">ftplib</text:span> module, for <text:span text:style-name="T6">nntp</text:span> (<text:span text:style-name="T1">Network News Transfer Protocol</text:span>) by the <text:span text:style-name="Console">nntplib</text:span> module, and for <text:span text:style-name="T6">telnet</text:span> with the <text:span text:style-name="Console">telnetlib</text:span> module.</text:p>
      <text:p text:style-name="P3">The <text:span text:style-name="Console">smtpd</text:span> module provides an <text:span text:style-name="T6">smtp</text:span> (<text:span text:style-name="T1">Simple Mail Transfer Protocol</text:span>) server, and the email client modules are <text:span text:style-name="Console">smtplib</text:span> for <text:span text:style-name="T6">smtp</text:span>, <text:span text:style-name="Console">imaplib</text:span> for <text:span text:style-name="T6">imap4</text:span> (Internet Message Access Protocol), and <text:span text:style-name="Console">poplib</text:span> for <text:span text:style-name="T6">pop3</text:span> (Post Office Protocol). Mailboxes in various formats can be accessed using the <text:span text:style-name="T1">mailbox module</text:span>. Individual messages (including multipart messages) can be created and manipulated using the <text:span text:style-name="T1">email module</text:span>.</text:p>
      <text:p text:style-name="P40">If the standard library’s packages and modules are insufficient in this area, Twisted (<text:a xlink:type="simple" xlink:href="https://twisted.org/" text:style-name="Internet_20_link" text:visited-style-name="Visited_20_Internet_20_Link"><text:span text:style-name="T30">twisted.org</text:span></text:a>) provides a comprehensive third-party networking library. Many third-party web programming libraries are also available, including Django (<text:a xlink:type="simple" xlink:href="https://www.djangoproject.com/" text:style-name="Internet_20_link" text:visited-style-name="Visited_20_Internet_20_Link"><text:span text:style-name="T30">djangoproject.com</text:span></text:a>) and Turbogears (<text:a xlink:type="simple" xlink:href="https://www.turbogears.org/" text:style-name="Internet_20_link" text:visited-style-name="Visited_20_Internet_20_Link"><text:span text:style-name="T30">turbogears.org</text:span></text:a>) for creating web applications, and Plone (<text:a xlink:type="simple" xlink:href="http://www.plone.org/" text:style-name="Internet_20_link" text:visited-style-name="Visited_20_Internet_20_Link"><text:span text:style-name="T31">plone.org</text:span></text:a>) and Zope (<text:a xlink:type="simple" xlink:href="https://www.zope.dev/" text:style-name="Internet_20_link" text:visited-style-name="Visited_20_Internet_20_Link"><text:span text:style-name="T30">zope.dev</text:span></text:a>) which provide complete web frameworks and content management systems. All of these libraries are written in Python.</text:p>
      <text:h text:style-name="P41" text:outline-level="3"><draw:frame draw:style-name="fr7" draw:name="f05-11-h3" text:anchor-type="paragraph" svg:y="-0.25cm" svg:width="1cm" draw:z-index="51"><draw:text-box fo:min-height="0.741cm"><text:p text:style-name="P14">||</text:p></draw:text-box></draw:frame><text:soft-page-break/>xml</text:h>
      <text:p text:style-name="P40">There are two widely used approaches to parsing <text:span text:style-name="T6">xml</text:span> documents. One is the <text:span text:style-name="T6">dom</text:span> (Document Object Model) and the other is <text:span text:style-name="T6">sax</text:span> (Simple <text:span text:style-name="T6">api</text:span> for <text:span text:style-name="T6">xml</text:span>). Two <text:span text:style-name="T6">dom</text:span> parsers are provided, one by the <text:span text:style-name="T1">xml.dom module</text:span> and the other by the <text:span text:style-name="T1">xml.dom.minidom module</text:span>. A <text:span text:style-name="T6">sax</text:span> parser is provided by the <text:span text:style-name="T1">xml.</text:span><text:span text:style-name="T28">sax</text:span><text:span text:style-name="T1"> module</text:span>. We have already used the <text:span text:style-name="T1">xml.</text:span><text:span text:style-name="T28">sax</text:span><text:span text:style-name="T1">.saxutils module</text:span> for its <text:span text:style-name="Console">xml.</text:span><text:span text:style-name="Console"><text:span text:style-name="T9">sax</text:span></text:span><text:span text:style-name="Console">.saxutils.escape()</text:span> function (to <text:span text:style-name="T6">xml</text:span>-escape “<text:span text:style-name="Console">&amp;</text:span>”, “<text:span text:style-name="Console">&lt;</text:span>”, and “<text:span text:style-name="Console">&gt;</text:span>”). There is also an <text:span text:style-name="Console">xml.</text:span><text:span text:style-name="Console"><text:span text:style-name="T9">sax</text:span></text:span><text:span text:style-name="Console">.saxutils.quoteattr()</text:span> function that does the same thing but additionally escapes quotes (to make the text suitable for a tag’s attribute), and <text:span text:style-name="Console">xml.</text:span><text:span text:style-name="Console"><text:span text:style-name="T9">sax</text:span></text:span><text:span text:style-name="Console">.saxutils.unescape()</text:span> to do the opposite conversion.</text:p>
      <text:p text:style-name="P40">Two other parsers are available. The <text:span text:style-name="T1">xml.parsers.expat module</text:span> can be used to parse <text:span text:style-name="T6">xml</text:span> documents with <text:span text:style-name="Console">expat</text:span>, providing the <text:span text:style-name="T1">expat library</text:span> is available, and the <text:span text:style-name="Console">xml.etree.ElementTree</text:span> can be used to parse <text:span text:style-name="T6">xml</text:span> documents using a kind of <text:span text:style-name="T1">dictionary</text:span>/<text:span text:style-name="T1">list</text:span> interface. (By default, the <text:span text:style-name="T6">dom</text:span> and element tree parsers themselves use the <text:span text:style-name="T1">expat parser</text:span> under the hood.)</text:p>
      <text:p text:style-name="P40">Writing <text:span text:style-name="T6">xml</text:span> manually and writing <text:span text:style-name="T6">xml</text:span> using <text:span text:style-name="T6">dom</text:span> and element trees, and parsing <text:span text:style-name="T6">xml</text:span> using the <text:span text:style-name="T6">dom</text:span>, <text:span text:style-name="T6">sax</text:span>, and element tree parsers, is covered in Chapter 7 [<text:a xlink:type="simple" xlink:href="#Chapter 07" text:style-name="Internet_20_link" text:visited-style-name="Visited_20_Internet_20_Link"><text:span text:style-name="T7">299 ➤</text:span></text:a>].</text:p>
      <text:p text:style-name="P40">There is also a third-party library, <text:span text:style-name="Console">lxml</text:span> <text:a xlink:type="simple" xlink:href="https://codespeak.net/" text:style-name="Internet_20_link" text:visited-style-name="Visited_20_Internet_20_Link"><text:span text:style-name="T32">(no longer available)</text:span></text:a>, that claims to be “the most feature-rich and easy-to-use library for working with <text:span text:style-name="T6">xml </text:span>and <text:span text:style-name="T6">html</text:span> in the Python language.” This library provides an interface that is essentially a superset of what the element tree module provides, as well as many additional features such as support for XPath, <text:span text:style-name="T6">xslt</text:span>, and many other <text:span text:style-name="T6">xml</text:span> technologies.</text:p>
      <text:h text:style-name="P20" text:outline-level="4"><draw:frame draw:style-name="fr5" draw:name="f0510-h4" text:anchor-type="paragraph" svg:y="-0.25cm" svg:width="0.7cm" draw:z-index="62"><draw:text-box fo:min-height="0.741cm"><text:p text:style-name="P21">|</text:p></draw:text-box></draw:frame>Example: The xml.etree.ElementTree Module</text:h>
      <text:p text:style-name="P40">Python’s <text:span text:style-name="T6">dom</text:span> and <text:span text:style-name="T6">sax</text:span> parsers provide the <text:span text:style-name="T6">api</text:span>s that experienced <text:span text:style-name="T6">xml </text:span>programmers are used to, and the <text:span text:style-name="T1">xml.etree.ElementTree module</text:span> offers a more Pythonic approach to parsing and writing <text:span text:style-name="T6">xml</text:span>. The <text:span text:style-name="T1">element tree module</text:span> is a fairly recent addition to the standard library<text:note text:id="ftn7" text:note-class="footnote"><text:note-citation>7</text:note-citation><text:note-body><text:p text:style-name="Footnote">The <text:span text:style-name="T1">xml.etree.ElementTree module</text:span> first appeared in Python 2.5.</text:p></text:note-body></text:note>, and so may not be familiar to some readers. In view of this, we will present a very short example here to give a flavour of it—Chapter 7 [<text:a xlink:type="simple" xlink:href="#Chapter 07" text:style-name="Internet_20_link" text:visited-style-name="Visited_20_Internet_20_Link"><text:span text:style-name="T7">299 ➤</text:span></text:a>] provides a more substantial example and provides comparative code using <text:span text:style-name="T6">dom</text:span> and <text:span text:style-name="T6">sax</text:span>.</text:p>
      <text:p text:style-name="P3">The U.S. government’s <text:span text:style-name="T6">noaa</text:span> (National Oceanic and Atmospheric Administration) Web site provides a wide variety of data, including an <text:span text:style-name="T6">xml</text:span> file that lists the U.S. weather stations. The file is more than 20,000 lines long and contains details of around two thousand stations. Here is a typical entry:</text:p>
      <text:p text:style-name="P27">&lt;station&gt;</text:p>
      <text:p text:style-name="P27"><text:tab/>&lt;station_id&gt;KBOS&lt;/station_id&gt;</text:p>
      <text:p text:style-name="P27"><text:soft-page-break/><text:tab/>&lt;state&gt;MA&lt;/state&gt;</text:p>
      <text:p text:style-name="P27"><text:tab/>&lt;station_name&gt;Boston, Logan International Airport&lt;/station_name&gt;</text:p>
      <text:p text:style-name="P27"><text:tab/>…</text:p>
      <text:p text:style-name="P27"><text:tab/>&lt;xml_url&gt;http://weather.gov/data/current_obs/KBOS.xml&lt;/xml_url&gt;</text:p>
      <text:p text:style-name="P27">&lt;/station&gt;</text:p>
      <text:p text:style-name="P3">We have cut out a few lines and reduced the indentation that is present in the file. The file is about 840K in size, so we have compressed it using <text:span text:style-name="T1">gzip</text:span> to a more manageable 72K. Unfortunately, the <text:span text:style-name="Console">element tree</text:span> parser requires either a filename or a file object to read, but we cannot give it the compressed file since that will just appear to be random binary data. We can solve this problem with two initial steps:</text:p>
      <text:p text:style-name="P8">binary = gzip.open(filename).read()</text:p>
      <text:p text:style-name="P10">fh = io.StringIO(binary.decode("utf8"))</text:p>
      <text:p text:style-name="P3"><draw:frame text:anchor-type="paragraph" draw:z-index="31" draw:name="p229 jump 1" draw:style-name="gr5" draw:text-style-name="P5" svg:width="1.571cm" svg:height="1.856cm" svg:x="-1.6cm" svg:y="0cm"><draw:text-box draw:corner-radius="0.199cm"><text:p text:style-name="P4"><text:span text:style-name="T25">io.­StringIO</text:span></text:p><text:p><text:span text:style-name="T3"><text:a xlink:href="#Example: The io.StringIO Class|outline" xlink:type="simple">215 ⮜</text:a></text:span></text:p></draw:text-box></draw:frame><draw:frame text:anchor-type="paragraph" draw:z-index="32" draw:name="p229 jump 2" draw:style-name="gr7" draw:text-style-name="P9" svg:width="1.571cm" svg:height="1.842cm" svg:x="17cm" svg:y="0cm"><draw:text-box draw:corner-radius="0.199cm"><text:p text:style-name="P4"><text:span text:style-name="T4">bytes type</text:span></text:p><text:p text:style-name="P4"><text:span text:style-name="T5"><text:a xlink:href="#1.1.1.1.Obtaining and Installing Python 3|outline" xlink:type="simple">146 ⮞</text:a></text:span></text:p></draw:text-box></draw:frame>The <text:span text:style-name="T1">gzip module</text:span>’s <text:span text:style-name="Console">gzip.open()</text:span> function is similar to the built-in <text:span text:style-name="Console">open()</text:span> except that it reads <text:span text:style-name="T1">gzip-compressed</text:span> files (those with extension <text:span text:style-name="Filename">.gz</text:span>) as raw binary data. We need the data available as a file that the <text:span text:style-name="Console">element tree</text:span> parser can work with, so we use the <text:span text:style-name="Console">bytes.decode()</text:span> method to convert the binary data to a string using <text:span text:style-name="T6">utf-8</text:span> encoding (which is what the <text:span text:style-name="T6">xml</text:span> file uses), and we create a file-like <text:span text:style-name="Console">io.StringIO</text:span> object with the string containing the entire <text:span text:style-name="T6">xml</text:span> file as its data.</text:p>
      <text:p text:style-name="P8">tree = xml.etree.ElementTree.ElementTree()</text:p>
      <text:p text:style-name="P8">root = tree.parse(fh)</text:p>
      <text:p text:style-name="P8">stations = []</text:p>
      <text:p text:style-name="P8">for element in tree.getiterator("station_name"):</text:p>
      <text:p text:style-name="P8"><text:tab/>stations.append(element.text)</text:p>
      <text:p text:style-name="P3">Here we create a new <text:span text:style-name="Console">xml.etree.ElementTree.ElementTree</text:span> object and give it a file object from which to read the <text:span text:style-name="T6">xml</text:span> we want it to parse. As far as the <text:span text:style-name="Console">element tree</text:span> parser is concerned it has been passed a file object open for reading, although in fact it is reading a string inside an <text:span text:style-name="Console">io.StringIO</text:span> object. We want to extract the names of all the weather stations, and this is easily achieved using the <text:span text:style-name="Console">xml.etree.ElementTree.ElementTree.getiterator()</text:span> method which returns an iterator that returns all the <text:span text:style-name="Console">xml.etree.ElementTree.Element</text:span> objects that have the given tag name. We just use the element’s text attribute to retrieve the text. Like <text:span text:style-name="Console">os.walk()</text:span>, we don’t have to do any recursion ourselves; the iterator method does that for us. Nor do we have to specify a tag—in which case the iterator will return every element in the entire <text:span text:style-name="T6">xml</text:span> document.</text:p>
      <text:h text:style-name="P42" text:outline-level="3"><draw:frame draw:style-name="fr7" draw:name="f05-12-h3" text:anchor-type="paragraph" svg:y="-0.25cm" svg:width="1cm" draw:z-index="52"><draw:text-box fo:min-height="0.741cm"><text:p text:style-name="P14">||</text:p></draw:text-box></draw:frame>Other Modules</text:h>
      <text:p text:style-name="P3">We don’t have the space to cover the nearly 200 <text:span text:style-name="T1">packages</text:span> and <text:span text:style-name="T1">modules</text:span> that are available in the <text:span text:style-name="T1">standard library</text:span>. Nonetheless, this general overview should be sufficient to get a flavour of what the library provides and some of <text:soft-page-break/>the key packages in the major areas it serves. In this section’s final subsection we discuss just a few more areas of interest.</text:p>
      <text:p text:style-name="P3">In the previous section we saw how easy it is to create tests in <text:span text:style-name="T1">docstrings</text:span> and to run them using the <text:span text:style-name="T1">doctest module</text:span>. The library also has a unit-testing framework provided by the <text:span text:style-name="T1">unittest module</text:span>—this is a Python version of the <text:span text:style-name="T1">Java JUnit test framework</text:span>. The <text:span text:style-name="T1">doctest module</text:span> also provides some basic integration with the <text:span text:style-name="T1">unittest module</text:span>. (Testing is covered more fully in Chapter 9 [<text:a xlink:type="simple" xlink:href="#Chapter 09" text:style-name="Internet_20_link" text:visited-style-name="Visited_20_Internet_20_Link"><text:span text:style-name="T7">419 ➤</text:span></text:a>].) Several third-party testing frameworks are also available, for example, <text:span text:style-name="Console">py.test</text:span> from <text:a xlink:type="simple" xlink:href="https://codespeak.net/" text:style-name="Internet_20_link" text:visited-style-name="Visited_20_Internet_20_Link"><text:span text:style-name="T32">(no longer available)</text:span></text:a> and <text:span text:style-name="Console">nose</text:span> from <text:a xlink:type="simple" xlink:href="https://code.google.com/archive/p/python-nose/" text:style-name="Internet_20_link" text:visited-style-name="Visited_20_Internet_20_Link"><text:span text:style-name="T33">code.google.com</text:span></text:a>.</text:p>
      <text:p text:style-name="P3">Non-interactive applications such as servers often report problems by writing to log files. The logging module provides a uniform interface for logging, and in addition to being able to log to files, it can log using <text:span text:style-name="T6">http</text:span> <text:span text:style-name="T6">get</text:span> or <text:span text:style-name="T6">post</text:span> requests, or using email or sockets.</text:p>
      <text:p text:style-name="P3">The library provides many modules for introspection and code manipulation and, although most of them are beyond the scope of this book, one that is worth mentioning is <text:span text:style-name="Console">pprint</text:span> which has functions for “<text:span text:style-name="T1">pretty printing</text:span>” Python objects, including collection data types, which is sometimes useful for debugging. We will see a simple use of the <text:span text:style-name="T1">inspect module</text:span> that introspects live objects in Chapter 8 [<text:a xlink:type="simple" xlink:href="#Chapter 08" text:style-name="Internet_20_link" text:visited-style-name="Visited_20_Internet_20_Link"><text:span text:style-name="T7">347 ➤</text:span></text:a>].</text:p>
      <text:p text:style-name="P3">The <text:span text:style-name="T1">threading module</text:span> provides support for creating threaded applications, and the <text:span text:style-name="T1">queue module</text:span> provides three different kinds of thread-safe queues. Threading is covered in Chapter 10 [<text:a xlink:type="simple" xlink:href="#Chapter 10" text:style-name="Internet_20_link" text:visited-style-name="Visited_20_Internet_20_Link"><text:span text:style-name="T7">445 ➤</text:span></text:a>].</text:p>
      <text:p text:style-name="P3">Python has no native support for <text:span text:style-name="T6">gui</text:span> programming, but several <text:span text:style-name="T6">gui</text:span> libraries can be used by Python programs. The <text:span text:style-name="T1">Tk library</text:span> is available using the <text:span text:style-name="T1">tkinter module</text:span>, and is usually installed as standard. <text:span text:style-name="T6">gui</text:span> programming is introduced in Chapter 15 [<text:a xlink:type="simple" xlink:href="#Chapter 15" text:style-name="Internet_20_link" text:visited-style-name="Visited_20_Internet_20_Link"><text:span text:style-name="T7">571 ➤</text:span></text:a>].</text:p>
      <text:p text:style-name="P3">The <text:span text:style-name="T1">abc</text:span> (Abstract Base Class) <text:span text:style-name="T1">module</text:span> provides the functions necessary for creating abstract base classes. This module is covered in Chapter 8 [<text:a xlink:type="simple" xlink:href="#Chapter 08" text:style-name="Internet_20_link" text:visited-style-name="Visited_20_Internet_20_Link"><text:span text:style-name="T7">347 ➤</text:span></text:a>].</text:p>
      <text:p text:style-name="P3"><draw:frame text:anchor-type="paragraph" draw:z-index="33" draw:name="p230 jump" draw:style-name="gr12" draw:text-style-name="P5" svg:width="1.571cm" svg:height="2.703cm" svg:x="-1.6cm" svg:y="-1.716cm"><draw:text-box draw:corner-radius="0.199cm"><text:p text:style-name="P4"><text:span text:style-name="T25">Shallow and deep copying</text:span></text:p><text:p><text:span text:style-name="T3"><text:a xlink:href="#shallow + deep copying" xlink:type="simple">150 ⮜</text:a></text:span></text:p></draw:text-box></draw:frame>The <text:span text:style-name="T1">copy module</text:span> provides the <text:span text:style-name="Console">copy.copy()</text:span> and <text:span text:style-name="Console">copy.deepcopy()</text:span> functions that were discussed in Chapter 3 [<text:a xlink:type="simple" xlink:href="#Chapter 03" text:style-name="Internet_20_link" text:visited-style-name="Visited_20_Internet_20_Link"><text:span text:style-name="T7">117 ➤</text:span></text:a>].</text:p>
      <text:p text:style-name="P3">Access to foreign functions, that is, to functions in shared libraries (<text:span text:style-name="Filename">.dll</text:span> files <text:span text:style-name="T33">under</text:span> Windows, <text:span text:style-name="Filename">.dylib</text:span> files <text:span text:style-name="T33">under</text:span> Mac OS X, and <text:span text:style-name="Filename">.so</text:span> files <text:span text:style-name="T33">under</text:span> Linux), is available using the <text:span text:style-name="T1">ctypes module</text:span>. Python also provides a <text:span text:style-name="T1">‘C’ </text:span><text:span text:style-name="T34">api</text:span>, so it is possible to create custom data types and functions in C and make these available to Python. Both the <text:span text:style-name="T1">ctypes module</text:span> and Python’s ‘<text:span text:style-name="T1">C’ </text:span><text:span text:style-name="T34">api</text:span> are beyond the scope of this book.</text:p>
      <text:p text:style-name="P3">If none of the <text:span text:style-name="T1">packages</text:span> and <text:span text:style-name="T1">modules</text:span> mentioned in this section provides the functionality you need, before writing anything from scratch it is worth checking the Python documentation’s <text:span text:style-name="T1">Global Module Index</text:span> to see whether a <text:soft-page-break/>suitable <text:span text:style-name="T1">module</text:span> is available, since we have not been able to mention every one here. And failing that, try looking at the <text:a xlink:type="simple" xlink:href="https://pypi.org/" text:style-name="Internet_20_link" text:visited-style-name="Visited_20_Internet_20_Link"><text:span text:style-name="T1">Python Package Index</text:span></text:a> which contains several thousand Python add-ons ranging from small one-file <text:span text:style-name="T1">modules</text:span> all the way up to large <text:span text:style-name="T1">library</text:span> and <text:span text:style-name="T1">framework packages</text:span> containing anything from scores to hundreds of <text:span text:style-name="T1">modules</text:span>.</text:p>
      <text:h text:style-name="P6" text:outline-level="2"><draw:frame draw:style-name="fr2" draw:name="f05-03-h2" text:anchor-type="paragraph" svg:y="-0.25cm" svg:width="1.401cm" draw:z-index="40"><draw:text-box fo:min-height="0.741cm"><text:p text:style-name="P7">|||</text:p></draw:text-box></draw:frame>Summary</text:h>
      <text:p text:style-name="P3">The chapter began by introducing the various syntaxes that can be used for importing <text:span text:style-name="T1">packages</text:span>, <text:span text:style-name="T1">modules</text:span>, and <text:span text:style-name="T1">objects</text:span> inside <text:span text:style-name="T1">modules</text:span>. We noted that many programmers only use the <text:span text:style-name="T1">import importable</text:span> syntax so as to avoid name clashes, and that we must be careful not to give a program or module the same name as a top-level Python <text:span text:style-name="T1">module</text:span> or <text:span text:style-name="T1">directory</text:span>.</text:p>
      <text:p text:style-name="P3">Also discussed were Python <text:span text:style-name="T1">packages</text:span>. These are simply <text:span text:style-name="T1">directories</text:span> with an <text:span text:style-name="Filename">__init__.py</text:span> file and one or more <text:span text:style-name="Filename">.py</text:span> <text:span text:style-name="T1">modules</text:span> inside them. The <text:span text:style-name="Filename">__init__.py </text:span>file can be empty, but to support the <text:span text:style-name="Inline_20_Code">from importable import *</text:span> syntax, we can create an <text:span text:style-name="Console">__all__</text:span> special variable in the <text:span text:style-name="Filename">__init__.py</text:span> file set to a list of <text:span text:style-name="T1">module</text:span> names. We can also put any common <text:span text:style-name="T9">initialisation</text:span> code in the <text:span text:style-name="Filename">__init__.py</text:span> file. It was noted that <text:span text:style-name="T1">packages</text:span> can be nested simply by creating <text:span text:style-name="T1">sub-directories</text:span> and having each of these contain its own <text:span text:style-name="Filename">__init__.py</text:span> file.</text:p>
      <text:p text:style-name="P3">Two custom <text:span text:style-name="T1">modules</text:span> were described. The first just provided a few functions and had very simple <text:span text:style-name="T1">doctests</text:span>. The second was more elaborate with its own exceptions, the use of dynamic function creation to create a function with a platform-specific implementation, private global data, a call to an initiali<text:span text:style-name="T35">s</text:span>ation function, and more elaborate <text:span text:style-name="T1">doctests</text:span>.</text:p>
      <text:p text:style-name="P3">About half the chapter was devoted to a high-level overview of Python’s standard library. Several string handling <text:span text:style-name="T1">modules</text:span> were mentioned and a couple of <text:span text:style-name="Console">io.StringIO</text:span> examples were presented. One example showed how to write text to a file using either the built-in <text:span text:style-name="Console">print()</text:span> function or a file object’s <text:span text:style-name="Console">write()</text:span> method, and how to use an <text:span text:style-name="Console">io.StringIO</text:span> object in place of a real file. In previous chapters we handled command-line options by reading <text:span text:style-name="Console">sys.argv</text:span> ourselves, but in the coverage of the library’s support for command-line programming we introduced the <text:span text:style-name="T1">optparse module</text:span> which greatly simplifies command-line argument handling—we will use this <text:span text:style-name="T1">module</text:span> extensively from now on.</text:p>
      <text:p text:style-name="P3">Mention was made of Python’s excellent support for numbers, and the library’s numeric types and its three <text:span text:style-name="T1">modules</text:span> of mathematical functions, as well as the support for scientific and engineering mathematics provided by the <text:span text:style-name="T1">SciPy</text:span> project. Both library and third-party date/time handling classes were briefly described and examples of how to obtain the current date/time and how to convert between <text:span text:style-name="Console">datetime.datetime</text:span> and the number of seconds since the epoch were shown. Also discussed were the additional <text:span text:style-name="T1">collection</text:span> data <text:soft-page-break/>types and the algorithms for working with ordered <text:span text:style-name="T1">sequences</text:span> that the standard library provides, along with some examples of using the <text:span text:style-name="T1">heapq module</text:span>’s functions.</text:p>
      <text:p text:style-name="P3">The <text:span text:style-name="T1">modules</text:span> that support various file encodings (besides character encodings) were discussed, as well as the <text:span text:style-name="T1">modules</text:span> for packing and unpacking the most popular archive formats, and those that have support for audio data. An example showing how to use the <text:span text:style-name="T1">Base64</text:span> encoding to store binary data in <text:span text:style-name="Filename">.py</text:span> files was given, and also a program to unpack <text:span text:style-name="T1">tarballs</text:span>. Considerable support is provided for handling directories and files—and all of this is abstracted into platform-independent functions. Examples were shown for creating a dictionary with filename keys and last modified timestamp values, and for doing a recursive search of a directory to identify possible duplicate files based on their name and size.</text:p>
      <text:p text:style-name="P3">A large part of the library is devoted to networking and Internet programming. We very briefly surveyed what is available, from raw sockets (including encrypted sockets), to <text:span text:style-name="T6">tcp</text:span> and <text:span text:style-name="T6">udp</text:span> servers, to <text:span text:style-name="T6">http</text:span> servers and support for the <text:span text:style-name="T6">wsgi</text:span>. Also mentioned were the <text:span text:style-name="T1">modules</text:span> for handling cookies, <text:span text:style-name="T6">cgi</text:span> scripts, and <text:span text:style-name="T6">http</text:span> data, and for parsing <text:span text:style-name="T6">html</text:span>, <text:span text:style-name="T6">xhtml</text:span>, and URLs. Other <text:span text:style-name="T1">modules</text:span> that were mentioned included those for handling <text:span text:style-name="T6">xml</text:span>-<text:span text:style-name="T6">rpc</text:span> and for handling higher-level protocols such as <text:span text:style-name="T6">ftp</text:span> and <text:span text:style-name="T6">nntp</text:span>, as well as the email client and server support using <text:span text:style-name="T6">smtp</text:span> and client support for <text:span text:style-name="T6">imap4</text:span> and <text:span text:style-name="T6">pop3</text:span>.</text:p>
      <text:p text:style-name="P3">The library’s comprehensive support for <text:span text:style-name="T6">xml</text:span> writing and parsing was also mentioned, including the <text:span text:style-name="T6">dom</text:span>, <text:span text:style-name="T6">sax</text:span>, and <text:span text:style-name="T1">element tree parsers</text:span>, and the <text:span text:style-name="T1">expat module</text:span>. And an example was given using the <text:span text:style-name="T1">element tree module</text:span>. Mention was also made of some of the many other <text:span text:style-name="T1">packages</text:span> and <text:span text:style-name="T1">modules</text:span> that the library provides.</text:p>
      <text:p text:style-name="P3">Python’s standard library represents an extremely useful resource that can save enormous amounts of time and effort, and in many cases allows us to write much smaller programs by relying on the functionality that the library provides. In addition, literally thousands of third-party packages are available to fill any gaps the standard library may have. All of this predefined functionality allows us to focus much more on what we want our programs to do, while leaving the library <text:span text:style-name="T1">modules</text:span> to take care of most of the details.</text:p>
      <text:p text:style-name="P3">This chapter brings us to the end of the fundamentals of procedural programming. Later chapters, and particularly Chapter 8 [<text:a xlink:type="simple" xlink:href="#Chapter 08" text:style-name="Internet_20_link" text:visited-style-name="Visited_20_Internet_20_Link"><text:span text:style-name="T17">347 ➤</text:span></text:a>], will look at more advanced and specialized procedural techniques, and the following chapter introduces object-oriented programming. Using Python as a purely procedural language is both possible and practical—especially for small programs—but for medium to large programs, for custom <text:span text:style-name="T1">packages</text:span> and <text:span text:style-name="T1">modules</text:span>, and for long-term maintainability, the object-oriented approach usually wins out. Fortunately, all that we have covered up to now is both useful and relevant in object-oriented programming, so the subsequent chapters will continue to build up our Python knowledge and skills based on the foundations that have now been laid.</text:p>
      <text:h text:style-name="P43" text:outline-level="2"><draw:frame draw:style-name="fr2" draw:name="f05-04-h2" text:anchor-type="paragraph" svg:y="-0.25cm" svg:width="1.401cm" draw:z-index="41"><draw:text-box fo:min-height="0.741cm"><text:p text:style-name="P7">|||</text:p></draw:text-box></draw:frame><text:soft-page-break/>Exercise</text:h>
      <text:p text:style-name="P3">Write a program to show directory listings, rather like the <text:span text:style-name="T1">dir</text:span> command in Windows or <text:span text:style-name="T1">ls</text:span> in Unix. The benefit of creating our own listing program is that we can build in the defaults we prefer and can use the same program on all platforms without having to remember the differences between <text:span text:style-name="T1">dir</text:span> and <text:span text:style-name="T1">ls</text:span>. Create a program that supports the following interface:</text:p>
      <text:p text:style-name="P27">Usage: ls.py [options] [path1 [path2 [… pathN]]]</text:p>
      <text:p text:style-name="P27">The paths are optional; if not given . is used.</text:p>
      <text:p text:style-name="P27">Options:</text:p>
      <text:p text:style-name="P27"><text:tab/>-h, --help<text:tab/><text:tab/>show this help message and exit</text:p>
      <text:p text:style-name="P27"><text:tab/>-H, --hidden<text:tab/>s<text:tab/>how hidden files [default: off]</text:p>
      <text:p text:style-name="P27"><text:tab/>-m, --modified<text:tab/>show last modified date/time [default: off]</text:p>
      <text:p text:style-name="P27"><text:tab/>-o ORDER, --order=ORDER</text:p>
      <text:p text:style-name="P27"><text:tab/>order by ('name', 'n', 'modified', 'm', 'size', 's') [default: name]</text:p>
      <text:p text:style-name="P27"><text:tab/>-r, --recursive<text:tab/>recurse into sub-directories [default: off]</text:p>
      <text:p text:style-name="P27"><text:tab/>-s, --sizes<text:tab/><text:tab/>show sizes [default: off]</text:p>
      <text:p text:style-name="P3">(The output has been modified slightly to fit the book’s page.)</text:p>
      <text:p text:style-name="P3">Here is an example of output on a small directory using the command line</text:p>
      <text:p text:style-name="P8">ls.py -ms -os misc/:</text:p>
      <text:p text:style-name="P8"/>
      <text:p text:style-name="P8"><text:tab/>2008-02-11 14:17:03<text:tab/> <text:s text:c="2"/>12,184 misc/abstract.pdf</text:p>
      <text:p text:style-name="P8"><text:tab/>2008-02-05 14:22:38<text:tab/> <text:s/>109,788 misc/klmqtintro.lyx</text:p>
      <text:p text:style-name="P8"><text:tab/>2007-12-13 12:01:14<text:tab/>1,359,950 misc/tracking.pdf</text:p>
      <text:p text:style-name="P8"><text:tab/><text:tab/><text:tab/><text:tab/><text:tab/> <text:s text:c="9"/>misc/phonelog/</text:p>
      <text:p text:style-name="P8">3 files, 1 directory</text:p>
      <text:p text:style-name="P3">We used option grouping in the command line (<text:span text:style-name="Console">optparse</text:span> handles this automatically for us), but the same could have been achieved using separate options, for example, <text:span text:style-name="Inline_20_Code"><text:span text:style-name="T10">ls.py -m -s -os misc/</text:span></text:span>, or by even more grouping, <text:span text:style-name="Inline_20_Code"><text:span text:style-name="T10">ls.py -msos misc/</text:span></text:span>, or by using long options, <text:span text:style-name="Inline_20_Code">ls</text:span><text:span text:style-name="Inline_20_Code"><text:span text:style-name="T1">.</text:span></text:span><text:span text:style-name="Inline_20_Code"><text:span text:style-name="T10">py </text:span></text:span><text:span text:style-name="Inline_20_Code">–</text:span><text:span text:style-name="Inline_20_Code"><text:span text:style-name="T36">⁠</text:span></text:span><text:span text:style-name="Inline_20_Code">modified –</text:span><text:span text:style-name="Inline_20_Code"><text:span text:style-name="T36">⁠</text:span></text:span><text:span text:style-name="Inline_20_Code">sizes --</text:span><text:span text:style-name="Inline_20_Code"><text:span text:style-name="T36">⁠</text:span></text:span><text:span text:style-name="Inline_20_Code">order=size misc/</text:span>, or any combination of these. Note that we define a “hidden” file or directory as one whose name begins with a dot (.).</text:p>
      <text:p text:style-name="P3">The exercise is quite challenging. You will need to read the <text:span text:style-name="Console">optparse</text:span> documentation to see how to provide options that set a <text:span text:style-name="Console">True</text:span> value, and how to offer a fixed list of choices. If the user sets the recursive option you will need to process the files (but not the directories) using <text:span text:style-name="Console">os.walk()</text:span>; otherwise, you will have to use <text:span text:style-name="Console">os.listdir()</text:span> and process both files and directories yourself.</text:p>
      <text:p text:style-name="P3">One rather tricky aspect is avoiding hidden directories when recursing. They can be cut out of <text:span text:style-name="Console">os.walk()</text:span>’s <text:span text:style-name="T1">dirs</text:span> list—and therefore skipped by <text:span text:style-name="Console">os.walk()</text:span>—by modifying that <text:span text:style-name="T1">list</text:span>. But be careful not to assign to the <text:span text:style-name="T1">dirs</text:span> variable itself, since that won’t change the <text:span text:style-name="T1">list</text:span> it refers to but will simply (and uselessly) replace it; the approach used in the model solution is to assign to a slice of the <text:soft-page-break/>whole <text:span text:style-name="T1">list</text:span>, that is, <text:span text:style-name="Inline_20_Code">dirs[:] = [dir for dir in dirs if not dir.startswith(".")]</text:span>.</text:p>
      <text:p text:style-name="P3"><draw:frame text:anchor-type="paragraph" draw:z-index="34" draw:name="p234 jump" draw:style-name="gr13" draw:text-style-name="P5" svg:width="1.571cm" svg:height="2.28cm" svg:x="-1.6cm" svg:y="-0.721cm"><draw:text-box draw:corner-radius="0.199cm"><text:p text:style-name="P4"><text:span text:style-name="T25">locale.­set­locale()</text:span></text:p><text:p><text:span text:style-name="T3"><text:a xlink:href="#locale.setlocale" xlink:type="simple">88 ⮜</text:a></text:span></text:p></draw:text-box></draw:frame>The best way to get grouping characters in the file sizes is to import the <text:span text:style-name="T1">locale module</text:span>, call <text:span text:style-name="Console">locale.setlocale()</text:span> to get the user’s default locale, and use the <text:span text:style-name="T1">n format</text:span> character. Overall, <text:span text:style-name="Filename">ls.py</text:span> is about 130 lines split over four fu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style:font-name="FreeSerif"/>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Modules and Packages</text:chapter><text:tab/><text:page-number text:select-page="current">3</text:page-number></text:p>
      </style:header>
      <style:header-left>
        <text:p text:style-name="MP2"><text:page-number text:select-page="current">4</text:page-number><text:tab/><text:chapter text:display="number-and-name" text:outline-level="1">5 Modules</text:chapter></text:p>
      </style:header-left>
      <style:header-first>
        <text:p text:style-name="MP2"><text:page-number text:select-page="current">2</text:page-number><text:tab/><text:chapter text:display="number-and-name" text:outline-level="1">5 Modul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4"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6"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5-chapterr" text:anchor-type="paragraph" svg:x="0cm" svg:y="0cm" svg:width="2.431cm" svg:height="4.001cm" draw:z-index="11"><draw:text-box><text:p text:style-name="MP15"><text:span text:style-name="Caption_20_characters"><text:span text:style-name="MT5"><text:chapter text:display="number" text:outline-level="1">5</text:chapter></text:span></text:span></text:p></draw:text-box></draw:frame><draw:frame text:anchor-type="paragraph" draw:z-index="4" draw:name="c05 summary" draw:style-name="Mgr2" draw:text-style-name="MP18" svg:width="7.94cm" svg:height="3.851cm" svg:x="8.931cm" svg:y="0.049cm"><draw:text-box><text:p text:style-name="MP22"><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4"><text:page-number text:select-page="current">1</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5" draw:name="c06 summary" draw:style-name="Mgr2" draw:text-style-name="MP18" svg:width="7.94cm" svg:height="3.851cm" svg:x="8.931cm" svg:y="0.049cm"><draw:text-box><text:p text:style-name="MP26"><text:span text:style-name="MT2"><text:tab/></text:span><text:span text:style-name="MT4">● </text:span><text:span text:style-name="MT4">The Object-Oriented Approach</text:span></text:p><text:p text:style-name="MP27"><text:span text:style-name="MT4">● </text:span><text:span text:style-name="MT4">Custom Classes</text:span></text:p><text:p text:style-name="MP27"><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6" draw:name="c07 summary" draw:style-name="Mgr2" draw:text-style-name="MP18" svg:width="7.94cm" svg:height="3.851cm" svg:x="8.931cm" svg:y="0.049cm"><draw:text-box><text:p text:style-name="MP29"><text:span text:style-name="MT2"><text:tab/></text:span></text:p><text:p text:style-name="MP17"><text:span text:style-name="MT4">● </text:span><text:span text:style-name="MT4">Writing and Reading Binary Data</text:span></text:p><text:p text:style-name="MP27"><text:span text:style-name="MT4">● </text:span><text:span text:style-name="MT4">Writing and Parsing Text Files</text:span></text:p><text:p text:style-name="MP30"><text:span text:style-name="MT4">● </text:span><text:span text:style-name="MT4">Writing and Parsing </text:span><text:span text:style-name="MT7">xml</text:span><text:span text:style-name="MT4"> Files</text:span></text:p><text:p text:style-name="MP30"><text:span text:style-name="MT4">● </text:span><text:span text:style-name="MT4">Random Access Binary Files</text:span></text:p><text:p text:style-name="MP17"><text:span text:style-name="MT4"/></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7" draw:name="c08 summary" draw:style-name="Mgr2" draw:text-style-name="MP18" svg:width="7.94cm" svg:height="3.851cm" svg:x="8.931cm" svg:y="0.049cm"><draw:text-box><text:p text:style-name="MP29"><text:span text:style-name="MT2"><text:tab/></text:span></text:p><text:p text:style-name="MP17"><text:span text:style-name="MT4">● </text:span><text:span text:style-name="MT4">Further Procedural Programming</text:span></text:p><text:p text:style-name="MP27"><text:span text:style-name="MT4">● </text:span><text:span text:style-name="MT4">Further Object-Oriented Programming</text:span></text:p><text:p text:style-name="MP30"><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8" draw:name="c09 summary" draw:style-name="Mgr2" draw:text-style-name="MP18" svg:width="7.94cm" svg:height="3.851cm" svg:x="8.931cm" svg:y="0.049cm"><draw:text-box><text:p text:style-name="MP29"><text:span text:style-name="MT2"><text:tab/></text:span></text:p><text:p text:style-name="MP17"><text:span text:style-name="MT4">● </text:span><text:span text:style-name="MT4">Debugging</text:span></text:p><text:p text:style-name="MP27"><text:span text:style-name="MT4">● </text:span><text:span text:style-name="MT4">Unit Testing</text:span></text:p><text:p text:style-name="MP30"><text:span text:style-name="MT4">● </text:span><text:span text:style-name="MT4">Profiling</text:span></text:p><text:p text:style-name="MP17"><text:span text:style-name="MT4"/></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2"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3"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4"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5"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6T14:46:12.461065795</dc:date>
    <meta:editing-duration>PT2H40M2S</meta:editing-duration>
    <meta:editing-cycles>9</meta:editing-cycles>
    <meta:generator>LibreOffice/24.8.3.2$Linux_X86_64 LibreOffice_project/48a6bac9e7e268aeb4c3483fcf825c94556d9f92</meta:generator>
    <meta:document-statistic meta:table-count="2" meta:image-count="2" meta:object-count="0" meta:page-count="38" meta:paragraph-count="660" meta:word-count="14347" meta:character-count="89460" meta:non-whitespace-character-count="75205"/>
  </office:meta>
</office:document-meta>
</file>